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09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2.4709in"/>
    </style:style>
    <style:style style:name="co5" style:family="table-column">
      <style:table-column-properties fo:break-before="auto" style:column-width="1.6839in"/>
    </style:style>
    <style:style style:name="co6" style:family="table-column">
      <style:table-column-properties fo:break-before="auto" style:column-width="1.6626in"/>
    </style:style>
    <style:style style:name="co7" style:family="table-column">
      <style:table-column-properties fo:break-before="auto" style:column-width="1.0071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961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0.9173in"/>
    </style:style>
    <style:style style:name="co13" style:family="table-column">
      <style:table-column-properties fo:break-before="auto" style:column-width="1.3437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8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12" table:number-columns-repeated="3" table:default-cell-style-name="Default"/>
        <table:table-row table:style-name="ro3">
          <table:table-cell office:value-type="string">
            <text:p>Problem ID</text:p>
          </table:table-cell>
          <table:table-cell office:value-type="string">
            <text:p>Items count</text:p>
          </table:table-cell>
          <table:table-cell office:value-type="string">
            <text:p>Cost to weight ration heuristics result</text:p>
          </table:table-cell>
          <table:table-cell office:value-type="string">
            <text:p>Time [s]</text:p>
          </table:table-cell>
          <table:table-cell office:value-type="string">
            <text:p>Branch and bound result</text:p>
          </table:table-cell>
          <table:table-cell office:value-type="string">
            <text:p>Time [s]</text:p>
          </table:table-cell>
          <table:table-cell office:value-type="string">
            <text:p>Dynamic programming by cost result</text:p>
          </table:table-cell>
          <table:table-cell office:value-type="string">
            <text:p>Time [s]</text:p>
          </table:table-cell>
          <table:table-cell office:value-type="string">
            <text:p>One category</text:p>
          </table:table-cell>
          <table:table-cell office:value-type="string">
            <text:p>Maximálna cena</text:p>
          </table:table-cell>
          <table:table-cell office:value-type="string">
            <text:p>Priemerný čas heuristika</text:p>
          </table:table-cell>
          <table:table-cell office:value-type="string">
            <text:p>Priemerný čas branch and bounds</text:p>
          </table:table-cell>
          <table:table-cell office:value-type="string">
            <text:p>Priemený čas dynamické programovanie – podľa ceny</text:p>
          </table:table-cell>
          <table:table-cell office:value-type="string">
            <text:p>IDMAX</text:p>
          </table:table-cell>
          <table:table-cell office:value-type="string">
            <text:p>Cum Sum Heur</text:p>
          </table:table-cell>
          <table:table-cell office:value-type="string">
            <text:p>Cum Sum BAB</text:p>
          </table:table-cell>
          <table:table-cell office:value-type="string">
            <text:p>Cum Sum Dyn</text:p>
          </table:table-cell>
          <table:table-cell/>
          <table:table-cell office:value-type="string">
            <text:p>Cum sum error</text:p>
          </table:table-cell>
          <table:table-cell office:value-type="string">
            <text:p>Heuristika error</text:p>
          </table:table-cell>
          <table:table-cell/>
          <table:table-cell office:value-type="string">
            <text:p>Maximálna váha</text:p>
          </table:table-cell>
          <table:table-cell office:value-type="string">
            <text:p>Priemerná relatívna chyba heuristika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534">
            <text:p>534</text:p>
          </table:table-cell>
          <table:table-cell office:value-type="float" office:value="0.0000303233165311059">
            <text:p>3.03233165311059E-005</text:p>
          </table:table-cell>
          <table:table-cell office:value-type="float" office:value="559">
            <text:p>559</text:p>
          </table:table-cell>
          <table:table-cell office:value-type="float" office:value="0.0643306827644602">
            <text:p>0.0643306828</text:p>
          </table:table-cell>
          <table:table-cell office:value-type="float" office:value="559">
            <text:p>559</text:p>
          </table:table-cell>
          <table:table-cell office:value-type="float" office:value="0.00762701387641616">
            <text:p>0.0076270139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table:formula="of:=[.O2]/[.$I$2]" office:value-type="float" office:value="0.0000239320944314728">
            <text:p>2.39320944314728E-005</text:p>
          </table:table-cell>
          <table:table-cell table:formula="of:=[.P2]/[.$I$2]" office:value-type="float" office:value="0.0643820457975382">
            <text:p>0.0643820458</text:p>
          </table:table-cell>
          <table:table-cell table:formula="of:=[.Q2]/[.$I$2]" office:value-type="float" office:value="0.00749862961934907">
            <text:p>0.0074986296</text:p>
          </table:table-cell>
          <table:table-cell table:formula="of:=[.J2] * 100" office:value-type="float" office:value="10">
            <text:p>10</text:p>
          </table:table-cell>
          <table:table-cell table:formula="of:=SUMIF([.$A$2:.$A$100000];&quot;&lt;&quot;&amp;[.$N2];[.$D$2:.$D$100000])" office:value-type="float" office:value="0.000239320944314728">
            <text:p>0.0002393209</text:p>
          </table:table-cell>
          <table:table-cell table:formula="of:=SUMIF([.$A$2:.$A$100000];&quot;&lt;&quot;&amp;[.$N2];[.$F$2:.$F$100000])" office:value-type="float" office:value="0.643820457975382">
            <text:p>0.643820458</text:p>
          </table:table-cell>
          <table:table-cell table:formula="of:=SUMIF([.$A$2:.$A$100000];&quot;&lt;&quot;&amp;[.$N2];[.$H$2:.$H$100000])" office:value-type="float" office:value="0.0749862961934907">
            <text:p>0.0749862962</text:p>
          </table:table-cell>
          <table:table-cell/>
          <table:table-cell table:formula="of:=SUMIF([.$A$2:.$A$100000];&quot;&lt;&quot;&amp;[.$N2];[.$T$2:.$T$100000])" office:value-type="float" office:value="0.144448543586229">
            <text:p>0.1444485436</text:p>
          </table:table-cell>
          <table:table-cell table:formula="of:=([.G2]-[.C2])/[.C2]" office:value-type="float" office:value="0.0468164794007491">
            <text:p>0.0468164794</text:p>
          </table:table-cell>
          <table:table-cell/>
          <table:table-cell office:value-type="float" office:value="0.1">
            <text:p>0.1</text:p>
          </table:table-cell>
          <table:table-cell office:value-type="float" office:value="0.023">
            <text:p>0.02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518">
            <text:p>518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525">
            <text:p>525</text:p>
          </table:table-cell>
          <table:table-cell office:value-type="float" office:value="0.0483908815454628">
            <text:p>0.0483908815</text:p>
          </table:table-cell>
          <table:table-cell office:value-type="float" office:value="525">
            <text:p>525</text:p>
          </table:table-cell>
          <table:table-cell office:value-type="float" office:value="0.00691278314396811">
            <text:p>0.0069127831</text:p>
          </table:table-cell>
          <table:table-cell/>
          <table:table-cell office:value-type="float" office:value="0.2">
            <text:p>0.2</text:p>
          </table:table-cell>
          <table:table-cell table:formula="of:=([.O3]-[.O2])/[.$I$2]" office:value-type="float" office:value="0.0000260314009605494">
            <text:p>2.60314009605494E-005</text:p>
          </table:table-cell>
          <table:table-cell table:formula="of:=([.P3]-[.P2])/[.$I$2]" office:value-type="float" office:value="0.052823357350955">
            <text:p>0.0528233574</text:p>
          </table:table-cell>
          <table:table-cell table:formula="of:=([.Q3]-[.Q2])/[.$I$2]" office:value-type="float" office:value="0.00794186320452144">
            <text:p>0.0079418632</text:p>
          </table:table-cell>
          <table:table-cell table:formula="of:=[.J3] * 100" office:value-type="float" office:value="20">
            <text:p>20</text:p>
          </table:table-cell>
          <table:table-cell table:formula="of:=SUMIF([.$A$2:.$A$100000];&quot;&lt;&quot;&amp;[.$N3];[.$D$2:.$D$100000])" office:value-type="float" office:value="0.000499634953920222">
            <text:p>0.000499635</text:p>
          </table:table-cell>
          <table:table-cell table:formula="of:=SUMIF([.$A$2:.$A$100000];&quot;&lt;&quot;&amp;[.$N3];[.$F$2:.$F$100000])" office:value-type="float" office:value="1.17205403148493">
            <text:p>1.1720540315</text:p>
          </table:table-cell>
          <table:table-cell table:formula="of:=SUMIF([.$A$2:.$A$100000];&quot;&lt;&quot;&amp;[.$N3];[.$H$2:.$H$100000])" office:value-type="float" office:value="0.154404928238705">
            <text:p>0.1544049282</text:p>
          </table:table-cell>
          <table:table-cell/>
          <table:table-cell table:formula="of:=SUMIF([.$A$2:.$A$100000];&quot;&lt;&quot;&amp;[.$N3];[.$T$2:.$T$100000])" office:value-type="float" office:value="0.31045713525471">
            <text:p>0.3104571353</text:p>
          </table:table-cell>
          <table:table-cell table:formula="of:=([.G3]-[.C3])/[.C3]" office:value-type="float" office:value="0.0135135135135135">
            <text:p>0.0135135135</text:p>
          </table:table-cell>
          <table:table-cell/>
          <table:table-cell office:value-type="float" office:value="0.2">
            <text:p>0.2</text:p>
          </table:table-cell>
          <table:table-cell office:value-type="float" office:value="0.0212354">
            <text:p>0.02123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693">
            <text:p>693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698">
            <text:p>698</text:p>
          </table:table-cell>
          <table:table-cell office:value-type="float" office:value="0.0518584694189353">
            <text:p>0.0518584694</text:p>
          </table:table-cell>
          <table:table-cell office:value-type="float" office:value="698">
            <text:p>698</text:p>
          </table:table-cell>
          <table:table-cell office:value-type="float" office:value="0.00783227940370364">
            <text:p>0.0078322794</text:p>
          </table:table-cell>
          <table:table-cell/>
          <table:table-cell office:value-type="float" office:value="0.3">
            <text:p>0.3</text:p>
          </table:table-cell>
          <table:table-cell table:formula="of:=([.O4]-[.O3])/[.$I$2]" office:value-type="float" office:value="0.0000263579597539613">
            <text:p>0.000026358</text:p>
          </table:table-cell>
          <table:table-cell office:value-type="float" office:value="0.0456">
            <text:p>0.0456</text:p>
          </table:table-cell>
          <table:table-cell table:formula="of:=([.Q4]-[.Q3])/[.$I$2]" office:value-type="float" office:value="0.00866971610378038">
            <text:p>0.0086697161</text:p>
          </table:table-cell>
          <table:table-cell table:formula="of:=[.J4] * 100" office:value-type="float" office:value="30">
            <text:p>30</text:p>
          </table:table-cell>
          <table:table-cell table:formula="of:=SUMIF([.$A$2:.$A$100000];&quot;&lt;&quot;&amp;[.$N4];[.$D$2:.$D$100000])" office:value-type="float" office:value="0.000763214551459834">
            <text:p>0.0007632146</text:p>
          </table:table-cell>
          <table:table-cell table:formula="of:=SUMIF([.$A$2:.$A$100000];&quot;&lt;&quot;&amp;[.$N4];[.$F$2:.$F$100000])" office:value-type="float" office:value="1.85570673154301">
            <text:p>1.8557067315</text:p>
          </table:table-cell>
          <table:table-cell table:formula="of:=SUMIF([.$A$2:.$A$100000];&quot;&lt;&quot;&amp;[.$N4];[.$H$2:.$H$100000])" office:value-type="float" office:value="0.241102089276509">
            <text:p>0.2411020893</text:p>
          </table:table-cell>
          <table:table-cell/>
          <table:table-cell table:formula="of:=SUMIF([.$A$2:.$A$100000];&quot;&lt;&quot;&amp;[.$N4];[.$T$2:.$T$100000])" office:value-type="float" office:value="0.397752000310409">
            <text:p>0.3977520003</text:p>
          </table:table-cell>
          <table:table-cell table:formula="of:=([.G4]-[.C4])/[.C4]" office:value-type="float" office:value="0.00721500721500721">
            <text:p>0.0072150072</text:p>
          </table:table-cell>
          <table:table-cell/>
          <table:table-cell office:value-type="float" office:value="0.3">
            <text:p>0.3</text:p>
          </table:table-cell>
          <table:table-cell office:value-type="float" office:value="0.01745456">
            <text:p>0.01745456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729">
            <text:p>729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738">
            <text:p>738</text:p>
          </table:table-cell>
          <table:table-cell office:value-type="float" office:value="0.0199480771518475">
            <text:p>0.0199480772</text:p>
          </table:table-cell>
          <table:table-cell office:value-type="float" office:value="738">
            <text:p>738</text:p>
          </table:table-cell>
          <table:table-cell office:value-type="float" office:value="0.00660768392840898">
            <text:p>0.0066076839</text:p>
          </table:table-cell>
          <table:table-cell/>
          <table:table-cell office:value-type="float" office:value="0.4">
            <text:p>0.4</text:p>
          </table:table-cell>
          <table:table-cell table:formula="of:=([.O5]-[.O4])/[.$I$2]" office:value-type="float" office:value="0.0000241653507124813">
            <text:p>2.41653507124813E-005</text:p>
          </table:table-cell>
          <table:table-cell table:formula="of:=([.P5]-[.P4])/[.$I$2]" office:value-type="float" office:value="0.0415076752979265">
            <text:p>0.0415076753</text:p>
          </table:table-cell>
          <table:table-cell table:formula="of:=([.Q5]-[.Q4])/[.$I$2]" office:value-type="float" office:value="0.00764800694170692">
            <text:p>0.0076480069</text:p>
          </table:table-cell>
          <table:table-cell table:formula="of:=[.J5] * 100" office:value-type="float" office:value="40">
            <text:p>40</text:p>
          </table:table-cell>
          <table:table-cell table:formula="of:=SUMIF([.$A$2:.$A$100000];&quot;&lt;&quot;&amp;[.$N5];[.$D$2:.$D$100000])" office:value-type="float" office:value="0.00100486805858465">
            <text:p>0.0010048681</text:p>
          </table:table-cell>
          <table:table-cell table:formula="of:=SUMIF([.$A$2:.$A$100000];&quot;&lt;&quot;&amp;[.$N5];[.$F$2:.$F$100000])" office:value-type="float" office:value="2.27078348452228">
            <text:p>2.2707834845</text:p>
          </table:table-cell>
          <table:table-cell table:formula="of:=SUMIF([.$A$2:.$A$100000];&quot;&lt;&quot;&amp;[.$N5];[.$H$2:.$H$100000])" office:value-type="float" office:value="0.317582158693578">
            <text:p>0.3175821587</text:p>
          </table:table-cell>
          <table:table-cell/>
          <table:table-cell table:formula="of:=SUMIF([.$A$2:.$A$100000];&quot;&lt;&quot;&amp;[.$N5];[.$T$2:.$T$100000])" office:value-type="float" office:value="0.474513574597076">
            <text:p>0.4745135746</text:p>
          </table:table-cell>
          <table:table-cell table:formula="of:=([.G5]-[.C5])/[.C5]" office:value-type="float" office:value="0.0123456790123457">
            <text:p>0.012345679</text:p>
          </table:table-cell>
          <table:table-cell/>
          <table:table-cell office:value-type="float" office:value="0.4">
            <text:p>0.4</text:p>
          </table:table-cell>
          <table:table-cell office:value-type="float" office:value="0.015155466">
            <text:p>0.01515546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99">
            <text:p>599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609">
            <text:p>609</text:p>
          </table:table-cell>
          <table:table-cell office:value-type="float" office:value="0.108734747954926">
            <text:p>0.108734748</text:p>
          </table:table-cell>
          <table:table-cell office:value-type="float" office:value="609">
            <text:p>609</text:p>
          </table:table-cell>
          <table:table-cell office:value-type="float" office:value="0.00888893035667218">
            <text:p>0.0088889304</text:p>
          </table:table-cell>
          <table:table-cell/>
          <table:table-cell office:value-type="float" office:value="0.5">
            <text:p>0.5</text:p>
          </table:table-cell>
          <table:table-cell table:formula="of:=([.O6]-[.O5])/[.$I$2]" office:value-type="float" office:value="0.0000243519557372881">
            <text:p>0.000024352</text:p>
          </table:table-cell>
          <table:table-cell office:value-type="float" office:value="0.038">
            <text:p>0.038</text:p>
          </table:table-cell>
          <table:table-cell table:formula="of:=([.Q6]-[.Q5])/[.$I$2]" office:value-type="float" office:value="0.00863701357318299">
            <text:p>0.0086370136</text:p>
          </table:table-cell>
          <table:table-cell table:formula="of:=[.J6] * 100" office:value-type="float" office:value="50">
            <text:p>50</text:p>
          </table:table-cell>
          <table:table-cell table:formula="of:=SUMIF([.$A$2:.$A$100000];&quot;&lt;&quot;&amp;[.$N6];[.$D$2:.$D$100000])" office:value-type="float" office:value="0.00124838761595753">
            <text:p>0.0012483876</text:p>
          </table:table-cell>
          <table:table-cell table:formula="of:=SUMIF([.$A$2:.$A$100000];&quot;&lt;&quot;&amp;[.$N6];[.$F$2:.$F$100000])" office:value-type="float" office:value="2.81545742722987">
            <text:p>2.8154574272</text:p>
          </table:table-cell>
          <table:table-cell table:formula="of:=SUMIF([.$A$2:.$A$100000];&quot;&lt;&quot;&amp;[.$N6];[.$H$2:.$H$100000])" office:value-type="float" office:value="0.403952294425408">
            <text:p>0.4039522944</text:p>
          </table:table-cell>
          <table:table-cell/>
          <table:table-cell table:formula="of:=SUMIF([.$A$2:.$A$100000];&quot;&lt;&quot;&amp;[.$N6];[.$T$2:.$T$100000])" office:value-type="float" office:value="0.595158883742601">
            <text:p>0.5951588837</text:p>
          </table:table-cell>
          <table:table-cell table:formula="of:=([.G6]-[.C6])/[.C6]" office:value-type="float" office:value="0.0166944908180301">
            <text:p>0.0166944908</text:p>
          </table:table-cell>
          <table:table-cell/>
          <table:table-cell office:value-type="float" office:value="0.5">
            <text:p>0.5</text:p>
          </table:table-cell>
          <table:table-cell table:formula="of:=([.S6]-[.S5])/[.$I$2]" office:value-type="float" office:value="0.0120645309145525">
            <text:p>0.0120645309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606">
            <text:p>606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609">
            <text:p>609</text:p>
          </table:table-cell>
          <table:table-cell office:value-type="float" office:value="0.109133149682888">
            <text:p>0.1091331497</text:p>
          </table:table-cell>
          <table:table-cell office:value-type="float" office:value="609">
            <text:p>609</text:p>
          </table:table-cell>
          <table:table-cell office:value-type="float" office:value="0.0078859283483356">
            <text:p>0.0078859283</text:p>
          </table:table-cell>
          <table:table-cell/>
          <table:table-cell office:value-type="float" office:value="0.6">
            <text:p>0.6</text:p>
          </table:table-cell>
          <table:table-cell table:formula="of:=([.O7]-[.O6])/[.$I$2]" office:value-type="float" office:value="0.0000247251657869017">
            <text:p>2.47251657869017E-005</text:p>
          </table:table-cell>
          <table:table-cell office:value-type="float" office:value="0.035">
            <text:p>0.035</text:p>
          </table:table-cell>
          <table:table-cell table:formula="of:=([.Q7]-[.Q6])/[.$I$2]" office:value-type="float" office:value="0.0091005404548031">
            <text:p>0.0091005405</text:p>
          </table:table-cell>
          <table:table-cell table:formula="of:=[.J7] * 100" office:value-type="float" office:value="60">
            <text:p>60</text:p>
          </table:table-cell>
          <table:table-cell table:formula="of:=SUMIF([.$A$2:.$A$100000];&quot;&lt;&quot;&amp;[.$N7];[.$D$2:.$D$100000])" office:value-type="float" office:value="0.00149563927382655">
            <text:p>0.0014956393</text:p>
          </table:table-cell>
          <table:table-cell table:formula="of:=SUMIF([.$A$2:.$A$100000];&quot;&lt;&quot;&amp;[.$N7];[.$F$2:.$F$100000])" office:value-type="float" office:value="3.57132720491331">
            <text:p>3.5713272049</text:p>
          </table:table-cell>
          <table:table-cell table:formula="of:=SUMIF([.$A$2:.$A$100000];&quot;&lt;&quot;&amp;[.$N7];[.$H$2:.$H$100000])" office:value-type="float" office:value="0.494957698973439">
            <text:p>0.494957699</text:p>
          </table:table-cell>
          <table:table-cell/>
          <table:table-cell table:formula="of:=SUMIF([.$A$2:.$A$100000];&quot;&lt;&quot;&amp;[.$N7];[.$T$2:.$T$100000])" office:value-type="float" office:value="0.764192348945407">
            <text:p>0.7641923489</text:p>
          </table:table-cell>
          <table:table-cell table:formula="of:=([.G7]-[.C7])/[.C7]" office:value-type="float" office:value="0.00495049504950495">
            <text:p>0.004950495</text:p>
          </table:table-cell>
          <table:table-cell/>
          <table:table-cell office:value-type="float" office:value="0.6">
            <text:p>0.6</text:p>
          </table:table-cell>
          <table:table-cell office:value-type="float" office:value="0.011415646">
            <text:p>0.01141564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660">
            <text:p>660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673">
            <text:p>673</text:p>
          </table:table-cell>
          <table:table-cell office:value-type="float" office:value="0.0429914651526779">
            <text:p>0.0429914652</text:p>
          </table:table-cell>
          <table:table-cell office:value-type="float" office:value="673">
            <text:p>673</text:p>
          </table:table-cell>
          <table:table-cell office:value-type="float" office:value="0.00702894477191035">
            <text:p>0.0070289448</text:p>
          </table:table-cell>
          <table:table-cell/>
          <table:table-cell office:value-type="float" office:value="0.7">
            <text:p>0.7</text:p>
          </table:table-cell>
          <table:table-cell table:formula="of:=([.O8]-[.O7])/[.$I$2]" office:value-type="float" office:value="0.0000238387919190694">
            <text:p>2.38387919190694E-005</text:p>
          </table:table-cell>
          <table:table-cell office:value-type="float" office:value="0.03">
            <text:p>0.03</text:p>
          </table:table-cell>
          <table:table-cell table:formula="of:=([.Q8]-[.Q7])/[.$I$2]" office:value-type="float" office:value="0.00817642572070359">
            <text:p>0.0081764257</text:p>
          </table:table-cell>
          <table:table-cell table:formula="of:=[.J8] * 100" office:value-type="float" office:value="70">
            <text:p>70</text:p>
          </table:table-cell>
          <table:table-cell table:formula="of:=SUMIF([.$A$2:.$A$100000];&quot;&lt;&quot;&amp;[.$N8];[.$D$2:.$D$100000])" office:value-type="float" office:value="0.00173402719301724">
            <text:p>0.0017340272</text:p>
          </table:table-cell>
          <table:table-cell table:formula="of:=SUMIF([.$A$2:.$A$100000];&quot;&lt;&quot;&amp;[.$N8];[.$F$2:.$F$100000])" office:value-type="float" office:value="4.04090615400046">
            <text:p>4.040906154</text:p>
          </table:table-cell>
          <table:table-cell table:formula="of:=SUMIF([.$A$2:.$A$100000];&quot;&lt;&quot;&amp;[.$N8];[.$H$2:.$H$100000])" office:value-type="float" office:value="0.576721956180475">
            <text:p>0.5767219562</text:p>
          </table:table-cell>
          <table:table-cell/>
          <table:table-cell table:formula="of:=SUMIF([.$A$2:.$A$100000];&quot;&lt;&quot;&amp;[.$N8];[.$T$2:.$T$100000])" office:value-type="float" office:value="0.89164238834301">
            <text:p>0.8916423883</text:p>
          </table:table-cell>
          <table:table-cell table:formula="of:=([.G8]-[.C8])/[.C8]" office:value-type="float" office:value="0.0196969696969697">
            <text:p>0.0196969697</text:p>
          </table:table-cell>
          <table:table-cell/>
          <table:table-cell office:value-type="float" office:value="0.7">
            <text:p>0.7</text:p>
          </table:table-cell>
          <table:table-cell office:value-type="float" office:value="0.008897979">
            <text:p>0.00889797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620">
            <text:p>620</text:p>
          </table:table-cell>
          <table:table-cell office:value-type="float" office:value="0.0000214595778527826">
            <text:p>2.14595778527826E-005</text:p>
          </table:table-cell>
          <table:table-cell office:value-type="float" office:value="620">
            <text:p>620</text:p>
          </table:table-cell>
          <table:table-cell office:value-type="float" office:value="0.0257034426294514">
            <text:p>0.0257034426</text:p>
          </table:table-cell>
          <table:table-cell office:value-type="float" office:value="620">
            <text:p>620</text:p>
          </table:table-cell>
          <table:table-cell office:value-type="float" office:value="0.00680781781751428">
            <text:p>0.0068078178</text:p>
          </table:table-cell>
          <table:table-cell/>
          <table:table-cell office:value-type="float" office:value="0.8">
            <text:p>0.8</text:p>
          </table:table-cell>
          <table:table-cell table:formula="of:=([.O9]-[.O8])/[.$I$2]" office:value-type="float" office:value="0.0000243519557372882">
            <text:p>0.000024352</text:p>
          </table:table-cell>
          <table:table-cell office:value-type="float" office:value="0.0295">
            <text:p>0.0295</text:p>
          </table:table-cell>
          <table:table-cell table:formula="of:=([.Q9]-[.Q8])/[.$I$2]" office:value-type="float" office:value="0.00893954696965104">
            <text:p>0.008939547</text:p>
          </table:table-cell>
          <table:table-cell table:formula="of:=[.J9] * 100" office:value-type="float" office:value="80">
            <text:p>80</text:p>
          </table:table-cell>
          <table:table-cell table:formula="of:=SUMIF([.$A$2:.$A$100000];&quot;&lt;&quot;&amp;[.$N9];[.$D$2:.$D$100000])" office:value-type="float" office:value="0.00197754675039012">
            <text:p>0.0019775468</text:p>
          </table:table-cell>
          <table:table-cell table:formula="of:=SUMIF([.$A$2:.$A$100000];&quot;&lt;&quot;&amp;[.$N9];[.$F$2:.$F$100000])" office:value-type="float" office:value="4.56365727188119">
            <text:p>4.5636572719</text:p>
          </table:table-cell>
          <table:table-cell table:formula="of:=SUMIF([.$A$2:.$A$100000];&quot;&lt;&quot;&amp;[.$N9];[.$H$2:.$H$100000])" office:value-type="float" office:value="0.666117425876985">
            <text:p>0.6661174259</text:p>
          </table:table-cell>
          <table:table-cell/>
          <table:table-cell table:formula="of:=SUMIF([.$A$2:.$A$100000];&quot;&lt;&quot;&amp;[.$N9];[.$T$2:.$T$100000])" office:value-type="float" office:value="0.92428180942672">
            <text:p>0.9242818094</text:p>
          </table:table-cell>
          <table:table-cell table:formula="of:=([.G9]-[.C9])/[.C9]" office:value-type="float" office:value="0">
            <text:p>0</text:p>
          </table:table-cell>
          <table:table-cell/>
          <table:table-cell office:value-type="float" office:value="0.8">
            <text:p>0.8</text:p>
          </table:table-cell>
          <table:table-cell table:formula="of:=([.S9]-[.S8])/[.$I$2]" office:value-type="float" office:value="0.00326394210837091">
            <text:p>0.00326394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453">
            <text:p>453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454">
            <text:p>454</text:p>
          </table:table-cell>
          <table:table-cell office:value-type="float" office:value="0.105185053870538">
            <text:p>0.1051850539</text:p>
          </table:table-cell>
          <table:table-cell office:value-type="float" office:value="454">
            <text:p>454</text:p>
          </table:table-cell>
          <table:table-cell office:value-type="float" office:value="0.00728132806796155">
            <text:p>0.0072813281</text:p>
          </table:table-cell>
          <table:table-cell/>
          <table:table-cell office:value-type="float" office:value="0.9">
            <text:p>0.9</text:p>
          </table:table-cell>
          <table:table-cell table:formula="of:=([.O10]-[.O9])/[.$I$2]" office:value-type="float" office:value="0.0000238854431752711">
            <text:p>2.38854431752711E-005</text:p>
          </table:table-cell>
          <table:table-cell office:value-type="float" office:value="0.0285">
            <text:p>0.0285</text:p>
          </table:table-cell>
          <table:table-cell table:formula="of:=([.Q10]-[.Q9])/[.$I$2]" office:value-type="float" office:value="0.00874543109259576">
            <text:p>0.0087454311</text:p>
          </table:table-cell>
          <table:table-cell table:formula="of:=[.J10] * 100" office:value-type="float" office:value="90">
            <text:p>90</text:p>
          </table:table-cell>
          <table:table-cell table:formula="of:=SUMIF([.$A$2:.$A$100000];&quot;&lt;&quot;&amp;[.$N10];[.$D$2:.$D$100000])" office:value-type="float" office:value="0.00221640118214283">
            <text:p>0.0022164012</text:p>
          </table:table-cell>
          <table:table-cell table:formula="of:=SUMIF([.$A$2:.$A$100000];&quot;&lt;&quot;&amp;[.$N10];[.$F$2:.$F$100000])" office:value-type="float" office:value="5.00828572961398">
            <text:p>5.0082857296</text:p>
          </table:table-cell>
          <table:table-cell table:formula="of:=SUMIF([.$A$2:.$A$100000];&quot;&lt;&quot;&amp;[.$N10];[.$H$2:.$H$100000])" office:value-type="float" office:value="0.753571736802943">
            <text:p>0.7535717368</text:p>
          </table:table-cell>
          <table:table-cell/>
          <table:table-cell table:formula="of:=SUMIF([.$A$2:.$A$100000];&quot;&lt;&quot;&amp;[.$N10];[.$T$2:.$T$100000])" office:value-type="float" office:value="1.13515657267557">
            <text:p>1.1351565727</text:p>
          </table:table-cell>
          <table:table-cell table:formula="of:=([.G10]-[.C10])/[.C10]" office:value-type="float" office:value="0.0022075055187638">
            <text:p>0.0022075055</text:p>
          </table:table-cell>
          <table:table-cell/>
          <table:table-cell office:value-type="float" office:value="0.9">
            <text:p>0.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476">
            <text:p>476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486">
            <text:p>486</text:p>
          </table:table-cell>
          <table:table-cell office:value-type="float" office:value="0.0675444878041954">
            <text:p>0.0675444878</text:p>
          </table:table-cell>
          <table:table-cell office:value-type="float" office:value="486">
            <text:p>486</text:p>
          </table:table-cell>
          <table:table-cell office:value-type="float" office:value="0.0081135864785999">
            <text:p>0.0081135865</text:p>
          </table:table-cell>
          <table:table-cell table:number-columns-repeated="11"/>
          <table:table-cell table:formula="of:=([.G11]-[.C11])/[.C11]" office:value-type="float" office:value="0.0210084033613445">
            <text:p>0.0210084034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521">
            <text:p>521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25">
            <text:p>525</text:p>
          </table:table-cell>
          <table:table-cell office:value-type="float" office:value="0.0211078273810218">
            <text:p>0.0211078274</text:p>
          </table:table-cell>
          <table:table-cell office:value-type="float" office:value="525">
            <text:p>525</text:p>
          </table:table-cell>
          <table:table-cell office:value-type="float" office:value="0.0077790969716337">
            <text:p>0.007779097</text:p>
          </table:table-cell>
          <table:table-cell table:number-columns-repeated="11"/>
          <table:table-cell table:formula="of:=([.G12]-[.C12])/[.C12]" office:value-type="float" office:value="0.00767754318618042">
            <text:p>0.0076775432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607">
            <text:p>607</text:p>
          </table:table-cell>
          <table:table-cell office:value-type="float" office:value="0.0000251916783489187">
            <text:p>2.51916783489187E-005</text:p>
          </table:table-cell>
          <table:table-cell office:value-type="float" office:value="607">
            <text:p>607</text:p>
          </table:table-cell>
          <table:table-cell office:value-type="float" office:value="0.0279207768367183">
            <text:p>0.0279207768</text:p>
          </table:table-cell>
          <table:table-cell office:value-type="float" office:value="607">
            <text:p>607</text:p>
          </table:table-cell>
          <table:table-cell office:value-type="float" office:value="0.00717636274150772">
            <text:p>0.0071763627</text:p>
          </table:table-cell>
          <table:table-cell table:number-columns-repeated="11"/>
          <table:table-cell table:formula="of:=([.G13]-[.C13])/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573">
            <text:p>573</text:p>
          </table:table-cell>
          <table:table-cell office:value-type="float" office:value="0.0000312563416551399">
            <text:p>3.12563416551399E-005</text:p>
          </table:table-cell>
          <table:table-cell office:value-type="float" office:value="590">
            <text:p>590</text:p>
          </table:table-cell>
          <table:table-cell office:value-type="float" office:value="0.0731029849806281">
            <text:p>0.073102985</text:p>
          </table:table-cell>
          <table:table-cell office:value-type="float" office:value="590">
            <text:p>590</text:p>
          </table:table-cell>
          <table:table-cell office:value-type="float" office:value="0.00752298157508636">
            <text:p>0.0075229816</text:p>
          </table:table-cell>
          <table:table-cell table:number-columns-repeated="11"/>
          <table:table-cell table:formula="of:=([.G14]-[.C14])/[.C14]" office:value-type="float" office:value="0.0296684118673647">
            <text:p>0.0296684119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703">
            <text:p>703</text:p>
          </table:table-cell>
          <table:table-cell office:value-type="float" office:value="0.0000251916783489187">
            <text:p>2.51916783489187E-005</text:p>
          </table:table-cell>
          <table:table-cell office:value-type="float" office:value="719">
            <text:p>719</text:p>
          </table:table-cell>
          <table:table-cell office:value-type="float" office:value="0.0143760511111163">
            <text:p>0.0143760511</text:p>
          </table:table-cell>
          <table:table-cell office:value-type="float" office:value="719">
            <text:p>719</text:p>
          </table:table-cell>
          <table:table-cell office:value-type="float" office:value="0.00818402987546447">
            <text:p>0.0081840299</text:p>
          </table:table-cell>
          <table:table-cell table:number-columns-repeated="11"/>
          <table:table-cell table:formula="of:=([.G15]-[.C15])/[.C15]" office:value-type="float" office:value="0.0227596017069701">
            <text:p>0.0227596017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621">
            <text:p>621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658">
            <text:p>658</text:p>
          </table:table-cell>
          <table:table-cell office:value-type="float" office:value="0.0200334489506966">
            <text:p>0.020033449</text:p>
          </table:table-cell>
          <table:table-cell office:value-type="float" office:value="658">
            <text:p>658</text:p>
          </table:table-cell>
          <table:table-cell office:value-type="float" office:value="0.00720108790729462">
            <text:p>0.0072010879</text:p>
          </table:table-cell>
          <table:table-cell table:number-columns-repeated="11"/>
          <table:table-cell table:formula="of:=([.G16]-[.C16])/[.C16]" office:value-type="float" office:value="0.0595813204508857">
            <text:p>0.0595813205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603">
            <text:p>603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630">
            <text:p>630</text:p>
          </table:table-cell>
          <table:table-cell office:value-type="float" office:value="0.0928028774494825">
            <text:p>0.0928028774</text:p>
          </table:table-cell>
          <table:table-cell office:value-type="float" office:value="630">
            <text:p>630</text:p>
          </table:table-cell>
          <table:table-cell office:value-type="float" office:value="0.00810239017711149">
            <text:p>0.0081023902</text:p>
          </table:table-cell>
          <table:table-cell table:number-columns-repeated="11"/>
          <table:table-cell table:formula="of:=([.G17]-[.C17])/[.C17]" office:value-type="float" office:value="0.0447761194029851">
            <text:p>0.044776119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531">
            <text:p>531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31">
            <text:p>531</text:p>
          </table:table-cell>
          <table:table-cell office:value-type="float" office:value="0.0344528857300805">
            <text:p>0.0344528857</text:p>
          </table:table-cell>
          <table:table-cell office:value-type="float" office:value="531">
            <text:p>531</text:p>
          </table:table-cell>
          <table:table-cell office:value-type="float" office:value="0.00498002159953162">
            <text:p>0.0049800216</text:p>
          </table:table-cell>
          <table:table-cell table:number-columns-repeated="11"/>
          <table:table-cell table:formula="of:=([.G18]-[.C18])/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647">
            <text:p>647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648">
            <text:p>648</text:p>
          </table:table-cell>
          <table:table-cell office:value-type="float" office:value="0.12233545518797">
            <text:p>0.1223354552</text:p>
          </table:table-cell>
          <table:table-cell office:value-type="float" office:value="648">
            <text:p>648</text:p>
          </table:table-cell>
          <table:table-cell office:value-type="float" office:value="0.0107909020720155">
            <text:p>0.0107909021</text:p>
          </table:table-cell>
          <table:table-cell table:number-columns-repeated="11"/>
          <table:table-cell table:formula="of:=([.G19]-[.C19])/[.C19]" office:value-type="float" office:value="0.00154559505409583">
            <text:p>0.0015455951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688">
            <text:p>688</text:p>
          </table:table-cell>
          <table:table-cell office:value-type="float" office:value="0.0000279907537210208">
            <text:p>2.79907537210208E-005</text:p>
          </table:table-cell>
          <table:table-cell office:value-type="float" office:value="688">
            <text:p>688</text:p>
          </table:table-cell>
          <table:table-cell office:value-type="float" office:value="0.0762892657792043">
            <text:p>0.0762892658</text:p>
          </table:table-cell>
          <table:table-cell office:value-type="float" office:value="688">
            <text:p>688</text:p>
          </table:table-cell>
          <table:table-cell office:value-type="float" office:value="0.00835523998572472">
            <text:p>0.00835524</text:p>
          </table:table-cell>
          <table:table-cell table:number-columns-repeated="11"/>
          <table:table-cell table:formula="of:=([.G20]-[.C20])/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595">
            <text:p>595</text:p>
          </table:table-cell>
          <table:table-cell office:value-type="float" office:value="0.0000303233165311059">
            <text:p>3.03233165311059E-005</text:p>
          </table:table-cell>
          <table:table-cell office:value-type="float" office:value="595">
            <text:p>595</text:p>
          </table:table-cell>
          <table:table-cell office:value-type="float" office:value="0.0458120001026328">
            <text:p>0.0458120001</text:p>
          </table:table-cell>
          <table:table-cell office:value-type="float" office:value="595">
            <text:p>595</text:p>
          </table:table-cell>
          <table:table-cell office:value-type="float" office:value="0.00932651913984414">
            <text:p>0.0093265191</text:p>
          </table:table-cell>
          <table:table-cell table:number-columns-repeated="4"/>
          <table:table-cell>
            <draw:frame table:end-cell-address="Sheet1.S41" table:end-x="0.0587in" table:end-y="0.1283in" draw:z-index="0" draw:style-name="gr1" draw:text-style-name="P1" svg:width="6.2209in" svg:height="3.598in" svg:x="0.9543in" svg:y="0.0866in">
              <draw:object draw:notify-on-update-of-ranges="Sheet1.J2:Sheet1.J10 Sheet1.K1:Sheet1.K1 Sheet1.K2:Sheet1.K10 Sheet1.J2:Sheet1.J10 Sheet1.L1:Sheet1.L1 Sheet1.L2:Sheet1.L10 Sheet1.J2:Sheet1.J10 Sheet1.M1:Sheet1.M1 Sheet1.M2:Sheet1.M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Y41" table:end-x="0.7138in" table:end-y="0.0398in" draw:z-index="1" draw:style-name="gr1" draw:text-style-name="P1" svg:width="6.2988in" svg:height="3.5433in" svg:x="0.2236in" svg:y="0.0528in">
              <draw:object draw:notify-on-update-of-ranges="Sheet1.V2:Sheet1.V10 Sheet1.W1:Sheet1.W1 Sheet1.W2:Sheet1.W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formula="of:=([.G21]-[.C21])/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658">
            <text:p>658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658">
            <text:p>658</text:p>
          </table:table-cell>
          <table:table-cell office:value-type="float" office:value="0.0679433560447199">
            <text:p>0.067943356</text:p>
          </table:table-cell>
          <table:table-cell office:value-type="float" office:value="658">
            <text:p>658</text:p>
          </table:table-cell>
          <table:table-cell office:value-type="float" office:value="0.00955231121986037">
            <text:p>0.0095523112</text:p>
          </table:table-cell>
          <table:table-cell table:number-columns-repeated="11"/>
          <table:table-cell table:formula="of:=([.G22]-[.C22])/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45">
            <text:p>545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52">
            <text:p>552</text:p>
          </table:table-cell>
          <table:table-cell office:value-type="float" office:value="0.0507775598127419">
            <text:p>0.0507775598</text:p>
          </table:table-cell>
          <table:table-cell office:value-type="float" office:value="552">
            <text:p>552</text:p>
          </table:table-cell>
          <table:table-cell office:value-type="float" office:value="0.00986114253591563">
            <text:p>0.0098611425</text:p>
          </table:table-cell>
          <table:table-cell table:number-columns-repeated="11"/>
          <table:table-cell table:formula="of:=([.G23]-[.C23])/[.C23]" office:value-type="float" office:value="0.0128440366972477">
            <text:p>0.012844036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2">
            <text:p>22</text:p>
          </table:table-cell>
          <table:table-cell office:value-type="float" office:value="545">
            <text:p>545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552">
            <text:p>552</text:p>
          </table:table-cell>
          <table:table-cell office:value-type="float" office:value="0.0722012161982492">
            <text:p>0.0722012162</text:p>
          </table:table-cell>
          <table:table-cell office:value-type="float" office:value="552">
            <text:p>552</text:p>
          </table:table-cell>
          <table:table-cell office:value-type="float" office:value="0.00784907385593625">
            <text:p>0.0078490739</text:p>
          </table:table-cell>
          <table:table-cell table:number-columns-repeated="11"/>
          <table:table-cell table:formula="of:=([.G24]-[.C24])/[.C24]" office:value-type="float" office:value="0.0128440366972477">
            <text:p>0.0128440367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427">
            <text:p>427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427">
            <text:p>427</text:p>
          </table:table-cell>
          <table:table-cell office:value-type="float" office:value="0.0706020111356549">
            <text:p>0.0706020111</text:p>
          </table:table-cell>
          <table:table-cell office:value-type="float" office:value="427">
            <text:p>427</text:p>
          </table:table-cell>
          <table:table-cell office:value-type="float" office:value="0.00651718049137768">
            <text:p>0.0065171805</text:p>
          </table:table-cell>
          <table:table-cell table:number-columns-repeated="11"/>
          <table:table-cell table:formula="of:=([.G25]-[.C25])/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565">
            <text:p>565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565">
            <text:p>565</text:p>
          </table:table-cell>
          <table:table-cell office:value-type="float" office:value="0.0366912130026381">
            <text:p>0.036691213</text:p>
          </table:table-cell>
          <table:table-cell office:value-type="float" office:value="565">
            <text:p>565</text:p>
          </table:table-cell>
          <table:table-cell office:value-type="float" office:value="0.00689458915404944">
            <text:p>0.0068945892</text:p>
          </table:table-cell>
          <table:table-cell table:number-columns-repeated="11"/>
          <table:table-cell table:formula="of:=([.G26]-[.C26])/[.C2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526">
            <text:p>526</text:p>
          </table:table-cell>
          <table:table-cell office:value-type="float" office:value="0.000035454954713293">
            <text:p>0.000035455</text:p>
          </table:table-cell>
          <table:table-cell office:value-type="float" office:value="538">
            <text:p>538</text:p>
          </table:table-cell>
          <table:table-cell office:value-type="float" office:value="0.0367803169019834">
            <text:p>0.0367803169</text:p>
          </table:table-cell>
          <table:table-cell office:value-type="float" office:value="538">
            <text:p>538</text:p>
          </table:table-cell>
          <table:table-cell office:value-type="float" office:value="0.00846906905085687">
            <text:p>0.0084690691</text:p>
          </table:table-cell>
          <table:table-cell table:number-columns-repeated="11"/>
          <table:table-cell table:formula="of:=([.G27]-[.C27])/[.C27]" office:value-type="float" office:value="0.0228136882129278">
            <text:p>0.0228136882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703">
            <text:p>703</text:p>
          </table:table-cell>
          <table:table-cell office:value-type="float" office:value="0.0000251916783489187">
            <text:p>2.51916783489187E-005</text:p>
          </table:table-cell>
          <table:table-cell office:value-type="float" office:value="703">
            <text:p>703</text:p>
          </table:table-cell>
          <table:table-cell office:value-type="float" office:value="0.0709257708536947">
            <text:p>0.0709257709</text:p>
          </table:table-cell>
          <table:table-cell office:value-type="float" office:value="703">
            <text:p>703</text:p>
          </table:table-cell>
          <table:table-cell office:value-type="float" office:value="0.00855537387483001">
            <text:p>0.0085553739</text:p>
          </table:table-cell>
          <table:table-cell table:number-columns-repeated="11"/>
          <table:table-cell table:formula="of:=([.G28]-[.C28])/[.C2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464">
            <text:p>464</text:p>
          </table:table-cell>
          <table:table-cell office:value-type="float" office:value="0.0000270577285969868">
            <text:p>2.70577285969868E-005</text:p>
          </table:table-cell>
          <table:table-cell office:value-type="float" office:value="482">
            <text:p>482</text:p>
          </table:table-cell>
          <table:table-cell office:value-type="float" office:value="0.0654344514861924">
            <text:p>0.0654344515</text:p>
          </table:table-cell>
          <table:table-cell office:value-type="float" office:value="482">
            <text:p>482</text:p>
          </table:table-cell>
          <table:table-cell office:value-type="float" office:value="0.00933724892877053">
            <text:p>0.0093372489</text:p>
          </table:table-cell>
          <table:table-cell table:number-columns-repeated="11"/>
          <table:table-cell table:formula="of:=([.G29]-[.C29])/[.C29]" office:value-type="float" office:value="0.0387931034482759">
            <text:p>0.0387931034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46">
            <text:p>646</text:p>
          </table:table-cell>
          <table:table-cell office:value-type="float" office:value="0.0000284572662830378">
            <text:p>2.84572662830378E-005</text:p>
          </table:table-cell>
          <table:table-cell office:value-type="float" office:value="646">
            <text:p>646</text:p>
          </table:table-cell>
          <table:table-cell office:value-type="float" office:value="0.117861133205664">
            <text:p>0.1178611332</text:p>
          </table:table-cell>
          <table:table-cell office:value-type="float" office:value="646">
            <text:p>646</text:p>
          </table:table-cell>
          <table:table-cell office:value-type="float" office:value="0.00973518414417104">
            <text:p>0.0097351841</text:p>
          </table:table-cell>
          <table:table-cell table:number-columns-repeated="11"/>
          <table:table-cell table:formula="of:=([.G30]-[.C30])/[.C3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674">
            <text:p>674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674">
            <text:p>674</text:p>
          </table:table-cell>
          <table:table-cell office:value-type="float" office:value="0.0944356714165421">
            <text:p>0.0944356714</text:p>
          </table:table-cell>
          <table:table-cell office:value-type="float" office:value="674">
            <text:p>674</text:p>
          </table:table-cell>
          <table:table-cell office:value-type="float" office:value="0.009925987782036">
            <text:p>0.0099259878</text:p>
          </table:table-cell>
          <table:table-cell table:number-columns-repeated="11"/>
          <table:table-cell table:formula="of:=([.G31]-[.C31])/[.C3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537">
            <text:p>537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546">
            <text:p>546</text:p>
          </table:table-cell>
          <table:table-cell office:value-type="float" office:value="0.0764847345426894">
            <text:p>0.0764847345</text:p>
          </table:table-cell>
          <table:table-cell office:value-type="float" office:value="546">
            <text:p>546</text:p>
          </table:table-cell>
          <table:table-cell office:value-type="float" office:value="0.0080697342977703">
            <text:p>0.0080697343</text:p>
          </table:table-cell>
          <table:table-cell table:number-columns-repeated="11"/>
          <table:table-cell table:formula="of:=([.G32]-[.C32])/[.C32]" office:value-type="float" office:value="0.0167597765363129">
            <text:p>0.0167597765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637">
            <text:p>637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637">
            <text:p>637</text:p>
          </table:table-cell>
          <table:table-cell office:value-type="float" office:value="0.0500026824472316">
            <text:p>0.0500026824</text:p>
          </table:table-cell>
          <table:table-cell office:value-type="float" office:value="637">
            <text:p>637</text:p>
          </table:table-cell>
          <table:table-cell office:value-type="float" office:value="0.00827966495067796">
            <text:p>0.008279665</text:p>
          </table:table-cell>
          <table:table-cell table:number-columns-repeated="11"/>
          <table:table-cell table:formula="of:=([.G33]-[.C33])/[.C3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office:value-type="float" office:value="525">
            <text:p>525</text:p>
          </table:table-cell>
          <table:table-cell office:value-type="float" office:value="0.0000223926029768167">
            <text:p>2.23926029768167E-005</text:p>
          </table:table-cell>
          <table:table-cell office:value-type="float" office:value="534">
            <text:p>534</text:p>
          </table:table-cell>
          <table:table-cell office:value-type="float" office:value="0.0352254305327807">
            <text:p>0.0352254305</text:p>
          </table:table-cell>
          <table:table-cell office:value-type="float" office:value="534">
            <text:p>534</text:p>
          </table:table-cell>
          <table:table-cell office:value-type="float" office:value="0.00726173454035684">
            <text:p>0.0072617345</text:p>
          </table:table-cell>
          <table:table-cell table:number-columns-repeated="11"/>
          <table:table-cell table:formula="of:=([.G34]-[.C34])/[.C34]" office:value-type="float" office:value="0.0171428571428571">
            <text:p>0.0171428571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606">
            <text:p>606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609">
            <text:p>609</text:p>
          </table:table-cell>
          <table:table-cell office:value-type="float" office:value="0.0384322378840856">
            <text:p>0.0384322379</text:p>
          </table:table-cell>
          <table:table-cell office:value-type="float" office:value="609">
            <text:p>609</text:p>
          </table:table-cell>
          <table:table-cell office:value-type="float" office:value="0.00745347120334583">
            <text:p>0.0074534712</text:p>
          </table:table-cell>
          <table:table-cell table:number-columns-repeated="11"/>
          <table:table-cell table:formula="of:=([.G35]-[.C35])/[.C35]" office:value-type="float" office:value="0.00495049504950495">
            <text:p>0.004950495</text:p>
          </table:table-cell>
          <table:table-cell table:number-columns-repeated="3"/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631">
            <text:p>631</text:p>
          </table:table-cell>
          <table:table-cell office:value-type="float" office:value="0.0000251916783489187">
            <text:p>2.51916783489187E-005</text:p>
          </table:table-cell>
          <table:table-cell office:value-type="float" office:value="631">
            <text:p>631</text:p>
          </table:table-cell>
          <table:table-cell office:value-type="float" office:value="0.0182289783608148">
            <text:p>0.0182289784</text:p>
          </table:table-cell>
          <table:table-cell office:value-type="float" office:value="631">
            <text:p>631</text:p>
          </table:table-cell>
          <table:table-cell office:value-type="float" office:value="0.00624520366772176">
            <text:p>0.0062452037</text:p>
          </table:table-cell>
          <table:table-cell table:number-columns-repeated="11"/>
          <table:table-cell table:formula="of:=([.G36]-[.C36])/[.C3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641">
            <text:p>641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641">
            <text:p>641</text:p>
          </table:table-cell>
          <table:table-cell office:value-type="float" office:value="0.0402861588055412">
            <text:p>0.0402861588</text:p>
          </table:table-cell>
          <table:table-cell office:value-type="float" office:value="641">
            <text:p>641</text:p>
          </table:table-cell>
          <table:table-cell office:value-type="float" office:value="0.00772311546419166">
            <text:p>0.0077231155</text:p>
          </table:table-cell>
          <table:table-cell table:number-columns-repeated="11"/>
          <table:table-cell table:formula="of:=([.G37]-[.C37])/[.C3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496">
            <text:p>496</text:p>
          </table:table-cell>
          <table:table-cell office:value-type="float" office:value="0.0000205265527287486">
            <text:p>2.05265527287486E-005</text:p>
          </table:table-cell>
          <table:table-cell office:value-type="float" office:value="514">
            <text:p>514</text:p>
          </table:table-cell>
          <table:table-cell office:value-type="float" office:value="0.0259716873526112">
            <text:p>0.0259716874</text:p>
          </table:table-cell>
          <table:table-cell office:value-type="float" office:value="514">
            <text:p>514</text:p>
          </table:table-cell>
          <table:table-cell office:value-type="float" office:value="0.00704340666133287">
            <text:p>0.0070434067</text:p>
          </table:table-cell>
          <table:table-cell table:number-columns-repeated="11"/>
          <table:table-cell table:formula="of:=([.G38]-[.C38])/[.C38]" office:value-type="float" office:value="0.0362903225806452">
            <text:p>0.0362903226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639">
            <text:p>639</text:p>
          </table:table-cell>
          <table:table-cell office:value-type="float" office:value="0.0000307898290931229">
            <text:p>3.07898290931229E-005</text:p>
          </table:table-cell>
          <table:table-cell office:value-type="float" office:value="639">
            <text:p>639</text:p>
          </table:table-cell>
          <table:table-cell office:value-type="float" office:value="0.0296296123513866">
            <text:p>0.0296296124</text:p>
          </table:table-cell>
          <table:table-cell office:value-type="float" office:value="639">
            <text:p>639</text:p>
          </table:table-cell>
          <table:table-cell office:value-type="float" office:value="0.00926120738116176">
            <text:p>0.0092612074</text:p>
          </table:table-cell>
          <table:table-cell table:number-columns-repeated="11"/>
          <table:table-cell table:formula="of:=([.G39]-[.C39])/[.C3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18">
            <text:p>618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619">
            <text:p>619</text:p>
          </table:table-cell>
          <table:table-cell office:value-type="float" office:value="0.0698499928856834">
            <text:p>0.0698499929</text:p>
          </table:table-cell>
          <table:table-cell office:value-type="float" office:value="619">
            <text:p>619</text:p>
          </table:table-cell>
          <table:table-cell office:value-type="float" office:value="0.00690018730479365">
            <text:p>0.0069001873</text:p>
          </table:table-cell>
          <table:table-cell table:number-columns-repeated="11"/>
          <table:table-cell table:formula="of:=([.G40]-[.C40])/[.C40]" office:value-type="float" office:value="0.00161812297734628">
            <text:p>0.001618123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597">
            <text:p>597</text:p>
          </table:table-cell>
          <table:table-cell office:value-type="float" office:value="0.0000265912160349698">
            <text:p>2.65912160349698E-005</text:p>
          </table:table-cell>
          <table:table-cell office:value-type="float" office:value="597">
            <text:p>597</text:p>
          </table:table-cell>
          <table:table-cell office:value-type="float" office:value="0.0309652378164413">
            <text:p>0.0309652378</text:p>
          </table:table-cell>
          <table:table-cell office:value-type="float" office:value="597">
            <text:p>597</text:p>
          </table:table-cell>
          <table:table-cell office:value-type="float" office:value="0.0082423439457166">
            <text:p>0.0082423439</text:p>
          </table:table-cell>
          <table:table-cell table:number-columns-repeated="11"/>
          <table:table-cell table:formula="of:=([.G41]-[.C41])/[.C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531">
            <text:p>531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561">
            <text:p>561</text:p>
          </table:table-cell>
          <table:table-cell office:value-type="float" office:value="0.0489189737656661">
            <text:p>0.0489189738</text:p>
          </table:table-cell>
          <table:table-cell office:value-type="float" office:value="561">
            <text:p>561</text:p>
          </table:table-cell>
          <table:table-cell office:value-type="float" office:value="0.00757989610765244">
            <text:p>0.0075798961</text:p>
          </table:table-cell>
          <table:table-cell table:number-columns-repeated="11"/>
          <table:table-cell table:formula="of:=([.G42]-[.C42])/[.C42]" office:value-type="float" office:value="0.0564971751412429">
            <text:p>0.0564971751</text:p>
          </table:table-cell>
          <table:table-cell table:number-columns-repeated="3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472">
            <text:p>472</text:p>
          </table:table-cell>
          <table:table-cell office:value-type="float" office:value="0.0000209930652907656">
            <text:p>2.09930652907656E-005</text:p>
          </table:table-cell>
          <table:table-cell office:value-type="float" office:value="474">
            <text:p>474</text:p>
          </table:table-cell>
          <table:table-cell office:value-type="float" office:value="0.0296753305824643">
            <text:p>0.0296753306</text:p>
          </table:table-cell>
          <table:table-cell office:value-type="float" office:value="474">
            <text:p>474</text:p>
          </table:table-cell>
          <table:table-cell office:value-type="float" office:value="0.00784300919263003">
            <text:p>0.0078430092</text:p>
          </table:table-cell>
          <table:table-cell table:number-columns-repeated="11"/>
          <table:table-cell table:formula="of:=([.G43]-[.C43])/[.C43]" office:value-type="float" office:value="0.00423728813559322">
            <text:p>0.0042372881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549">
            <text:p>549</text:p>
          </table:table-cell>
          <table:table-cell office:value-type="float" office:value="0.0000293902914070719">
            <text:p>2.93902914070719E-005</text:p>
          </table:table-cell>
          <table:table-cell office:value-type="float" office:value="549">
            <text:p>549</text:p>
          </table:table-cell>
          <table:table-cell office:value-type="float" office:value="0.108396526347463">
            <text:p>0.1083965263</text:p>
          </table:table-cell>
          <table:table-cell office:value-type="float" office:value="549">
            <text:p>549</text:p>
          </table:table-cell>
          <table:table-cell office:value-type="float" office:value="0.0103458490878513">
            <text:p>0.0103458491</text:p>
          </table:table-cell>
          <table:table-cell table:number-columns-repeated="11"/>
          <table:table-cell table:formula="of:=([.G44]-[.C44])/[.C4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 office:value-type="float" office:value="575">
            <text:p>575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588">
            <text:p>588</text:p>
          </table:table-cell>
          <table:table-cell office:value-type="float" office:value="0.0370210373839842">
            <text:p>0.0370210374</text:p>
          </table:table-cell>
          <table:table-cell office:value-type="float" office:value="588">
            <text:p>588</text:p>
          </table:table-cell>
          <table:table-cell office:value-type="float" office:value="0.00797689829792892">
            <text:p>0.0079768983</text:p>
          </table:table-cell>
          <table:table-cell table:number-columns-repeated="11"/>
          <table:table-cell table:formula="of:=([.G45]-[.C45])/[.C45]" office:value-type="float" office:value="0.0226086956521739">
            <text:p>0.0226086957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757">
            <text:p>757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757">
            <text:p>757</text:p>
          </table:table-cell>
          <table:table-cell office:value-type="float" office:value="0.0303886282897883">
            <text:p>0.0303886283</text:p>
          </table:table-cell>
          <table:table-cell office:value-type="float" office:value="757">
            <text:p>757</text:p>
          </table:table-cell>
          <table:table-cell office:value-type="float" office:value="0.00964048209408159">
            <text:p>0.0096404821</text:p>
          </table:table-cell>
          <table:table-cell table:number-columns-repeated="11"/>
          <table:table-cell table:formula="of:=([.G46]-[.C46])/[.C4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592">
            <text:p>592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601">
            <text:p>601</text:p>
          </table:table-cell>
          <table:table-cell office:value-type="float" office:value="0.0462337274586961">
            <text:p>0.0462337275</text:p>
          </table:table-cell>
          <table:table-cell office:value-type="float" office:value="601">
            <text:p>601</text:p>
          </table:table-cell>
          <table:table-cell office:value-type="float" office:value="0.00974124880747726">
            <text:p>0.0097412488</text:p>
          </table:table-cell>
          <table:table-cell table:number-columns-repeated="11"/>
          <table:table-cell table:formula="of:=([.G47]-[.C47])/[.C47]" office:value-type="float" office:value="0.0152027027027027">
            <text:p>0.0152027027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22">
            <text:p>22</text:p>
          </table:table-cell>
          <table:table-cell office:value-type="float" office:value="362">
            <text:p>362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370">
            <text:p>370</text:p>
          </table:table-cell>
          <table:table-cell office:value-type="float" office:value="0.0501734260449298">
            <text:p>0.050173426</text:p>
          </table:table-cell>
          <table:table-cell office:value-type="float" office:value="370">
            <text:p>370</text:p>
          </table:table-cell>
          <table:table-cell office:value-type="float" office:value="0.00577355946752256">
            <text:p>0.0057735595</text:p>
          </table:table-cell>
          <table:table-cell table:number-columns-repeated="11"/>
          <table:table-cell table:formula="of:=([.G48]-[.C48])/[.C48]" office:value-type="float" office:value="0.0220994475138122">
            <text:p>0.0220994475</text:p>
          </table:table-cell>
          <table:table-cell table:number-columns-repeated="3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22">
            <text:p>22</text:p>
          </table:table-cell>
          <table:table-cell office:value-type="float" office:value="596">
            <text:p>596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596">
            <text:p>596</text:p>
          </table:table-cell>
          <table:table-cell office:value-type="float" office:value="0.0878592438297882">
            <text:p>0.0878592438</text:p>
          </table:table-cell>
          <table:table-cell office:value-type="float" office:value="596">
            <text:p>596</text:p>
          </table:table-cell>
          <table:table-cell office:value-type="float" office:value="0.0100113595808851">
            <text:p>0.0100113596</text:p>
          </table:table-cell>
          <table:table-cell table:number-columns-repeated="11"/>
          <table:table-cell table:formula="of:=([.G49]-[.C49])/[.C4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float" office:value="551">
            <text:p>551</text:p>
          </table:table-cell>
          <table:table-cell office:value-type="float" office:value="0.0000251916783489187">
            <text:p>2.51916783489187E-005</text:p>
          </table:table-cell>
          <table:table-cell office:value-type="float" office:value="551">
            <text:p>551</text:p>
          </table:table-cell>
          <table:table-cell office:value-type="float" office:value="0.0638697683531873">
            <text:p>0.0638697684</text:p>
          </table:table-cell>
          <table:table-cell office:value-type="float" office:value="551">
            <text:p>551</text:p>
          </table:table-cell>
          <table:table-cell office:value-type="float" office:value="0.00891038993452496">
            <text:p>0.0089103899</text:p>
          </table:table-cell>
          <table:table-cell table:number-columns-repeated="11"/>
          <table:table-cell table:formula="of:=([.G50]-[.C50])/[.C5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office:value-type="float" office:value="564">
            <text:p>564</text:p>
          </table:table-cell>
          <table:table-cell office:value-type="float" office:value="0.0000270577285969868">
            <text:p>2.70577285969868E-005</text:p>
          </table:table-cell>
          <table:table-cell office:value-type="float" office:value="564">
            <text:p>564</text:p>
          </table:table-cell>
          <table:table-cell office:value-type="float" office:value="0.0421372806516247">
            <text:p>0.0421372807</text:p>
          </table:table-cell>
          <table:table-cell office:value-type="float" office:value="564">
            <text:p>564</text:p>
          </table:table-cell>
          <table:table-cell office:value-type="float" office:value="0.00854744316127572">
            <text:p>0.0085474432</text:p>
          </table:table-cell>
          <table:table-cell table:number-columns-repeated="11"/>
          <table:table-cell table:formula="of:=([.G51]-[.C51])/[.C5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99">
            <text:p>499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533">
            <text:p>533</text:p>
          </table:table-cell>
          <table:table-cell office:value-type="float" office:value="0.128144469610205">
            <text:p>0.1281444696</text:p>
          </table:table-cell>
          <table:table-cell office:value-type="float" office:value="533">
            <text:p>533</text:p>
          </table:table-cell>
          <table:table-cell office:value-type="float" office:value="0.0110689435589777">
            <text:p>0.0110689436</text:p>
          </table:table-cell>
          <table:table-cell table:number-columns-repeated="11"/>
          <table:table-cell table:formula="of:=([.G52]-[.C52])/[.C52]" office:value-type="float" office:value="0.0681362725450902">
            <text:p>0.0681362725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757">
            <text:p>757</text:p>
          </table:table-cell>
          <table:table-cell office:value-type="float" office:value="0.0000265912160349698">
            <text:p>2.65912160349698E-005</text:p>
          </table:table-cell>
          <table:table-cell office:value-type="float" office:value="757">
            <text:p>757</text:p>
          </table:table-cell>
          <table:table-cell office:value-type="float" office:value="0.0177022856782976">
            <text:p>0.0177022857</text:p>
          </table:table-cell>
          <table:table-cell office:value-type="float" office:value="757">
            <text:p>757</text:p>
          </table:table-cell>
          <table:table-cell office:value-type="float" office:value="0.0111538488452648">
            <text:p>0.0111538488</text:p>
          </table:table-cell>
          <table:table-cell table:number-columns-repeated="11"/>
          <table:table-cell table:formula="of:=([.G53]-[.C53])/[.C5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22">
            <text:p>22</text:p>
          </table:table-cell>
          <table:table-cell office:value-type="float" office:value="540">
            <text:p>540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40">
            <text:p>540</text:p>
          </table:table-cell>
          <table:table-cell office:value-type="float" office:value="0.0680749125872087">
            <text:p>0.0680749126</text:p>
          </table:table-cell>
          <table:table-cell office:value-type="float" office:value="540">
            <text:p>540</text:p>
          </table:table-cell>
          <table:table-cell office:value-type="float" office:value="0.00892018669832732">
            <text:p>0.0089201867</text:p>
          </table:table-cell>
          <table:table-cell table:number-columns-repeated="11"/>
          <table:table-cell table:formula="of:=([.G54]-[.C54])/[.C5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22">
            <text:p>22</text:p>
          </table:table-cell>
          <table:table-cell office:value-type="float" office:value="554">
            <text:p>554</text:p>
          </table:table-cell>
          <table:table-cell office:value-type="float" office:value="0.0000223926029768167">
            <text:p>2.23926029768167E-005</text:p>
          </table:table-cell>
          <table:table-cell office:value-type="float" office:value="554">
            <text:p>554</text:p>
          </table:table-cell>
          <table:table-cell office:value-type="float" office:value="0.109832452013352">
            <text:p>0.109832452</text:p>
          </table:table-cell>
          <table:table-cell office:value-type="float" office:value="554">
            <text:p>554</text:p>
          </table:table-cell>
          <table:table-cell office:value-type="float" office:value="0.00822788205629407">
            <text:p>0.0082278821</text:p>
          </table:table-cell>
          <table:table-cell table:number-columns-repeated="11"/>
          <table:table-cell table:formula="of:=([.G55]-[.C55])/[.C5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557">
            <text:p>557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557">
            <text:p>557</text:p>
          </table:table-cell>
          <table:table-cell office:value-type="float" office:value="0.093830604623606">
            <text:p>0.0938306046</text:p>
          </table:table-cell>
          <table:table-cell office:value-type="float" office:value="557">
            <text:p>557</text:p>
          </table:table-cell>
          <table:table-cell office:value-type="float" office:value="0.00886700426625738">
            <text:p>0.0088670043</text:p>
          </table:table-cell>
          <table:table-cell table:number-columns-repeated="11"/>
          <table:table-cell table:formula="of:=([.G56]-[.C56])/[.C5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22">
            <text:p>22</text:p>
          </table:table-cell>
          <table:table-cell office:value-type="float" office:value="577">
            <text:p>577</text:p>
          </table:table-cell>
          <table:table-cell office:value-type="float" office:value="0.0000279907537210208">
            <text:p>2.79907537210208E-005</text:p>
          </table:table-cell>
          <table:table-cell office:value-type="float" office:value="585">
            <text:p>585</text:p>
          </table:table-cell>
          <table:table-cell office:value-type="float" office:value="0.109964475068402">
            <text:p>0.1099644751</text:p>
          </table:table-cell>
          <table:table-cell office:value-type="float" office:value="585">
            <text:p>585</text:p>
          </table:table-cell>
          <table:table-cell office:value-type="float" office:value="0.00977577073706652">
            <text:p>0.0097757707</text:p>
          </table:table-cell>
          <table:table-cell table:number-columns-repeated="11"/>
          <table:table-cell table:formula="of:=([.G57]-[.C57])/[.C57]" office:value-type="float" office:value="0.0138648180242634">
            <text:p>0.013864818</text:p>
          </table:table-cell>
          <table:table-cell table:number-columns-repeated="3"/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490">
            <text:p>490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517">
            <text:p>517</text:p>
          </table:table-cell>
          <table:table-cell office:value-type="float" office:value="0.0770846696974433">
            <text:p>0.0770846697</text:p>
          </table:table-cell>
          <table:table-cell office:value-type="float" office:value="517">
            <text:p>517</text:p>
          </table:table-cell>
          <table:table-cell office:value-type="float" office:value="0.0090732028186689">
            <text:p>0.0090732028</text:p>
          </table:table-cell>
          <table:table-cell table:number-columns-repeated="11"/>
          <table:table-cell table:formula="of:=([.G58]-[.C58])/[.C58]" office:value-type="float" office:value="0.0551020408163265">
            <text:p>0.0551020408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22">
            <text:p>22</text:p>
          </table:table-cell>
          <table:table-cell office:value-type="float" office:value="679">
            <text:p>679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679">
            <text:p>679</text:p>
          </table:table-cell>
          <table:table-cell office:value-type="float" office:value="0.0582804813476615">
            <text:p>0.0582804813</text:p>
          </table:table-cell>
          <table:table-cell office:value-type="float" office:value="679">
            <text:p>679</text:p>
          </table:table-cell>
          <table:table-cell office:value-type="float" office:value="0.00845787274936846">
            <text:p>0.0084578727</text:p>
          </table:table-cell>
          <table:table-cell table:number-columns-repeated="11"/>
          <table:table-cell table:formula="of:=([.G59]-[.C59])/[.C5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501">
            <text:p>501</text:p>
          </table:table-cell>
          <table:table-cell office:value-type="float" office:value="0.0000251916783489187">
            <text:p>2.51916783489187E-005</text:p>
          </table:table-cell>
          <table:table-cell office:value-type="float" office:value="501">
            <text:p>501</text:p>
          </table:table-cell>
          <table:table-cell office:value-type="float" office:value="0.0472236671152962">
            <text:p>0.0472236671</text:p>
          </table:table-cell>
          <table:table-cell office:value-type="float" office:value="501">
            <text:p>501</text:p>
          </table:table-cell>
          <table:table-cell office:value-type="float" office:value="0.00759482450963698">
            <text:p>0.0075948245</text:p>
          </table:table-cell>
          <table:table-cell table:number-columns-repeated="11"/>
          <table:table-cell table:formula="of:=([.G60]-[.C60])/[.C6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22">
            <text:p>22</text:p>
          </table:table-cell>
          <table:table-cell office:value-type="float" office:value="689">
            <text:p>689</text:p>
          </table:table-cell>
          <table:table-cell office:value-type="float" office:value="0.0000223926029768167">
            <text:p>2.23926029768167E-005</text:p>
          </table:table-cell>
          <table:table-cell office:value-type="float" office:value="711">
            <text:p>711</text:p>
          </table:table-cell>
          <table:table-cell office:value-type="float" office:value="0.0457317599419658">
            <text:p>0.0457317599</text:p>
          </table:table-cell>
          <table:table-cell office:value-type="float" office:value="711">
            <text:p>711</text:p>
          </table:table-cell>
          <table:table-cell office:value-type="float" office:value="0.00786586830816887">
            <text:p>0.0078658683</text:p>
          </table:table-cell>
          <table:table-cell table:number-columns-repeated="11"/>
          <table:table-cell table:formula="of:=([.G61]-[.C61])/[.C61]" office:value-type="float" office:value="0.0319303338171263">
            <text:p>0.0319303338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543">
            <text:p>543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43">
            <text:p>543</text:p>
          </table:table-cell>
          <table:table-cell office:value-type="float" office:value="0.0780340227611479">
            <text:p>0.0780340228</text:p>
          </table:table-cell>
          <table:table-cell office:value-type="float" office:value="543">
            <text:p>543</text:p>
          </table:table-cell>
          <table:table-cell office:value-type="float" office:value="0.012476878471145">
            <text:p>0.0124768785</text:p>
          </table:table-cell>
          <table:table-cell table:number-columns-repeated="11"/>
          <table:table-cell table:formula="of:=([.G62]-[.C62])/[.C6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2">
            <text:p>22</text:p>
          </table:table-cell>
          <table:table-cell office:value-type="float" office:value="423">
            <text:p>423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429">
            <text:p>429</text:p>
          </table:table-cell>
          <table:table-cell office:value-type="float" office:value="0.0432471140366632">
            <text:p>0.043247114</text:p>
          </table:table-cell>
          <table:table-cell office:value-type="float" office:value="429">
            <text:p>429</text:p>
          </table:table-cell>
          <table:table-cell office:value-type="float" office:value="0.00654470473253668">
            <text:p>0.0065447047</text:p>
          </table:table-cell>
          <table:table-cell table:number-columns-repeated="11"/>
          <table:table-cell table:formula="of:=([.G63]-[.C63])/[.C63]" office:value-type="float" office:value="0.0141843971631206">
            <text:p>0.0141843972</text:p>
          </table:table-cell>
          <table:table-cell table:number-columns-repeated="3"/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548">
            <text:p>548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548">
            <text:p>548</text:p>
          </table:table-cell>
          <table:table-cell office:value-type="float" office:value="0.0533172542003625">
            <text:p>0.0533172542</text:p>
          </table:table-cell>
          <table:table-cell office:value-type="float" office:value="548">
            <text:p>548</text:p>
          </table:table-cell>
          <table:table-cell office:value-type="float" office:value="0.00804827471991752">
            <text:p>0.0080482747</text:p>
          </table:table-cell>
          <table:table-cell table:number-columns-repeated="11"/>
          <table:table-cell table:formula="of:=([.G64]-[.C64])/[.C6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567">
            <text:p>567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577">
            <text:p>577</text:p>
          </table:table-cell>
          <table:table-cell office:value-type="float" office:value="0.0333831724253755">
            <text:p>0.0333831724</text:p>
          </table:table-cell>
          <table:table-cell office:value-type="float" office:value="577">
            <text:p>577</text:p>
          </table:table-cell>
          <table:table-cell office:value-type="float" office:value="0.00771611777576141">
            <text:p>0.0077161178</text:p>
          </table:table-cell>
          <table:table-cell table:number-columns-repeated="11"/>
          <table:table-cell table:formula="of:=([.G65]-[.C65])/[.C65]" office:value-type="float" office:value="0.017636684303351">
            <text:p>0.0176366843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634">
            <text:p>634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634">
            <text:p>634</text:p>
          </table:table-cell>
          <table:table-cell office:value-type="float" office:value="0.048450128640839">
            <text:p>0.0484501286</text:p>
          </table:table-cell>
          <table:table-cell office:value-type="float" office:value="634">
            <text:p>634</text:p>
          </table:table-cell>
          <table:table-cell office:value-type="float" office:value="0.00757803005740437">
            <text:p>0.0075780301</text:p>
          </table:table-cell>
          <table:table-cell table:number-columns-repeated="11"/>
          <table:table-cell table:formula="of:=([.G66]-[.C66])/[.C6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480">
            <text:p>480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490">
            <text:p>490</text:p>
          </table:table-cell>
          <table:table-cell office:value-type="float" office:value="0.0679601504969525">
            <text:p>0.0679601505</text:p>
          </table:table-cell>
          <table:table-cell office:value-type="float" office:value="490">
            <text:p>490</text:p>
          </table:table-cell>
          <table:table-cell office:value-type="float" office:value="0.00892811741188161">
            <text:p>0.0089281174</text:p>
          </table:table-cell>
          <table:table-cell table:number-columns-repeated="11"/>
          <table:table-cell table:formula="of:=([.G67]-[.C67])/[.C67]" office:value-type="float" office:value="0.0208333333333333">
            <text:p>0.0208333333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461">
            <text:p>461</text:p>
          </table:table-cell>
          <table:table-cell office:value-type="float" office:value="0.0000223926029768167">
            <text:p>2.23926029768167E-005</text:p>
          </table:table-cell>
          <table:table-cell office:value-type="float" office:value="463">
            <text:p>463</text:p>
          </table:table-cell>
          <table:table-cell office:value-type="float" office:value="0.0673877395833576">
            <text:p>0.0673877396</text:p>
          </table:table-cell>
          <table:table-cell office:value-type="float" office:value="463">
            <text:p>463</text:p>
          </table:table-cell>
          <table:table-cell office:value-type="float" office:value="0.00865893966359779">
            <text:p>0.0086589397</text:p>
          </table:table-cell>
          <table:table-cell table:number-columns-repeated="11"/>
          <table:table-cell table:formula="of:=([.G68]-[.C68])/[.C68]" office:value-type="float" office:value="0.00433839479392625">
            <text:p>0.0043383948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406">
            <text:p>406</text:p>
          </table:table-cell>
          <table:table-cell office:value-type="float" office:value="0.0000228591155388337">
            <text:p>2.28591155388337E-005</text:p>
          </table:table-cell>
          <table:table-cell office:value-type="float" office:value="416">
            <text:p>416</text:p>
          </table:table-cell>
          <table:table-cell office:value-type="float" office:value="0.0174802256987775">
            <text:p>0.0174802257</text:p>
          </table:table-cell>
          <table:table-cell office:value-type="float" office:value="416">
            <text:p>416</text:p>
          </table:table-cell>
          <table:table-cell office:value-type="float" office:value="0.0055962846939561">
            <text:p>0.0055962847</text:p>
          </table:table-cell>
          <table:table-cell table:number-columns-repeated="11"/>
          <table:table-cell table:formula="of:=([.G69]-[.C69])/[.C69]" office:value-type="float" office:value="0.0246305418719212">
            <text:p>0.0246305419</text:p>
          </table:table-cell>
          <table:table-cell table:number-columns-repeated="3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22">
            <text:p>22</text:p>
          </table:table-cell>
          <table:table-cell office:value-type="float" office:value="495">
            <text:p>495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509">
            <text:p>509</text:p>
          </table:table-cell>
          <table:table-cell office:value-type="float" office:value="0.0269844861247501">
            <text:p>0.0269844861</text:p>
          </table:table-cell>
          <table:table-cell office:value-type="float" office:value="509">
            <text:p>509</text:p>
          </table:table-cell>
          <table:table-cell office:value-type="float" office:value="0.0071702980782015">
            <text:p>0.0071702981</text:p>
          </table:table-cell>
          <table:table-cell table:number-columns-repeated="11"/>
          <table:table-cell table:formula="of:=([.G70]-[.C70])/[.C70]" office:value-type="float" office:value="0.0282828282828283">
            <text:p>0.0282828283</text:p>
          </table:table-cell>
          <table:table-cell table:number-columns-repeated="3"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22">
            <text:p>22</text:p>
          </table:table-cell>
          <table:table-cell office:value-type="float" office:value="570">
            <text:p>570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580">
            <text:p>580</text:p>
          </table:table-cell>
          <table:table-cell office:value-type="float" office:value="0.0333346551189257">
            <text:p>0.0333346551</text:p>
          </table:table-cell>
          <table:table-cell office:value-type="float" office:value="580">
            <text:p>580</text:p>
          </table:table-cell>
          <table:table-cell office:value-type="float" office:value="0.00904661160263393">
            <text:p>0.0090466116</text:p>
          </table:table-cell>
          <table:table-cell table:number-columns-repeated="11"/>
          <table:table-cell table:formula="of:=([.G71]-[.C71])/[.C71]" office:value-type="float" office:value="0.0175438596491228">
            <text:p>0.0175438596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2">
            <text:p>22</text:p>
          </table:table-cell>
          <table:table-cell office:value-type="float" office:value="540">
            <text:p>540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540">
            <text:p>540</text:p>
          </table:table-cell>
          <table:table-cell office:value-type="float" office:value="0.0224434528460765">
            <text:p>0.0224434528</text:p>
          </table:table-cell>
          <table:table-cell office:value-type="float" office:value="540">
            <text:p>540</text:p>
          </table:table-cell>
          <table:table-cell office:value-type="float" office:value="0.00698415956595671">
            <text:p>0.0069841596</text:p>
          </table:table-cell>
          <table:table-cell table:number-columns-repeated="11"/>
          <table:table-cell table:formula="of:=([.G72]-[.C72])/[.C7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2">
            <text:p>22</text:p>
          </table:table-cell>
          <table:table-cell office:value-type="float" office:value="589">
            <text:p>589</text:p>
          </table:table-cell>
          <table:table-cell office:value-type="float" office:value="0.0000261247034729528">
            <text:p>2.61247034729528E-005</text:p>
          </table:table-cell>
          <table:table-cell office:value-type="float" office:value="589">
            <text:p>589</text:p>
          </table:table-cell>
          <table:table-cell office:value-type="float" office:value="0.0930104755395801">
            <text:p>0.0930104755</text:p>
          </table:table-cell>
          <table:table-cell office:value-type="float" office:value="589">
            <text:p>589</text:p>
          </table:table-cell>
          <table:table-cell office:value-type="float" office:value="0.0116581489248052">
            <text:p>0.0116581489</text:p>
          </table:table-cell>
          <table:table-cell table:number-columns-repeated="11"/>
          <table:table-cell table:formula="of:=([.G73]-[.C73])/[.C7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570">
            <text:p>570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70">
            <text:p>570</text:p>
          </table:table-cell>
          <table:table-cell office:value-type="float" office:value="0.0233144317993623">
            <text:p>0.0233144318</text:p>
          </table:table-cell>
          <table:table-cell office:value-type="float" office:value="570">
            <text:p>570</text:p>
          </table:table-cell>
          <table:table-cell office:value-type="float" office:value="0.00913151688892103">
            <text:p>0.0091315169</text:p>
          </table:table-cell>
          <table:table-cell table:number-columns-repeated="11"/>
          <table:table-cell table:formula="of:=([.G74]-[.C74])/[.C74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22">
            <text:p>22</text:p>
          </table:table-cell>
          <table:table-cell office:value-type="float" office:value="581">
            <text:p>581</text:p>
          </table:table-cell>
          <table:table-cell office:value-type="float" office:value="0.0000284572662830378">
            <text:p>2.84572662830378E-005</text:p>
          </table:table-cell>
          <table:table-cell office:value-type="float" office:value="583">
            <text:p>583</text:p>
          </table:table-cell>
          <table:table-cell office:value-type="float" office:value="0.0560650131906427">
            <text:p>0.0560650132</text:p>
          </table:table-cell>
          <table:table-cell office:value-type="float" office:value="583">
            <text:p>583</text:p>
          </table:table-cell>
          <table:table-cell office:value-type="float" office:value="0.00887913359286982">
            <text:p>0.0088791336</text:p>
          </table:table-cell>
          <table:table-cell table:number-columns-repeated="11"/>
          <table:table-cell table:formula="of:=([.G75]-[.C75])/[.C75]" office:value-type="float" office:value="0.00344234079173838">
            <text:p>0.0034423408</text:p>
          </table:table-cell>
          <table:table-cell table:number-columns-repeated="3"/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528">
            <text:p>528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528">
            <text:p>528</text:p>
          </table:table-cell>
          <table:table-cell office:value-type="float" office:value="0.055142251342973">
            <text:p>0.0551422513</text:p>
          </table:table-cell>
          <table:table-cell office:value-type="float" office:value="528">
            <text:p>528</text:p>
          </table:table-cell>
          <table:table-cell office:value-type="float" office:value="0.00957050520977904">
            <text:p>0.0095705052</text:p>
          </table:table-cell>
          <table:table-cell table:number-columns-repeated="11"/>
          <table:table-cell table:formula="of:=([.G76]-[.C76])/[.C76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2">
            <text:p>22</text:p>
          </table:table-cell>
          <table:table-cell office:value-type="float" office:value="554">
            <text:p>554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554">
            <text:p>554</text:p>
          </table:table-cell>
          <table:table-cell office:value-type="float" office:value="0.0444945686274967">
            <text:p>0.0444945686</text:p>
          </table:table-cell>
          <table:table-cell office:value-type="float" office:value="554">
            <text:p>554</text:p>
          </table:table-cell>
          <table:table-cell office:value-type="float" office:value="0.00850405749300814">
            <text:p>0.0085040575</text:p>
          </table:table-cell>
          <table:table-cell table:number-columns-repeated="11"/>
          <table:table-cell table:formula="of:=([.G77]-[.C77])/[.C77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 office:value-type="float" office:value="411">
            <text:p>411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423">
            <text:p>423</text:p>
          </table:table-cell>
          <table:table-cell office:value-type="float" office:value="0.0314826002477182">
            <text:p>0.0314826002</text:p>
          </table:table-cell>
          <table:table-cell office:value-type="float" office:value="423">
            <text:p>423</text:p>
          </table:table-cell>
          <table:table-cell office:value-type="float" office:value="0.00591351323612767">
            <text:p>0.0059135132</text:p>
          </table:table-cell>
          <table:table-cell table:number-columns-repeated="11"/>
          <table:table-cell table:formula="of:=([.G78]-[.C78])/[.C78]" office:value-type="float" office:value="0.0291970802919708">
            <text:p>0.0291970803</text:p>
          </table:table-cell>
          <table:table-cell table:number-columns-repeated="3"/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22">
            <text:p>22</text:p>
          </table:table-cell>
          <table:table-cell office:value-type="float" office:value="471">
            <text:p>471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471">
            <text:p>471</text:p>
          </table:table-cell>
          <table:table-cell office:value-type="float" office:value="0.0939075791963388">
            <text:p>0.0939075792</text:p>
          </table:table-cell>
          <table:table-cell office:value-type="float" office:value="471">
            <text:p>471</text:p>
          </table:table-cell>
          <table:table-cell office:value-type="float" office:value="0.0102128930076765">
            <text:p>0.010212893</text:p>
          </table:table-cell>
          <table:table-cell table:number-columns-repeated="11"/>
          <table:table-cell table:formula="of:=([.G79]-[.C79])/[.C7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22">
            <text:p>22</text:p>
          </table:table-cell>
          <table:table-cell office:value-type="float" office:value="629">
            <text:p>629</text:p>
          </table:table-cell>
          <table:table-cell office:value-type="float" office:value="0.0000237921406628677">
            <text:p>2.37921406628677E-005</text:p>
          </table:table-cell>
          <table:table-cell office:value-type="float" office:value="629">
            <text:p>629</text:p>
          </table:table-cell>
          <table:table-cell office:value-type="float" office:value="0.0378005798751146">
            <text:p>0.0378005799</text:p>
          </table:table-cell>
          <table:table-cell office:value-type="float" office:value="629">
            <text:p>629</text:p>
          </table:table-cell>
          <table:table-cell office:value-type="float" office:value="0.0106080291477049">
            <text:p>0.0106080291</text:p>
          </table:table-cell>
          <table:table-cell table:number-columns-repeated="11"/>
          <table:table-cell table:formula="of:=([.G80]-[.C80])/[.C80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508">
            <text:p>508</text:p>
          </table:table-cell>
          <table:table-cell office:value-type="float" office:value="0.0000233256281008507">
            <text:p>2.33256281008507E-005</text:p>
          </table:table-cell>
          <table:table-cell office:value-type="float" office:value="508">
            <text:p>508</text:p>
          </table:table-cell>
          <table:table-cell office:value-type="float" office:value="0.0650901652154239">
            <text:p>0.0650901652</text:p>
          </table:table-cell>
          <table:table-cell office:value-type="float" office:value="508">
            <text:p>508</text:p>
          </table:table-cell>
          <table:table-cell office:value-type="float" office:value="0.00793351262966134">
            <text:p>0.0079335126</text:p>
          </table:table-cell>
          <table:table-cell table:number-columns-repeated="11"/>
          <table:table-cell table:formula="of:=([.G81]-[.C81])/[.C8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22">
            <text:p>22</text:p>
          </table:table-cell>
          <table:table-cell office:value-type="float" office:value="741">
            <text:p>741</text:p>
          </table:table-cell>
          <table:table-cell office:value-type="float" office:value="0.0000265912160349698">
            <text:p>2.65912160349698E-005</text:p>
          </table:table-cell>
          <table:table-cell office:value-type="float" office:value="742">
            <text:p>742</text:p>
          </table:table-cell>
          <table:table-cell office:value-type="float" office:value="0.0381434666081971">
            <text:p>0.0381434666</text:p>
          </table:table-cell>
          <table:table-cell office:value-type="float" office:value="742">
            <text:p>742</text:p>
          </table:table-cell>
          <table:table-cell office:value-type="float" office:value="0.0102982648065256">
            <text:p>0.0102982648</text:p>
          </table:table-cell>
          <table:table-cell table:number-columns-repeated="11"/>
          <table:table-cell table:formula="of:=([.G82]-[.C82])/[.C82]" office:value-type="float" office:value="0.00134952766531714">
            <text:p>0.0013495277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 office:value-type="float" office:value="552">
            <text:p>552</text:p>
          </table:table-cell>
          <table:table-cell office:value-type="float" office:value="0.0000242586532248847">
            <text:p>2.42586532248847E-005</text:p>
          </table:table-cell>
          <table:table-cell office:value-type="float" office:value="552">
            <text:p>552</text:p>
          </table:table-cell>
          <table:table-cell office:value-type="float" office:value="0.0416035902806773">
            <text:p>0.0416035903</text:p>
          </table:table-cell>
          <table:table-cell office:value-type="float" office:value="552">
            <text:p>552</text:p>
          </table:table-cell>
          <table:table-cell office:value-type="float" office:value="0.0100603433998969">
            <text:p>0.0100603434</text:p>
          </table:table-cell>
          <table:table-cell table:number-columns-repeated="11"/>
          <table:table-cell table:formula="of:=([.G83]-[.C83])/[.C8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 office:value-type="float" office:value="458">
            <text:p>458</text:p>
          </table:table-cell>
          <table:table-cell office:value-type="float" office:value="0.0000247251657869017">
            <text:p>2.47251657869017E-005</text:p>
          </table:table-cell>
          <table:table-cell office:value-type="float" office:value="507">
            <text:p>507</text:p>
          </table:table-cell>
          <table:table-cell office:value-type="float" office:value="0.0649791352256638">
            <text:p>0.0649791352</text:p>
          </table:table-cell>
          <table:table-cell office:value-type="float" office:value="507">
            <text:p>507</text:p>
          </table:table-cell>
          <table:table-cell office:value-type="float" office:value="0.0097011287271438">
            <text:p>0.0097011287</text:p>
          </table:table-cell>
          <table:table-cell table:number-columns-repeated="11"/>
          <table:table-cell table:formula="of:=([.G84]-[.C84])/[.C84]" office:value-type="float" office:value="0.106986899563319">
            <text:p>0.1069868996</text:p>
          </table:table-cell>
          <table:table-cell table:number-columns-repeated="3"/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22">
            <text:p>22</text:p>
          </table:table-cell>
          <table:table-cell office:value-type="float" office:value="565">
            <text:p>565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565">
            <text:p>565</text:p>
          </table:table-cell>
          <table:table-cell office:value-type="float" office:value="0.0257720199760679">
            <text:p>0.02577202</text:p>
          </table:table-cell>
          <table:table-cell office:value-type="float" office:value="565">
            <text:p>565</text:p>
          </table:table-cell>
          <table:table-cell office:value-type="float" office:value="0.0072580024398607">
            <text:p>0.0072580024</text:p>
          </table:table-cell>
          <table:table-cell table:number-columns-repeated="11"/>
          <table:table-cell table:formula="of:=([.G85]-[.C85])/[.C8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22">
            <text:p>22</text:p>
          </table:table-cell>
          <table:table-cell office:value-type="float" office:value="598">
            <text:p>598</text:p>
          </table:table-cell>
          <table:table-cell office:value-type="float" office:value="0.0000223926029768167">
            <text:p>2.23926029768167E-005</text:p>
          </table:table-cell>
          <table:table-cell office:value-type="float" office:value="612">
            <text:p>612</text:p>
          </table:table-cell>
          <table:table-cell office:value-type="float" office:value="0.0673718781562491">
            <text:p>0.0673718782</text:p>
          </table:table-cell>
          <table:table-cell office:value-type="float" office:value="612">
            <text:p>612</text:p>
          </table:table-cell>
          <table:table-cell office:value-type="float" office:value="0.0075267136755825">
            <text:p>0.0075267137</text:p>
          </table:table-cell>
          <table:table-cell table:number-columns-repeated="11"/>
          <table:table-cell table:formula="of:=([.G86]-[.C86])/[.C86]" office:value-type="float" office:value="0.0234113712374582">
            <text:p>0.0234113712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22">
            <text:p>22</text:p>
          </table:table-cell>
          <table:table-cell office:value-type="float" office:value="481">
            <text:p>481</text:p>
          </table:table-cell>
          <table:table-cell office:value-type="float" office:value="0.0000219260904147996">
            <text:p>2.19260904147996E-005</text:p>
          </table:table-cell>
          <table:table-cell office:value-type="float" office:value="488">
            <text:p>488</text:p>
          </table:table-cell>
          <table:table-cell office:value-type="float" office:value="0.0428739039870496">
            <text:p>0.042873904</text:p>
          </table:table-cell>
          <table:table-cell office:value-type="float" office:value="488">
            <text:p>488</text:p>
          </table:table-cell>
          <table:table-cell office:value-type="float" office:value="0.00759715707244707">
            <text:p>0.0075971571</text:p>
          </table:table-cell>
          <table:table-cell table:number-columns-repeated="11"/>
          <table:table-cell table:formula="of:=([.G87]-[.C87])/[.C87]" office:value-type="float" office:value="0.0145530145530146">
            <text:p>0.0145530146</text:p>
          </table:table-cell>
          <table:table-cell table:number-columns-repeated="3"/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22">
            <text:p>22</text:p>
          </table:table-cell>
          <table:table-cell office:value-type="float" office:value="546">
            <text:p>546</text:p>
          </table:table-cell>
          <table:table-cell office:value-type="float" office:value="0.0000256581909109358">
            <text:p>2.56581909109358E-005</text:p>
          </table:table-cell>
          <table:table-cell office:value-type="float" office:value="546">
            <text:p>546</text:p>
          </table:table-cell>
          <table:table-cell office:value-type="float" office:value="0.0522004231268938">
            <text:p>0.0522004231</text:p>
          </table:table-cell>
          <table:table-cell office:value-type="float" office:value="546">
            <text:p>546</text:p>
          </table:table-cell>
          <table:table-cell office:value-type="float" office:value="0.0105487820523287">
            <text:p>0.0105487821</text:p>
          </table:table-cell>
          <table:table-cell table:number-columns-repeated="11"/>
          <table:table-cell table:formula="of:=([.G88]-[.C88])/[.C8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22">
            <text:p>22</text:p>
          </table:table-cell>
          <table:table-cell office:value-type="float" office:value="505">
            <text:p>505</text:p>
          </table:table-cell>
          <table:table-cell office:value-type="float" office:value="0.0000223926029768167">
            <text:p>2.23926029768167E-005</text:p>
          </table:table-cell>
          <table:table-cell office:value-type="float" office:value="505">
            <text:p>505</text:p>
          </table:table-cell>
          <table:table-cell office:value-type="float" office:value="0.0325392512006867">
            <text:p>0.0325392512</text:p>
          </table:table-cell>
          <table:table-cell office:value-type="float" office:value="505">
            <text:p>505</text:p>
          </table:table-cell>
          <table:table-cell office:value-type="float" office:value="0.00757709703228034">
            <text:p>0.007577097</text:p>
          </table:table-cell>
          <table:table-cell table:number-columns-repeated="11"/>
          <table:table-cell table:formula="of:=([.G89]-[.C89])/[.C89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22">
            <text:p>22</text:p>
          </table:table-cell>
          <table:table-cell office:value-type="float" office:value="431">
            <text:p>431</text:p>
          </table:table-cell>
          <table:table-cell office:value-type="float" office:value="0.0000205265527287486">
            <text:p>2.05265527287486E-005</text:p>
          </table:table-cell>
          <table:table-cell office:value-type="float" office:value="447">
            <text:p>447</text:p>
          </table:table-cell>
          <table:table-cell office:value-type="float" office:value="0.0321441150606583">
            <text:p>0.0321441151</text:p>
          </table:table-cell>
          <table:table-cell office:value-type="float" office:value="447">
            <text:p>447</text:p>
          </table:table-cell>
          <table:table-cell office:value-type="float" office:value="0.00745487074103188">
            <text:p>0.0074548707</text:p>
          </table:table-cell>
          <table:table-cell table:number-columns-repeated="11"/>
          <table:table-cell table:formula="of:=([.G90]-[.C90])/[.C90]" office:value-type="float" office:value="0.037122969837587">
            <text:p>0.0371229698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22">
            <text:p>22</text:p>
          </table:table-cell>
          <table:table-cell office:value-type="float" office:value="510">
            <text:p>510</text:p>
          </table:table-cell>
          <table:table-cell office:value-type="float" office:value="0.0000284572662830378">
            <text:p>2.84572662830378E-005</text:p>
          </table:table-cell>
          <table:table-cell office:value-type="float" office:value="524">
            <text:p>524</text:p>
          </table:table-cell>
          <table:table-cell office:value-type="float" office:value="0.0470006741106521">
            <text:p>0.0470006741</text:p>
          </table:table-cell>
          <table:table-cell office:value-type="float" office:value="524">
            <text:p>524</text:p>
          </table:table-cell>
          <table:table-cell office:value-type="float" office:value="0.00943195097885998">
            <text:p>0.009431951</text:p>
          </table:table-cell>
          <table:table-cell table:number-columns-repeated="11"/>
          <table:table-cell table:formula="of:=([.G91]-[.C91])/[.C91]" office:value-type="float" office:value="0.0274509803921569">
            <text:p>0.0274509804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]-[.C92])/[.C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]-[.C93])/[.C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]-[.C94])/[.C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]-[.C95])/[.C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]-[.C96])/[.C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]-[.C97])/[.C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]-[.C98])/[.C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]-[.C99])/[.C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]-[.C100])/[.C1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]-[.C101])/[.C1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]-[.C102])/[.C1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]-[.C103])/[.C1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]-[.C104])/[.C1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]-[.C105])/[.C1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]-[.C106])/[.C1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]-[.C107])/[.C1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]-[.C108])/[.C1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]-[.C109])/[.C1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]-[.C110])/[.C1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]-[.C111])/[.C1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]-[.C112])/[.C1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]-[.C113])/[.C1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]-[.C114])/[.C1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]-[.C115])/[.C1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]-[.C116])/[.C1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]-[.C117])/[.C1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]-[.C118])/[.C1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]-[.C119])/[.C1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]-[.C120])/[.C1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]-[.C121])/[.C1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]-[.C122])/[.C1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]-[.C123])/[.C1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]-[.C124])/[.C1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]-[.C125])/[.C1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]-[.C126])/[.C1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]-[.C127])/[.C1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]-[.C128])/[.C1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]-[.C129])/[.C1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]-[.C130])/[.C1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]-[.C131])/[.C1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]-[.C132])/[.C1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]-[.C133])/[.C1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]-[.C134])/[.C1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]-[.C135])/[.C1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]-[.C136])/[.C1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]-[.C137])/[.C1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]-[.C138])/[.C1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]-[.C139])/[.C1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]-[.C140])/[.C1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]-[.C141])/[.C1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]-[.C142])/[.C1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]-[.C143])/[.C1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]-[.C144])/[.C1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]-[.C145])/[.C1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]-[.C146])/[.C1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]-[.C147])/[.C1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]-[.C148])/[.C1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]-[.C149])/[.C1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]-[.C150])/[.C1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]-[.C151])/[.C1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]-[.C152])/[.C1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]-[.C153])/[.C1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]-[.C154])/[.C1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]-[.C155])/[.C1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]-[.C156])/[.C1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]-[.C157])/[.C1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]-[.C158])/[.C1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]-[.C159])/[.C1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]-[.C160])/[.C1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]-[.C161])/[.C1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]-[.C162])/[.C1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]-[.C163])/[.C1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]-[.C164])/[.C1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]-[.C165])/[.C1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]-[.C166])/[.C1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]-[.C167])/[.C1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]-[.C168])/[.C1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]-[.C169])/[.C1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]-[.C170])/[.C1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]-[.C171])/[.C1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]-[.C172])/[.C1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]-[.C173])/[.C1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]-[.C174])/[.C1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]-[.C175])/[.C1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]-[.C176])/[.C1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]-[.C177])/[.C1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]-[.C178])/[.C1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]-[.C179])/[.C1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]-[.C180])/[.C1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]-[.C181])/[.C1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]-[.C182])/[.C1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]-[.C183])/[.C1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]-[.C184])/[.C1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]-[.C185])/[.C1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]-[.C186])/[.C1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]-[.C187])/[.C1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]-[.C188])/[.C1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]-[.C189])/[.C1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]-[.C190])/[.C1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]-[.C191])/[.C1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]-[.C192])/[.C1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]-[.C193])/[.C1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]-[.C194])/[.C1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]-[.C195])/[.C1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]-[.C196])/[.C1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]-[.C197])/[.C1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]-[.C198])/[.C1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]-[.C199])/[.C1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]-[.C200])/[.C2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]-[.C201])/[.C2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]-[.C202])/[.C2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]-[.C203])/[.C2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]-[.C204])/[.C2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]-[.C205])/[.C2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]-[.C206])/[.C2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]-[.C207])/[.C2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]-[.C208])/[.C2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]-[.C209])/[.C2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]-[.C210])/[.C2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]-[.C211])/[.C2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]-[.C212])/[.C2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]-[.C213])/[.C2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]-[.C214])/[.C2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]-[.C215])/[.C2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]-[.C216])/[.C2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]-[.C217])/[.C2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]-[.C218])/[.C2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]-[.C219])/[.C2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]-[.C220])/[.C2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]-[.C221])/[.C2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]-[.C222])/[.C2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]-[.C223])/[.C2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]-[.C224])/[.C2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]-[.C225])/[.C2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]-[.C226])/[.C2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]-[.C227])/[.C2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]-[.C228])/[.C2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]-[.C229])/[.C2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]-[.C230])/[.C2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]-[.C231])/[.C2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]-[.C232])/[.C2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]-[.C233])/[.C2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]-[.C234])/[.C2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]-[.C235])/[.C2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]-[.C236])/[.C2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]-[.C237])/[.C2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]-[.C238])/[.C2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]-[.C239])/[.C2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]-[.C240])/[.C2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]-[.C241])/[.C2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]-[.C242])/[.C2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]-[.C243])/[.C2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]-[.C244])/[.C2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]-[.C245])/[.C2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]-[.C246])/[.C2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]-[.C247])/[.C2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]-[.C248])/[.C2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]-[.C249])/[.C2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]-[.C250])/[.C2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]-[.C251])/[.C2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]-[.C252])/[.C2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]-[.C253])/[.C2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]-[.C254])/[.C2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]-[.C255])/[.C2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]-[.C256])/[.C2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]-[.C257])/[.C2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]-[.C258])/[.C2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]-[.C259])/[.C2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]-[.C260])/[.C2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]-[.C261])/[.C2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]-[.C262])/[.C2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]-[.C263])/[.C2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]-[.C264])/[.C2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]-[.C265])/[.C2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]-[.C266])/[.C2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]-[.C267])/[.C2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]-[.C268])/[.C2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]-[.C269])/[.C2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]-[.C270])/[.C2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]-[.C271])/[.C2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]-[.C272])/[.C2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]-[.C273])/[.C2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]-[.C274])/[.C2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]-[.C275])/[.C2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]-[.C276])/[.C2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]-[.C277])/[.C2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]-[.C278])/[.C2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]-[.C279])/[.C2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]-[.C280])/[.C2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]-[.C281])/[.C2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]-[.C282])/[.C2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]-[.C283])/[.C2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]-[.C284])/[.C2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]-[.C285])/[.C2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]-[.C286])/[.C2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]-[.C287])/[.C2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]-[.C288])/[.C2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]-[.C289])/[.C2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]-[.C290])/[.C2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]-[.C291])/[.C2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]-[.C292])/[.C2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]-[.C293])/[.C2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]-[.C294])/[.C2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]-[.C295])/[.C2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]-[.C296])/[.C2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]-[.C297])/[.C2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]-[.C298])/[.C2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]-[.C299])/[.C2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]-[.C300])/[.C3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]-[.C301])/[.C3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]-[.C302])/[.C3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]-[.C303])/[.C3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]-[.C304])/[.C3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]-[.C305])/[.C3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]-[.C306])/[.C3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]-[.C307])/[.C3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]-[.C308])/[.C3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]-[.C309])/[.C3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]-[.C310])/[.C3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]-[.C311])/[.C3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]-[.C312])/[.C3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]-[.C313])/[.C3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]-[.C314])/[.C3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]-[.C315])/[.C3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]-[.C316])/[.C3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]-[.C317])/[.C3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]-[.C318])/[.C3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]-[.C319])/[.C3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]-[.C320])/[.C3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]-[.C321])/[.C3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]-[.C322])/[.C3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]-[.C323])/[.C3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]-[.C324])/[.C3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]-[.C325])/[.C3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]-[.C326])/[.C3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]-[.C327])/[.C3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]-[.C328])/[.C3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]-[.C329])/[.C3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]-[.C330])/[.C3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]-[.C331])/[.C3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]-[.C332])/[.C3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]-[.C333])/[.C3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]-[.C334])/[.C3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]-[.C335])/[.C3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]-[.C336])/[.C3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]-[.C337])/[.C3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]-[.C338])/[.C3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]-[.C339])/[.C3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]-[.C340])/[.C3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]-[.C341])/[.C3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]-[.C342])/[.C3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]-[.C343])/[.C3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]-[.C344])/[.C3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]-[.C345])/[.C3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]-[.C346])/[.C3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]-[.C347])/[.C3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]-[.C348])/[.C3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]-[.C349])/[.C3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]-[.C350])/[.C3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]-[.C351])/[.C3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]-[.C352])/[.C3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]-[.C353])/[.C3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]-[.C354])/[.C3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]-[.C355])/[.C3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]-[.C356])/[.C3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]-[.C357])/[.C3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]-[.C358])/[.C3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]-[.C359])/[.C3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]-[.C360])/[.C3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]-[.C361])/[.C3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]-[.C362])/[.C3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]-[.C363])/[.C3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]-[.C364])/[.C3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]-[.C365])/[.C3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]-[.C366])/[.C3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]-[.C367])/[.C3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]-[.C368])/[.C3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]-[.C369])/[.C3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]-[.C370])/[.C3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]-[.C371])/[.C3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]-[.C372])/[.C3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]-[.C373])/[.C3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]-[.C374])/[.C3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]-[.C375])/[.C3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]-[.C376])/[.C3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]-[.C377])/[.C3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]-[.C378])/[.C3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]-[.C379])/[.C3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]-[.C380])/[.C3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]-[.C381])/[.C3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]-[.C382])/[.C3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]-[.C383])/[.C3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]-[.C384])/[.C3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]-[.C385])/[.C3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]-[.C386])/[.C3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]-[.C387])/[.C3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]-[.C388])/[.C3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]-[.C389])/[.C3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]-[.C390])/[.C3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]-[.C391])/[.C3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]-[.C392])/[.C3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]-[.C393])/[.C3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]-[.C394])/[.C3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]-[.C395])/[.C3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]-[.C396])/[.C3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]-[.C397])/[.C3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]-[.C398])/[.C3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]-[.C399])/[.C3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]-[.C400])/[.C4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]-[.C401])/[.C4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]-[.C402])/[.C4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]-[.C403])/[.C4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]-[.C404])/[.C4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]-[.C405])/[.C4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]-[.C406])/[.C4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]-[.C407])/[.C4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]-[.C408])/[.C4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]-[.C409])/[.C4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]-[.C410])/[.C4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]-[.C411])/[.C4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]-[.C412])/[.C4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]-[.C413])/[.C4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]-[.C414])/[.C4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]-[.C415])/[.C4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]-[.C416])/[.C4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]-[.C417])/[.C4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]-[.C418])/[.C4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]-[.C419])/[.C4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]-[.C420])/[.C4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]-[.C421])/[.C4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]-[.C422])/[.C4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]-[.C423])/[.C4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]-[.C424])/[.C4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]-[.C425])/[.C4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]-[.C426])/[.C4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]-[.C427])/[.C4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]-[.C428])/[.C4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]-[.C429])/[.C4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]-[.C430])/[.C4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]-[.C431])/[.C4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]-[.C432])/[.C4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]-[.C433])/[.C4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]-[.C434])/[.C4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]-[.C435])/[.C4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]-[.C436])/[.C4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]-[.C437])/[.C4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]-[.C438])/[.C4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]-[.C439])/[.C4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]-[.C440])/[.C4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]-[.C441])/[.C4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]-[.C442])/[.C4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]-[.C443])/[.C4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]-[.C444])/[.C4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]-[.C445])/[.C4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]-[.C446])/[.C4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]-[.C447])/[.C4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]-[.C448])/[.C4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]-[.C449])/[.C4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0]-[.C450])/[.C4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1]-[.C451])/[.C4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2]-[.C452])/[.C4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3]-[.C453])/[.C4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4]-[.C454])/[.C4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5]-[.C455])/[.C4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6]-[.C456])/[.C4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7]-[.C457])/[.C4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8]-[.C458])/[.C4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9]-[.C459])/[.C4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0]-[.C460])/[.C4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1]-[.C461])/[.C4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2]-[.C462])/[.C4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3]-[.C463])/[.C4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4]-[.C464])/[.C4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5]-[.C465])/[.C4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6]-[.C466])/[.C4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7]-[.C467])/[.C4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8]-[.C468])/[.C4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69]-[.C469])/[.C4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0]-[.C470])/[.C4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1]-[.C471])/[.C4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2]-[.C472])/[.C4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3]-[.C473])/[.C4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4]-[.C474])/[.C4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5]-[.C475])/[.C4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6]-[.C476])/[.C4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7]-[.C477])/[.C4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8]-[.C478])/[.C4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79]-[.C479])/[.C4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0]-[.C480])/[.C4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1]-[.C481])/[.C4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2]-[.C482])/[.C4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3]-[.C483])/[.C4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4]-[.C484])/[.C4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5]-[.C485])/[.C4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6]-[.C486])/[.C4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7]-[.C487])/[.C4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8]-[.C488])/[.C4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89]-[.C489])/[.C4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0]-[.C490])/[.C4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1]-[.C491])/[.C4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2]-[.C492])/[.C4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3]-[.C493])/[.C4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4]-[.C494])/[.C4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5]-[.C495])/[.C4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6]-[.C496])/[.C4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7]-[.C497])/[.C4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8]-[.C498])/[.C4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99]-[.C499])/[.C4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0]-[.C500])/[.C5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1]-[.C501])/[.C5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2]-[.C502])/[.C5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3]-[.C503])/[.C5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4]-[.C504])/[.C5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5]-[.C505])/[.C5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6]-[.C506])/[.C5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7]-[.C507])/[.C5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8]-[.C508])/[.C5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09]-[.C509])/[.C5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0]-[.C510])/[.C5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1]-[.C511])/[.C5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2]-[.C512])/[.C5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3]-[.C513])/[.C5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4]-[.C514])/[.C5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5]-[.C515])/[.C5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6]-[.C516])/[.C5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7]-[.C517])/[.C5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8]-[.C518])/[.C5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19]-[.C519])/[.C5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0]-[.C520])/[.C5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1]-[.C521])/[.C5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2]-[.C522])/[.C5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3]-[.C523])/[.C5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4]-[.C524])/[.C5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5]-[.C525])/[.C5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6]-[.C526])/[.C5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7]-[.C527])/[.C5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8]-[.C528])/[.C5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29]-[.C529])/[.C5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0]-[.C530])/[.C5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1]-[.C531])/[.C5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2]-[.C532])/[.C5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3]-[.C533])/[.C5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4]-[.C534])/[.C5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5]-[.C535])/[.C5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6]-[.C536])/[.C5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7]-[.C537])/[.C5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8]-[.C538])/[.C5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39]-[.C539])/[.C5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0]-[.C540])/[.C5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1]-[.C541])/[.C5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2]-[.C542])/[.C5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3]-[.C543])/[.C5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4]-[.C544])/[.C5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5]-[.C545])/[.C5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6]-[.C546])/[.C5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7]-[.C547])/[.C5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8]-[.C548])/[.C5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49]-[.C549])/[.C5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0]-[.C550])/[.C5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1]-[.C551])/[.C5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2]-[.C552])/[.C5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3]-[.C553])/[.C5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4]-[.C554])/[.C5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5]-[.C555])/[.C5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6]-[.C556])/[.C5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7]-[.C557])/[.C5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8]-[.C558])/[.C5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59]-[.C559])/[.C5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0]-[.C560])/[.C5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1]-[.C561])/[.C5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2]-[.C562])/[.C5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3]-[.C563])/[.C5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4]-[.C564])/[.C5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5]-[.C565])/[.C5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6]-[.C566])/[.C5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7]-[.C567])/[.C5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8]-[.C568])/[.C5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69]-[.C569])/[.C5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0]-[.C570])/[.C5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1]-[.C571])/[.C5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2]-[.C572])/[.C5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3]-[.C573])/[.C5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4]-[.C574])/[.C5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5]-[.C575])/[.C5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6]-[.C576])/[.C5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7]-[.C577])/[.C5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8]-[.C578])/[.C5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79]-[.C579])/[.C5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0]-[.C580])/[.C5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1]-[.C581])/[.C5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2]-[.C582])/[.C5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3]-[.C583])/[.C5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4]-[.C584])/[.C5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5]-[.C585])/[.C5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6]-[.C586])/[.C5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7]-[.C587])/[.C5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8]-[.C588])/[.C5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89]-[.C589])/[.C5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0]-[.C590])/[.C5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1]-[.C591])/[.C5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2]-[.C592])/[.C5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3]-[.C593])/[.C5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4]-[.C594])/[.C5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5]-[.C595])/[.C5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6]-[.C596])/[.C5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7]-[.C597])/[.C5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8]-[.C598])/[.C5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599]-[.C599])/[.C5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0]-[.C600])/[.C6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1]-[.C601])/[.C6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2]-[.C602])/[.C6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3]-[.C603])/[.C6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4]-[.C604])/[.C6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5]-[.C605])/[.C6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6]-[.C606])/[.C6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7]-[.C607])/[.C6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8]-[.C608])/[.C6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09]-[.C609])/[.C6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0]-[.C610])/[.C6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1]-[.C611])/[.C6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2]-[.C612])/[.C6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3]-[.C613])/[.C6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4]-[.C614])/[.C6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5]-[.C615])/[.C6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6]-[.C616])/[.C6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7]-[.C617])/[.C6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8]-[.C618])/[.C6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19]-[.C619])/[.C6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0]-[.C620])/[.C6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1]-[.C621])/[.C6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2]-[.C622])/[.C6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3]-[.C623])/[.C6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4]-[.C624])/[.C6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5]-[.C625])/[.C6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6]-[.C626])/[.C6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7]-[.C627])/[.C6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8]-[.C628])/[.C6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29]-[.C629])/[.C6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0]-[.C630])/[.C6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1]-[.C631])/[.C6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2]-[.C632])/[.C6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3]-[.C633])/[.C6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4]-[.C634])/[.C6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5]-[.C635])/[.C6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6]-[.C636])/[.C6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7]-[.C637])/[.C6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8]-[.C638])/[.C6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39]-[.C639])/[.C6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0]-[.C640])/[.C6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1]-[.C641])/[.C6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2]-[.C642])/[.C6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3]-[.C643])/[.C6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4]-[.C644])/[.C6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5]-[.C645])/[.C6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6]-[.C646])/[.C6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7]-[.C647])/[.C6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8]-[.C648])/[.C6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49]-[.C649])/[.C6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0]-[.C650])/[.C6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1]-[.C651])/[.C6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2]-[.C652])/[.C6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3]-[.C653])/[.C6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4]-[.C654])/[.C6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5]-[.C655])/[.C6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6]-[.C656])/[.C6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7]-[.C657])/[.C6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8]-[.C658])/[.C6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59]-[.C659])/[.C6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0]-[.C660])/[.C6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1]-[.C661])/[.C6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2]-[.C662])/[.C6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3]-[.C663])/[.C6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4]-[.C664])/[.C6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5]-[.C665])/[.C6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6]-[.C666])/[.C6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7]-[.C667])/[.C6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8]-[.C668])/[.C6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69]-[.C669])/[.C6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0]-[.C670])/[.C6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1]-[.C671])/[.C6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2]-[.C672])/[.C6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3]-[.C673])/[.C6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4]-[.C674])/[.C6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5]-[.C675])/[.C6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6]-[.C676])/[.C6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7]-[.C677])/[.C6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8]-[.C678])/[.C6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79]-[.C679])/[.C6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0]-[.C680])/[.C6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1]-[.C681])/[.C6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2]-[.C682])/[.C6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3]-[.C683])/[.C6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4]-[.C684])/[.C6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5]-[.C685])/[.C6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6]-[.C686])/[.C6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7]-[.C687])/[.C6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8]-[.C688])/[.C6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89]-[.C689])/[.C6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0]-[.C690])/[.C6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1]-[.C691])/[.C6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2]-[.C692])/[.C6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3]-[.C693])/[.C6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4]-[.C694])/[.C6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5]-[.C695])/[.C6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6]-[.C696])/[.C6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7]-[.C697])/[.C6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8]-[.C698])/[.C6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699]-[.C699])/[.C6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0]-[.C700])/[.C7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1]-[.C701])/[.C7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2]-[.C702])/[.C7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3]-[.C703])/[.C7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4]-[.C704])/[.C7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5]-[.C705])/[.C7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6]-[.C706])/[.C7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7]-[.C707])/[.C7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8]-[.C708])/[.C7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09]-[.C709])/[.C7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0]-[.C710])/[.C7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1]-[.C711])/[.C7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2]-[.C712])/[.C7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3]-[.C713])/[.C7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4]-[.C714])/[.C7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5]-[.C715])/[.C7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6]-[.C716])/[.C7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7]-[.C717])/[.C7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8]-[.C718])/[.C7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19]-[.C719])/[.C7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0]-[.C720])/[.C7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1]-[.C721])/[.C7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2]-[.C722])/[.C7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3]-[.C723])/[.C7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4]-[.C724])/[.C7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5]-[.C725])/[.C7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6]-[.C726])/[.C7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7]-[.C727])/[.C7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8]-[.C728])/[.C7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29]-[.C729])/[.C7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0]-[.C730])/[.C7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1]-[.C731])/[.C7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2]-[.C732])/[.C7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3]-[.C733])/[.C7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4]-[.C734])/[.C7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5]-[.C735])/[.C7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6]-[.C736])/[.C7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7]-[.C737])/[.C7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8]-[.C738])/[.C7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39]-[.C739])/[.C7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0]-[.C740])/[.C7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1]-[.C741])/[.C7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2]-[.C742])/[.C7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3]-[.C743])/[.C7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4]-[.C744])/[.C7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5]-[.C745])/[.C7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6]-[.C746])/[.C7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7]-[.C747])/[.C7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8]-[.C748])/[.C7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49]-[.C749])/[.C7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0]-[.C750])/[.C7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1]-[.C751])/[.C7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2]-[.C752])/[.C7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3]-[.C753])/[.C7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4]-[.C754])/[.C7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5]-[.C755])/[.C7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6]-[.C756])/[.C7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7]-[.C757])/[.C7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8]-[.C758])/[.C7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59]-[.C759])/[.C7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0]-[.C760])/[.C7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1]-[.C761])/[.C7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2]-[.C762])/[.C7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3]-[.C763])/[.C7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4]-[.C764])/[.C7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5]-[.C765])/[.C7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6]-[.C766])/[.C7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7]-[.C767])/[.C7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8]-[.C768])/[.C7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69]-[.C769])/[.C7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0]-[.C770])/[.C7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1]-[.C771])/[.C7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2]-[.C772])/[.C7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3]-[.C773])/[.C7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4]-[.C774])/[.C7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5]-[.C775])/[.C7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6]-[.C776])/[.C7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7]-[.C777])/[.C7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8]-[.C778])/[.C7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79]-[.C779])/[.C7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0]-[.C780])/[.C7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1]-[.C781])/[.C7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2]-[.C782])/[.C7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3]-[.C783])/[.C7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4]-[.C784])/[.C7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5]-[.C785])/[.C7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6]-[.C786])/[.C7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7]-[.C787])/[.C7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8]-[.C788])/[.C7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89]-[.C789])/[.C7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0]-[.C790])/[.C7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1]-[.C791])/[.C7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2]-[.C792])/[.C7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3]-[.C793])/[.C7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4]-[.C794])/[.C7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5]-[.C795])/[.C7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6]-[.C796])/[.C7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7]-[.C797])/[.C7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8]-[.C798])/[.C7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799]-[.C799])/[.C7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0]-[.C800])/[.C8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1]-[.C801])/[.C8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2]-[.C802])/[.C8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3]-[.C803])/[.C8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4]-[.C804])/[.C8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5]-[.C805])/[.C8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6]-[.C806])/[.C8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7]-[.C807])/[.C8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8]-[.C808])/[.C8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09]-[.C809])/[.C8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0]-[.C810])/[.C8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1]-[.C811])/[.C8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2]-[.C812])/[.C8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3]-[.C813])/[.C8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4]-[.C814])/[.C8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5]-[.C815])/[.C8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6]-[.C816])/[.C8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7]-[.C817])/[.C8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8]-[.C818])/[.C8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19]-[.C819])/[.C8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0]-[.C820])/[.C8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1]-[.C821])/[.C8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2]-[.C822])/[.C8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3]-[.C823])/[.C8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4]-[.C824])/[.C8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5]-[.C825])/[.C8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6]-[.C826])/[.C8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7]-[.C827])/[.C8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8]-[.C828])/[.C8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29]-[.C829])/[.C8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0]-[.C830])/[.C8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1]-[.C831])/[.C8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2]-[.C832])/[.C8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3]-[.C833])/[.C8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4]-[.C834])/[.C8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5]-[.C835])/[.C8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6]-[.C836])/[.C8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7]-[.C837])/[.C8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8]-[.C838])/[.C8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39]-[.C839])/[.C8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0]-[.C840])/[.C8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1]-[.C841])/[.C8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2]-[.C842])/[.C8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3]-[.C843])/[.C8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4]-[.C844])/[.C8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5]-[.C845])/[.C8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6]-[.C846])/[.C8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7]-[.C847])/[.C8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8]-[.C848])/[.C8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49]-[.C849])/[.C8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0]-[.C850])/[.C8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1]-[.C851])/[.C8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2]-[.C852])/[.C8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3]-[.C853])/[.C8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4]-[.C854])/[.C8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5]-[.C855])/[.C8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6]-[.C856])/[.C8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7]-[.C857])/[.C8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8]-[.C858])/[.C8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59]-[.C859])/[.C8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0]-[.C860])/[.C8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1]-[.C861])/[.C8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2]-[.C862])/[.C8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3]-[.C863])/[.C8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4]-[.C864])/[.C8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5]-[.C865])/[.C8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6]-[.C866])/[.C8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7]-[.C867])/[.C8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8]-[.C868])/[.C8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69]-[.C869])/[.C8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0]-[.C870])/[.C8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1]-[.C871])/[.C8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2]-[.C872])/[.C8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3]-[.C873])/[.C8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4]-[.C874])/[.C8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5]-[.C875])/[.C8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6]-[.C876])/[.C8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7]-[.C877])/[.C8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8]-[.C878])/[.C8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79]-[.C879])/[.C8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0]-[.C880])/[.C8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1]-[.C881])/[.C8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2]-[.C882])/[.C8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3]-[.C883])/[.C8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4]-[.C884])/[.C8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5]-[.C885])/[.C8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6]-[.C886])/[.C8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7]-[.C887])/[.C8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8]-[.C888])/[.C8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89]-[.C889])/[.C8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0]-[.C890])/[.C8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1]-[.C891])/[.C8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2]-[.C892])/[.C8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3]-[.C893])/[.C8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4]-[.C894])/[.C8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5]-[.C895])/[.C8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6]-[.C896])/[.C8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7]-[.C897])/[.C8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8]-[.C898])/[.C8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899]-[.C899])/[.C8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0]-[.C900])/[.C9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1]-[.C901])/[.C9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2]-[.C902])/[.C9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3]-[.C903])/[.C9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4]-[.C904])/[.C9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5]-[.C905])/[.C9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6]-[.C906])/[.C9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7]-[.C907])/[.C9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8]-[.C908])/[.C9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09]-[.C909])/[.C9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0]-[.C910])/[.C9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1]-[.C911])/[.C9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2]-[.C912])/[.C9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3]-[.C913])/[.C9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4]-[.C914])/[.C9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5]-[.C915])/[.C9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6]-[.C916])/[.C9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7]-[.C917])/[.C9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8]-[.C918])/[.C9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19]-[.C919])/[.C9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0]-[.C920])/[.C9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1]-[.C921])/[.C9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2]-[.C922])/[.C9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3]-[.C923])/[.C9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4]-[.C924])/[.C9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5]-[.C925])/[.C9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6]-[.C926])/[.C9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7]-[.C927])/[.C9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8]-[.C928])/[.C9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29]-[.C929])/[.C9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0]-[.C930])/[.C9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1]-[.C931])/[.C9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2]-[.C932])/[.C9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3]-[.C933])/[.C9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4]-[.C934])/[.C9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5]-[.C935])/[.C9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6]-[.C936])/[.C9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7]-[.C937])/[.C9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8]-[.C938])/[.C9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39]-[.C939])/[.C9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0]-[.C940])/[.C9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1]-[.C941])/[.C9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2]-[.C942])/[.C9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3]-[.C943])/[.C9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4]-[.C944])/[.C9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5]-[.C945])/[.C9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6]-[.C946])/[.C9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7]-[.C947])/[.C9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8]-[.C948])/[.C9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49]-[.C949])/[.C9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0]-[.C950])/[.C9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1]-[.C951])/[.C9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2]-[.C952])/[.C9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3]-[.C953])/[.C9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4]-[.C954])/[.C9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5]-[.C955])/[.C9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6]-[.C956])/[.C9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7]-[.C957])/[.C9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8]-[.C958])/[.C9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59]-[.C959])/[.C9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0]-[.C960])/[.C9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1]-[.C961])/[.C9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2]-[.C962])/[.C9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3]-[.C963])/[.C9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4]-[.C964])/[.C9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5]-[.C965])/[.C9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6]-[.C966])/[.C9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7]-[.C967])/[.C9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8]-[.C968])/[.C9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69]-[.C969])/[.C9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0]-[.C970])/[.C9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1]-[.C971])/[.C9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2]-[.C972])/[.C9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3]-[.C973])/[.C9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4]-[.C974])/[.C9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5]-[.C975])/[.C9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6]-[.C976])/[.C9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7]-[.C977])/[.C9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8]-[.C978])/[.C9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79]-[.C979])/[.C9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0]-[.C980])/[.C9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1]-[.C981])/[.C9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2]-[.C982])/[.C9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3]-[.C983])/[.C9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4]-[.C984])/[.C9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5]-[.C985])/[.C9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6]-[.C986])/[.C9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7]-[.C987])/[.C9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8]-[.C988])/[.C9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89]-[.C989])/[.C9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0]-[.C990])/[.C9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1]-[.C991])/[.C9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2]-[.C992])/[.C9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3]-[.C993])/[.C9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4]-[.C994])/[.C9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5]-[.C995])/[.C9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6]-[.C996])/[.C9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7]-[.C997])/[.C9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8]-[.C998])/[.C9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999]-[.C999])/[.C9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0]-[.C1000])/[.C10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1]-[.C1001])/[.C10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2]-[.C1002])/[.C10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3]-[.C1003])/[.C10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4]-[.C1004])/[.C10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5]-[.C1005])/[.C10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6]-[.C1006])/[.C10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7]-[.C1007])/[.C10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8]-[.C1008])/[.C10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09]-[.C1009])/[.C10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0]-[.C1010])/[.C10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1]-[.C1011])/[.C10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2]-[.C1012])/[.C10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3]-[.C1013])/[.C10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4]-[.C1014])/[.C10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5]-[.C1015])/[.C10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6]-[.C1016])/[.C10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7]-[.C1017])/[.C10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8]-[.C1018])/[.C10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19]-[.C1019])/[.C10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0]-[.C1020])/[.C10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1]-[.C1021])/[.C10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2]-[.C1022])/[.C10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3]-[.C1023])/[.C10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4]-[.C1024])/[.C10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5]-[.C1025])/[.C10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6]-[.C1026])/[.C10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7]-[.C1027])/[.C10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8]-[.C1028])/[.C10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29]-[.C1029])/[.C10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0]-[.C1030])/[.C10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1]-[.C1031])/[.C10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2]-[.C1032])/[.C10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3]-[.C1033])/[.C10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4]-[.C1034])/[.C10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5]-[.C1035])/[.C10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6]-[.C1036])/[.C10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7]-[.C1037])/[.C10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8]-[.C1038])/[.C10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39]-[.C1039])/[.C10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0]-[.C1040])/[.C10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1]-[.C1041])/[.C10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2]-[.C1042])/[.C10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3]-[.C1043])/[.C10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4]-[.C1044])/[.C10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5]-[.C1045])/[.C10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6]-[.C1046])/[.C10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7]-[.C1047])/[.C10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8]-[.C1048])/[.C10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49]-[.C1049])/[.C10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0]-[.C1050])/[.C10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1]-[.C1051])/[.C10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2]-[.C1052])/[.C10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3]-[.C1053])/[.C10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4]-[.C1054])/[.C10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5]-[.C1055])/[.C10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6]-[.C1056])/[.C10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7]-[.C1057])/[.C10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8]-[.C1058])/[.C10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59]-[.C1059])/[.C10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0]-[.C1060])/[.C10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1]-[.C1061])/[.C10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2]-[.C1062])/[.C10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3]-[.C1063])/[.C10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4]-[.C1064])/[.C10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5]-[.C1065])/[.C10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6]-[.C1066])/[.C10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7]-[.C1067])/[.C10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8]-[.C1068])/[.C10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69]-[.C1069])/[.C10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0]-[.C1070])/[.C10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1]-[.C1071])/[.C10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2]-[.C1072])/[.C10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3]-[.C1073])/[.C10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4]-[.C1074])/[.C10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5]-[.C1075])/[.C10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6]-[.C1076])/[.C10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7]-[.C1077])/[.C10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8]-[.C1078])/[.C10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79]-[.C1079])/[.C10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0]-[.C1080])/[.C10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1]-[.C1081])/[.C10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2]-[.C1082])/[.C10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3]-[.C1083])/[.C10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4]-[.C1084])/[.C10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5]-[.C1085])/[.C10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6]-[.C1086])/[.C10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7]-[.C1087])/[.C10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8]-[.C1088])/[.C10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89]-[.C1089])/[.C10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0]-[.C1090])/[.C10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1]-[.C1091])/[.C10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2]-[.C1092])/[.C10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3]-[.C1093])/[.C10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4]-[.C1094])/[.C10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5]-[.C1095])/[.C10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6]-[.C1096])/[.C10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7]-[.C1097])/[.C10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8]-[.C1098])/[.C10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099]-[.C1099])/[.C10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0]-[.C1100])/[.C11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1]-[.C1101])/[.C11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2]-[.C1102])/[.C11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3]-[.C1103])/[.C11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4]-[.C1104])/[.C11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5]-[.C1105])/[.C11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6]-[.C1106])/[.C11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7]-[.C1107])/[.C11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8]-[.C1108])/[.C11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09]-[.C1109])/[.C11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0]-[.C1110])/[.C11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1]-[.C1111])/[.C11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2]-[.C1112])/[.C11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3]-[.C1113])/[.C11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4]-[.C1114])/[.C11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5]-[.C1115])/[.C11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6]-[.C1116])/[.C11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7]-[.C1117])/[.C11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8]-[.C1118])/[.C11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19]-[.C1119])/[.C11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0]-[.C1120])/[.C11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1]-[.C1121])/[.C11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2]-[.C1122])/[.C11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3]-[.C1123])/[.C11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4]-[.C1124])/[.C11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5]-[.C1125])/[.C11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6]-[.C1126])/[.C11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7]-[.C1127])/[.C11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8]-[.C1128])/[.C11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29]-[.C1129])/[.C11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0]-[.C1130])/[.C11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1]-[.C1131])/[.C11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2]-[.C1132])/[.C11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3]-[.C1133])/[.C11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4]-[.C1134])/[.C11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5]-[.C1135])/[.C11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6]-[.C1136])/[.C11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7]-[.C1137])/[.C11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8]-[.C1138])/[.C11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39]-[.C1139])/[.C11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0]-[.C1140])/[.C11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1]-[.C1141])/[.C11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2]-[.C1142])/[.C11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3]-[.C1143])/[.C11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4]-[.C1144])/[.C11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5]-[.C1145])/[.C11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6]-[.C1146])/[.C11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7]-[.C1147])/[.C11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8]-[.C1148])/[.C11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49]-[.C1149])/[.C11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0]-[.C1150])/[.C11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1]-[.C1151])/[.C11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2]-[.C1152])/[.C11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3]-[.C1153])/[.C11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4]-[.C1154])/[.C11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5]-[.C1155])/[.C11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6]-[.C1156])/[.C11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7]-[.C1157])/[.C11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8]-[.C1158])/[.C11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59]-[.C1159])/[.C11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0]-[.C1160])/[.C11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1]-[.C1161])/[.C11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2]-[.C1162])/[.C11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3]-[.C1163])/[.C11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4]-[.C1164])/[.C11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5]-[.C1165])/[.C11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6]-[.C1166])/[.C11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7]-[.C1167])/[.C11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8]-[.C1168])/[.C11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69]-[.C1169])/[.C11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0]-[.C1170])/[.C11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1]-[.C1171])/[.C11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2]-[.C1172])/[.C11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3]-[.C1173])/[.C11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4]-[.C1174])/[.C11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5]-[.C1175])/[.C11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6]-[.C1176])/[.C11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7]-[.C1177])/[.C11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8]-[.C1178])/[.C11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79]-[.C1179])/[.C11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0]-[.C1180])/[.C11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1]-[.C1181])/[.C11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2]-[.C1182])/[.C11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3]-[.C1183])/[.C11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4]-[.C1184])/[.C11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5]-[.C1185])/[.C11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6]-[.C1186])/[.C11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7]-[.C1187])/[.C11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8]-[.C1188])/[.C11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89]-[.C1189])/[.C11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0]-[.C1190])/[.C11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1]-[.C1191])/[.C11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2]-[.C1192])/[.C11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3]-[.C1193])/[.C11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4]-[.C1194])/[.C11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5]-[.C1195])/[.C11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6]-[.C1196])/[.C11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7]-[.C1197])/[.C11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8]-[.C1198])/[.C11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199]-[.C1199])/[.C11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0]-[.C1200])/[.C12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1]-[.C1201])/[.C12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2]-[.C1202])/[.C12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3]-[.C1203])/[.C12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4]-[.C1204])/[.C12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5]-[.C1205])/[.C12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6]-[.C1206])/[.C12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7]-[.C1207])/[.C12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8]-[.C1208])/[.C12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09]-[.C1209])/[.C12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0]-[.C1210])/[.C12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1]-[.C1211])/[.C12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2]-[.C1212])/[.C12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3]-[.C1213])/[.C12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4]-[.C1214])/[.C12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5]-[.C1215])/[.C12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6]-[.C1216])/[.C12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7]-[.C1217])/[.C12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8]-[.C1218])/[.C12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19]-[.C1219])/[.C12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0]-[.C1220])/[.C12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1]-[.C1221])/[.C12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2]-[.C1222])/[.C12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3]-[.C1223])/[.C12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4]-[.C1224])/[.C12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5]-[.C1225])/[.C12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6]-[.C1226])/[.C12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7]-[.C1227])/[.C12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8]-[.C1228])/[.C12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29]-[.C1229])/[.C12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0]-[.C1230])/[.C12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1]-[.C1231])/[.C12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2]-[.C1232])/[.C12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3]-[.C1233])/[.C12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4]-[.C1234])/[.C12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5]-[.C1235])/[.C12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6]-[.C1236])/[.C12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7]-[.C1237])/[.C12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8]-[.C1238])/[.C12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39]-[.C1239])/[.C12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0]-[.C1240])/[.C12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1]-[.C1241])/[.C12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2]-[.C1242])/[.C12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3]-[.C1243])/[.C12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4]-[.C1244])/[.C12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5]-[.C1245])/[.C12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6]-[.C1246])/[.C12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7]-[.C1247])/[.C12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8]-[.C1248])/[.C12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49]-[.C1249])/[.C12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0]-[.C1250])/[.C12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1]-[.C1251])/[.C12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2]-[.C1252])/[.C12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3]-[.C1253])/[.C12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4]-[.C1254])/[.C12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5]-[.C1255])/[.C12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6]-[.C1256])/[.C12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7]-[.C1257])/[.C12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8]-[.C1258])/[.C12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59]-[.C1259])/[.C12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0]-[.C1260])/[.C12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1]-[.C1261])/[.C12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2]-[.C1262])/[.C12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3]-[.C1263])/[.C12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4]-[.C1264])/[.C12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5]-[.C1265])/[.C12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6]-[.C1266])/[.C12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7]-[.C1267])/[.C12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8]-[.C1268])/[.C12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69]-[.C1269])/[.C12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0]-[.C1270])/[.C12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1]-[.C1271])/[.C12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2]-[.C1272])/[.C12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3]-[.C1273])/[.C12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4]-[.C1274])/[.C12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5]-[.C1275])/[.C12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6]-[.C1276])/[.C12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7]-[.C1277])/[.C12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8]-[.C1278])/[.C12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79]-[.C1279])/[.C12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0]-[.C1280])/[.C12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1]-[.C1281])/[.C12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2]-[.C1282])/[.C12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3]-[.C1283])/[.C12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4]-[.C1284])/[.C12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5]-[.C1285])/[.C12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6]-[.C1286])/[.C12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7]-[.C1287])/[.C12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8]-[.C1288])/[.C12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89]-[.C1289])/[.C12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0]-[.C1290])/[.C12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1]-[.C1291])/[.C12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2]-[.C1292])/[.C12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3]-[.C1293])/[.C12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4]-[.C1294])/[.C12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5]-[.C1295])/[.C12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6]-[.C1296])/[.C12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7]-[.C1297])/[.C12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8]-[.C1298])/[.C12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299]-[.C1299])/[.C12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0]-[.C1300])/[.C13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1]-[.C1301])/[.C13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2]-[.C1302])/[.C13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3]-[.C1303])/[.C13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4]-[.C1304])/[.C13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5]-[.C1305])/[.C13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6]-[.C1306])/[.C13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7]-[.C1307])/[.C13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8]-[.C1308])/[.C13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09]-[.C1309])/[.C13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0]-[.C1310])/[.C13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1]-[.C1311])/[.C13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2]-[.C1312])/[.C13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3]-[.C1313])/[.C13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4]-[.C1314])/[.C13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5]-[.C1315])/[.C13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6]-[.C1316])/[.C13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7]-[.C1317])/[.C13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8]-[.C1318])/[.C13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19]-[.C1319])/[.C13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0]-[.C1320])/[.C13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1]-[.C1321])/[.C13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2]-[.C1322])/[.C13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3]-[.C1323])/[.C13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4]-[.C1324])/[.C13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5]-[.C1325])/[.C13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6]-[.C1326])/[.C13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7]-[.C1327])/[.C13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8]-[.C1328])/[.C13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29]-[.C1329])/[.C13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0]-[.C1330])/[.C13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1]-[.C1331])/[.C13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2]-[.C1332])/[.C13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3]-[.C1333])/[.C13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4]-[.C1334])/[.C13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5]-[.C1335])/[.C13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6]-[.C1336])/[.C13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7]-[.C1337])/[.C13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8]-[.C1338])/[.C13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39]-[.C1339])/[.C13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0]-[.C1340])/[.C13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1]-[.C1341])/[.C13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2]-[.C1342])/[.C13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3]-[.C1343])/[.C13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4]-[.C1344])/[.C13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5]-[.C1345])/[.C13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6]-[.C1346])/[.C13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7]-[.C1347])/[.C13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8]-[.C1348])/[.C13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49]-[.C1349])/[.C13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0]-[.C1350])/[.C13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1]-[.C1351])/[.C13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2]-[.C1352])/[.C13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3]-[.C1353])/[.C13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4]-[.C1354])/[.C13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5]-[.C1355])/[.C13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6]-[.C1356])/[.C13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7]-[.C1357])/[.C13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8]-[.C1358])/[.C13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59]-[.C1359])/[.C13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0]-[.C1360])/[.C13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1]-[.C1361])/[.C13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2]-[.C1362])/[.C13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3]-[.C1363])/[.C13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4]-[.C1364])/[.C13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5]-[.C1365])/[.C13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6]-[.C1366])/[.C13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7]-[.C1367])/[.C13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8]-[.C1368])/[.C13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69]-[.C1369])/[.C13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0]-[.C1370])/[.C13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1]-[.C1371])/[.C13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2]-[.C1372])/[.C13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3]-[.C1373])/[.C13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4]-[.C1374])/[.C13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5]-[.C1375])/[.C13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6]-[.C1376])/[.C13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7]-[.C1377])/[.C13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8]-[.C1378])/[.C13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79]-[.C1379])/[.C13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0]-[.C1380])/[.C13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1]-[.C1381])/[.C13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2]-[.C1382])/[.C13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3]-[.C1383])/[.C13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4]-[.C1384])/[.C13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5]-[.C1385])/[.C13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6]-[.C1386])/[.C13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7]-[.C1387])/[.C13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8]-[.C1388])/[.C13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89]-[.C1389])/[.C13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0]-[.C1390])/[.C13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1]-[.C1391])/[.C13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2]-[.C1392])/[.C13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3]-[.C1393])/[.C13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4]-[.C1394])/[.C13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5]-[.C1395])/[.C13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6]-[.C1396])/[.C13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7]-[.C1397])/[.C13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8]-[.C1398])/[.C13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399]-[.C1399])/[.C13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0]-[.C1400])/[.C14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1]-[.C1401])/[.C14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2]-[.C1402])/[.C14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3]-[.C1403])/[.C14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4]-[.C1404])/[.C14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5]-[.C1405])/[.C14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6]-[.C1406])/[.C14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7]-[.C1407])/[.C14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8]-[.C1408])/[.C14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09]-[.C1409])/[.C14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0]-[.C1410])/[.C14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1]-[.C1411])/[.C14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2]-[.C1412])/[.C14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3]-[.C1413])/[.C14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4]-[.C1414])/[.C14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5]-[.C1415])/[.C14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6]-[.C1416])/[.C14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7]-[.C1417])/[.C14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8]-[.C1418])/[.C14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19]-[.C1419])/[.C14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0]-[.C1420])/[.C14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1]-[.C1421])/[.C14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2]-[.C1422])/[.C14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3]-[.C1423])/[.C14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4]-[.C1424])/[.C14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5]-[.C1425])/[.C14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6]-[.C1426])/[.C14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7]-[.C1427])/[.C14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8]-[.C1428])/[.C14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29]-[.C1429])/[.C14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0]-[.C1430])/[.C14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1]-[.C1431])/[.C14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2]-[.C1432])/[.C14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3]-[.C1433])/[.C14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4]-[.C1434])/[.C14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5]-[.C1435])/[.C14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6]-[.C1436])/[.C14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7]-[.C1437])/[.C14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8]-[.C1438])/[.C14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39]-[.C1439])/[.C14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0]-[.C1440])/[.C14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1]-[.C1441])/[.C14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2]-[.C1442])/[.C14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3]-[.C1443])/[.C14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4]-[.C1444])/[.C14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5]-[.C1445])/[.C14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6]-[.C1446])/[.C14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7]-[.C1447])/[.C14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8]-[.C1448])/[.C14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49]-[.C1449])/[.C14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0]-[.C1450])/[.C14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1]-[.C1451])/[.C14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2]-[.C1452])/[.C14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3]-[.C1453])/[.C14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4]-[.C1454])/[.C14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5]-[.C1455])/[.C14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6]-[.C1456])/[.C14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7]-[.C1457])/[.C14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8]-[.C1458])/[.C14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59]-[.C1459])/[.C14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0]-[.C1460])/[.C14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1]-[.C1461])/[.C14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2]-[.C1462])/[.C14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3]-[.C1463])/[.C14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4]-[.C1464])/[.C14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5]-[.C1465])/[.C14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6]-[.C1466])/[.C14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7]-[.C1467])/[.C14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8]-[.C1468])/[.C14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69]-[.C1469])/[.C14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0]-[.C1470])/[.C14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1]-[.C1471])/[.C14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2]-[.C1472])/[.C14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3]-[.C1473])/[.C14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4]-[.C1474])/[.C14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5]-[.C1475])/[.C14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6]-[.C1476])/[.C14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7]-[.C1477])/[.C14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8]-[.C1478])/[.C14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79]-[.C1479])/[.C14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0]-[.C1480])/[.C14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1]-[.C1481])/[.C14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2]-[.C1482])/[.C14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3]-[.C1483])/[.C14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4]-[.C1484])/[.C14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5]-[.C1485])/[.C14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6]-[.C1486])/[.C14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7]-[.C1487])/[.C14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8]-[.C1488])/[.C14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89]-[.C1489])/[.C14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0]-[.C1490])/[.C14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1]-[.C1491])/[.C14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2]-[.C1492])/[.C14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3]-[.C1493])/[.C14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4]-[.C1494])/[.C14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5]-[.C1495])/[.C14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6]-[.C1496])/[.C14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7]-[.C1497])/[.C14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8]-[.C1498])/[.C14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499]-[.C1499])/[.C14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0]-[.C1500])/[.C15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1]-[.C1501])/[.C15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2]-[.C1502])/[.C15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3]-[.C1503])/[.C15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4]-[.C1504])/[.C15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5]-[.C1505])/[.C15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6]-[.C1506])/[.C15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7]-[.C1507])/[.C15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8]-[.C1508])/[.C15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09]-[.C1509])/[.C15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0]-[.C1510])/[.C15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1]-[.C1511])/[.C15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2]-[.C1512])/[.C15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3]-[.C1513])/[.C15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4]-[.C1514])/[.C15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5]-[.C1515])/[.C15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6]-[.C1516])/[.C15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7]-[.C1517])/[.C15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8]-[.C1518])/[.C15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19]-[.C1519])/[.C15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0]-[.C1520])/[.C15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1]-[.C1521])/[.C15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2]-[.C1522])/[.C15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3]-[.C1523])/[.C15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4]-[.C1524])/[.C15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5]-[.C1525])/[.C15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6]-[.C1526])/[.C15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7]-[.C1527])/[.C15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8]-[.C1528])/[.C15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29]-[.C1529])/[.C15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0]-[.C1530])/[.C15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1]-[.C1531])/[.C15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2]-[.C1532])/[.C15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3]-[.C1533])/[.C15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4]-[.C1534])/[.C15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5]-[.C1535])/[.C15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6]-[.C1536])/[.C15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7]-[.C1537])/[.C15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8]-[.C1538])/[.C15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39]-[.C1539])/[.C15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0]-[.C1540])/[.C15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1]-[.C1541])/[.C15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2]-[.C1542])/[.C15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3]-[.C1543])/[.C15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4]-[.C1544])/[.C15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5]-[.C1545])/[.C15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6]-[.C1546])/[.C15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7]-[.C1547])/[.C15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8]-[.C1548])/[.C15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49]-[.C1549])/[.C15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0]-[.C1550])/[.C15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1]-[.C1551])/[.C15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2]-[.C1552])/[.C15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3]-[.C1553])/[.C15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4]-[.C1554])/[.C15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5]-[.C1555])/[.C15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6]-[.C1556])/[.C15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7]-[.C1557])/[.C15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8]-[.C1558])/[.C15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59]-[.C1559])/[.C15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0]-[.C1560])/[.C15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1]-[.C1561])/[.C15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2]-[.C1562])/[.C15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3]-[.C1563])/[.C15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4]-[.C1564])/[.C15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5]-[.C1565])/[.C15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6]-[.C1566])/[.C15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7]-[.C1567])/[.C15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8]-[.C1568])/[.C15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69]-[.C1569])/[.C15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0]-[.C1570])/[.C15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1]-[.C1571])/[.C15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2]-[.C1572])/[.C15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3]-[.C1573])/[.C15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4]-[.C1574])/[.C15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5]-[.C1575])/[.C15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6]-[.C1576])/[.C15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7]-[.C1577])/[.C15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8]-[.C1578])/[.C15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79]-[.C1579])/[.C15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0]-[.C1580])/[.C15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1]-[.C1581])/[.C15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2]-[.C1582])/[.C15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3]-[.C1583])/[.C15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4]-[.C1584])/[.C15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5]-[.C1585])/[.C15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6]-[.C1586])/[.C15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7]-[.C1587])/[.C15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8]-[.C1588])/[.C15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89]-[.C1589])/[.C15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0]-[.C1590])/[.C15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1]-[.C1591])/[.C15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2]-[.C1592])/[.C15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3]-[.C1593])/[.C15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4]-[.C1594])/[.C15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5]-[.C1595])/[.C15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6]-[.C1596])/[.C15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7]-[.C1597])/[.C15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8]-[.C1598])/[.C15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599]-[.C1599])/[.C15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0]-[.C1600])/[.C16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1]-[.C1601])/[.C16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2]-[.C1602])/[.C16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3]-[.C1603])/[.C16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4]-[.C1604])/[.C16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5]-[.C1605])/[.C16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6]-[.C1606])/[.C16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7]-[.C1607])/[.C16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8]-[.C1608])/[.C16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09]-[.C1609])/[.C16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0]-[.C1610])/[.C16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1]-[.C1611])/[.C16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2]-[.C1612])/[.C16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3]-[.C1613])/[.C16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4]-[.C1614])/[.C16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5]-[.C1615])/[.C16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6]-[.C1616])/[.C16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7]-[.C1617])/[.C16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8]-[.C1618])/[.C16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19]-[.C1619])/[.C16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0]-[.C1620])/[.C16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1]-[.C1621])/[.C16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2]-[.C1622])/[.C16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3]-[.C1623])/[.C16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4]-[.C1624])/[.C16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5]-[.C1625])/[.C16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6]-[.C1626])/[.C16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7]-[.C1627])/[.C16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8]-[.C1628])/[.C16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29]-[.C1629])/[.C16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0]-[.C1630])/[.C16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1]-[.C1631])/[.C16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2]-[.C1632])/[.C16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3]-[.C1633])/[.C16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4]-[.C1634])/[.C16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5]-[.C1635])/[.C16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6]-[.C1636])/[.C16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7]-[.C1637])/[.C16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8]-[.C1638])/[.C16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39]-[.C1639])/[.C16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0]-[.C1640])/[.C16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1]-[.C1641])/[.C16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2]-[.C1642])/[.C16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3]-[.C1643])/[.C16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4]-[.C1644])/[.C16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5]-[.C1645])/[.C16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6]-[.C1646])/[.C16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7]-[.C1647])/[.C16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8]-[.C1648])/[.C16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49]-[.C1649])/[.C16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0]-[.C1650])/[.C16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1]-[.C1651])/[.C16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2]-[.C1652])/[.C16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3]-[.C1653])/[.C16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4]-[.C1654])/[.C16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5]-[.C1655])/[.C16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6]-[.C1656])/[.C16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7]-[.C1657])/[.C16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8]-[.C1658])/[.C16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59]-[.C1659])/[.C16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0]-[.C1660])/[.C16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1]-[.C1661])/[.C16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2]-[.C1662])/[.C16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3]-[.C1663])/[.C16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4]-[.C1664])/[.C16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5]-[.C1665])/[.C16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6]-[.C1666])/[.C16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7]-[.C1667])/[.C16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8]-[.C1668])/[.C16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69]-[.C1669])/[.C16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0]-[.C1670])/[.C16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1]-[.C1671])/[.C16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2]-[.C1672])/[.C16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3]-[.C1673])/[.C16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4]-[.C1674])/[.C16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5]-[.C1675])/[.C16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6]-[.C1676])/[.C16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7]-[.C1677])/[.C16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8]-[.C1678])/[.C16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79]-[.C1679])/[.C16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0]-[.C1680])/[.C16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1]-[.C1681])/[.C16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2]-[.C1682])/[.C16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3]-[.C1683])/[.C16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4]-[.C1684])/[.C16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5]-[.C1685])/[.C16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6]-[.C1686])/[.C16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7]-[.C1687])/[.C16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8]-[.C1688])/[.C16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89]-[.C1689])/[.C16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0]-[.C1690])/[.C16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1]-[.C1691])/[.C16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2]-[.C1692])/[.C16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3]-[.C1693])/[.C16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4]-[.C1694])/[.C16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5]-[.C1695])/[.C16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6]-[.C1696])/[.C16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7]-[.C1697])/[.C16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8]-[.C1698])/[.C16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699]-[.C1699])/[.C16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0]-[.C1700])/[.C17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1]-[.C1701])/[.C17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2]-[.C1702])/[.C17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3]-[.C1703])/[.C17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4]-[.C1704])/[.C17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5]-[.C1705])/[.C17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6]-[.C1706])/[.C17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7]-[.C1707])/[.C17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8]-[.C1708])/[.C17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09]-[.C1709])/[.C17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0]-[.C1710])/[.C17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1]-[.C1711])/[.C17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2]-[.C1712])/[.C17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3]-[.C1713])/[.C17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4]-[.C1714])/[.C17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5]-[.C1715])/[.C17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6]-[.C1716])/[.C17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7]-[.C1717])/[.C17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8]-[.C1718])/[.C17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19]-[.C1719])/[.C17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0]-[.C1720])/[.C17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1]-[.C1721])/[.C17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2]-[.C1722])/[.C17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3]-[.C1723])/[.C17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4]-[.C1724])/[.C17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5]-[.C1725])/[.C17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6]-[.C1726])/[.C17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7]-[.C1727])/[.C17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8]-[.C1728])/[.C17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29]-[.C1729])/[.C17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0]-[.C1730])/[.C17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1]-[.C1731])/[.C17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2]-[.C1732])/[.C17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3]-[.C1733])/[.C17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4]-[.C1734])/[.C17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5]-[.C1735])/[.C17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6]-[.C1736])/[.C17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7]-[.C1737])/[.C17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8]-[.C1738])/[.C17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39]-[.C1739])/[.C17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0]-[.C1740])/[.C17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1]-[.C1741])/[.C17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2]-[.C1742])/[.C17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3]-[.C1743])/[.C17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4]-[.C1744])/[.C17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5]-[.C1745])/[.C17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6]-[.C1746])/[.C17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7]-[.C1747])/[.C17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8]-[.C1748])/[.C17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49]-[.C1749])/[.C17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0]-[.C1750])/[.C17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1]-[.C1751])/[.C17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2]-[.C1752])/[.C17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3]-[.C1753])/[.C17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4]-[.C1754])/[.C17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5]-[.C1755])/[.C17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6]-[.C1756])/[.C17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7]-[.C1757])/[.C17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8]-[.C1758])/[.C17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59]-[.C1759])/[.C17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0]-[.C1760])/[.C17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1]-[.C1761])/[.C17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2]-[.C1762])/[.C17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3]-[.C1763])/[.C17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4]-[.C1764])/[.C17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5]-[.C1765])/[.C17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6]-[.C1766])/[.C17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7]-[.C1767])/[.C17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8]-[.C1768])/[.C17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69]-[.C1769])/[.C17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0]-[.C1770])/[.C17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1]-[.C1771])/[.C17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2]-[.C1772])/[.C17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3]-[.C1773])/[.C17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4]-[.C1774])/[.C17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5]-[.C1775])/[.C17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6]-[.C1776])/[.C17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7]-[.C1777])/[.C17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8]-[.C1778])/[.C17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79]-[.C1779])/[.C17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0]-[.C1780])/[.C17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1]-[.C1781])/[.C17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2]-[.C1782])/[.C17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3]-[.C1783])/[.C17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4]-[.C1784])/[.C17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5]-[.C1785])/[.C17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6]-[.C1786])/[.C17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7]-[.C1787])/[.C17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8]-[.C1788])/[.C17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89]-[.C1789])/[.C17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0]-[.C1790])/[.C17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1]-[.C1791])/[.C17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2]-[.C1792])/[.C17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3]-[.C1793])/[.C17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4]-[.C1794])/[.C17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5]-[.C1795])/[.C17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6]-[.C1796])/[.C17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7]-[.C1797])/[.C17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8]-[.C1798])/[.C17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799]-[.C1799])/[.C17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0]-[.C1800])/[.C18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1]-[.C1801])/[.C18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2]-[.C1802])/[.C18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3]-[.C1803])/[.C18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4]-[.C1804])/[.C18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5]-[.C1805])/[.C18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6]-[.C1806])/[.C18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7]-[.C1807])/[.C18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8]-[.C1808])/[.C18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09]-[.C1809])/[.C18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0]-[.C1810])/[.C18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1]-[.C1811])/[.C18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2]-[.C1812])/[.C18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3]-[.C1813])/[.C18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4]-[.C1814])/[.C18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5]-[.C1815])/[.C18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6]-[.C1816])/[.C18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7]-[.C1817])/[.C18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8]-[.C1818])/[.C18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19]-[.C1819])/[.C18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0]-[.C1820])/[.C18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1]-[.C1821])/[.C18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2]-[.C1822])/[.C18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3]-[.C1823])/[.C18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4]-[.C1824])/[.C18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5]-[.C1825])/[.C18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6]-[.C1826])/[.C18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7]-[.C1827])/[.C18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8]-[.C1828])/[.C18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29]-[.C1829])/[.C18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0]-[.C1830])/[.C18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1]-[.C1831])/[.C18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2]-[.C1832])/[.C18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3]-[.C1833])/[.C18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4]-[.C1834])/[.C18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5]-[.C1835])/[.C18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6]-[.C1836])/[.C18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7]-[.C1837])/[.C18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8]-[.C1838])/[.C18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39]-[.C1839])/[.C18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0]-[.C1840])/[.C18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1]-[.C1841])/[.C18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2]-[.C1842])/[.C18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3]-[.C1843])/[.C18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4]-[.C1844])/[.C18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5]-[.C1845])/[.C18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6]-[.C1846])/[.C18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7]-[.C1847])/[.C18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8]-[.C1848])/[.C18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49]-[.C1849])/[.C18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0]-[.C1850])/[.C18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1]-[.C1851])/[.C18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2]-[.C1852])/[.C18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3]-[.C1853])/[.C18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4]-[.C1854])/[.C18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5]-[.C1855])/[.C18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6]-[.C1856])/[.C18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7]-[.C1857])/[.C18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8]-[.C1858])/[.C18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59]-[.C1859])/[.C18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0]-[.C1860])/[.C18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1]-[.C1861])/[.C18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2]-[.C1862])/[.C18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3]-[.C1863])/[.C18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4]-[.C1864])/[.C18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5]-[.C1865])/[.C18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6]-[.C1866])/[.C18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7]-[.C1867])/[.C18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8]-[.C1868])/[.C18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69]-[.C1869])/[.C18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0]-[.C1870])/[.C18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1]-[.C1871])/[.C18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2]-[.C1872])/[.C18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3]-[.C1873])/[.C18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4]-[.C1874])/[.C18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5]-[.C1875])/[.C18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6]-[.C1876])/[.C18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7]-[.C1877])/[.C18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8]-[.C1878])/[.C18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79]-[.C1879])/[.C18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0]-[.C1880])/[.C18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1]-[.C1881])/[.C18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2]-[.C1882])/[.C18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3]-[.C1883])/[.C18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4]-[.C1884])/[.C18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5]-[.C1885])/[.C18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6]-[.C1886])/[.C18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7]-[.C1887])/[.C18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8]-[.C1888])/[.C18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89]-[.C1889])/[.C18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0]-[.C1890])/[.C18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1]-[.C1891])/[.C18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2]-[.C1892])/[.C18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3]-[.C1893])/[.C18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4]-[.C1894])/[.C18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5]-[.C1895])/[.C18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6]-[.C1896])/[.C18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7]-[.C1897])/[.C18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8]-[.C1898])/[.C18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899]-[.C1899])/[.C18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0]-[.C1900])/[.C19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1]-[.C1901])/[.C19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2]-[.C1902])/[.C19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3]-[.C1903])/[.C19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4]-[.C1904])/[.C19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5]-[.C1905])/[.C19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6]-[.C1906])/[.C19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7]-[.C1907])/[.C19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8]-[.C1908])/[.C19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09]-[.C1909])/[.C19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0]-[.C1910])/[.C19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1]-[.C1911])/[.C19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2]-[.C1912])/[.C19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3]-[.C1913])/[.C19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4]-[.C1914])/[.C19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5]-[.C1915])/[.C19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6]-[.C1916])/[.C19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7]-[.C1917])/[.C19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8]-[.C1918])/[.C19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19]-[.C1919])/[.C19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0]-[.C1920])/[.C19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1]-[.C1921])/[.C19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2]-[.C1922])/[.C19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3]-[.C1923])/[.C19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4]-[.C1924])/[.C19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5]-[.C1925])/[.C19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6]-[.C1926])/[.C19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7]-[.C1927])/[.C19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8]-[.C1928])/[.C19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29]-[.C1929])/[.C19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0]-[.C1930])/[.C19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1]-[.C1931])/[.C19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2]-[.C1932])/[.C19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3]-[.C1933])/[.C19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4]-[.C1934])/[.C19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5]-[.C1935])/[.C19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6]-[.C1936])/[.C19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7]-[.C1937])/[.C19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8]-[.C1938])/[.C19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39]-[.C1939])/[.C19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0]-[.C1940])/[.C19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1]-[.C1941])/[.C19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2]-[.C1942])/[.C19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3]-[.C1943])/[.C19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4]-[.C1944])/[.C19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5]-[.C1945])/[.C19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6]-[.C1946])/[.C19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7]-[.C1947])/[.C19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8]-[.C1948])/[.C19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49]-[.C1949])/[.C19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0]-[.C1950])/[.C19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1]-[.C1951])/[.C19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2]-[.C1952])/[.C19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3]-[.C1953])/[.C19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4]-[.C1954])/[.C19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5]-[.C1955])/[.C19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6]-[.C1956])/[.C19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7]-[.C1957])/[.C19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8]-[.C1958])/[.C19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59]-[.C1959])/[.C19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0]-[.C1960])/[.C19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1]-[.C1961])/[.C19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2]-[.C1962])/[.C19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3]-[.C1963])/[.C19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4]-[.C1964])/[.C19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5]-[.C1965])/[.C19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6]-[.C1966])/[.C19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7]-[.C1967])/[.C19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8]-[.C1968])/[.C19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69]-[.C1969])/[.C19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0]-[.C1970])/[.C19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1]-[.C1971])/[.C19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2]-[.C1972])/[.C19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3]-[.C1973])/[.C19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4]-[.C1974])/[.C19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5]-[.C1975])/[.C19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6]-[.C1976])/[.C19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7]-[.C1977])/[.C19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8]-[.C1978])/[.C19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79]-[.C1979])/[.C19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0]-[.C1980])/[.C19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1]-[.C1981])/[.C19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2]-[.C1982])/[.C19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3]-[.C1983])/[.C19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4]-[.C1984])/[.C19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5]-[.C1985])/[.C19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6]-[.C1986])/[.C19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7]-[.C1987])/[.C19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8]-[.C1988])/[.C19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89]-[.C1989])/[.C19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0]-[.C1990])/[.C19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1]-[.C1991])/[.C19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2]-[.C1992])/[.C19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3]-[.C1993])/[.C19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4]-[.C1994])/[.C19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5]-[.C1995])/[.C19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6]-[.C1996])/[.C19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7]-[.C1997])/[.C19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8]-[.C1998])/[.C19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1999]-[.C1999])/[.C19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0]-[.C2000])/[.C20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1]-[.C2001])/[.C20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2]-[.C2002])/[.C20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3]-[.C2003])/[.C20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4]-[.C2004])/[.C20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5]-[.C2005])/[.C20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6]-[.C2006])/[.C20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7]-[.C2007])/[.C20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8]-[.C2008])/[.C20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09]-[.C2009])/[.C20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0]-[.C2010])/[.C20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1]-[.C2011])/[.C20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2]-[.C2012])/[.C20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3]-[.C2013])/[.C20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4]-[.C2014])/[.C20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5]-[.C2015])/[.C20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6]-[.C2016])/[.C20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7]-[.C2017])/[.C20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8]-[.C2018])/[.C20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19]-[.C2019])/[.C20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0]-[.C2020])/[.C20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1]-[.C2021])/[.C20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2]-[.C2022])/[.C20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3]-[.C2023])/[.C20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4]-[.C2024])/[.C20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5]-[.C2025])/[.C20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6]-[.C2026])/[.C20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7]-[.C2027])/[.C20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8]-[.C2028])/[.C20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29]-[.C2029])/[.C20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0]-[.C2030])/[.C20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1]-[.C2031])/[.C20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2]-[.C2032])/[.C20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3]-[.C2033])/[.C20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4]-[.C2034])/[.C20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5]-[.C2035])/[.C20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6]-[.C2036])/[.C20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7]-[.C2037])/[.C20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8]-[.C2038])/[.C20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39]-[.C2039])/[.C20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0]-[.C2040])/[.C20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1]-[.C2041])/[.C20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2]-[.C2042])/[.C20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3]-[.C2043])/[.C20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4]-[.C2044])/[.C20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5]-[.C2045])/[.C20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6]-[.C2046])/[.C20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7]-[.C2047])/[.C20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8]-[.C2048])/[.C20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49]-[.C2049])/[.C20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0]-[.C2050])/[.C20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1]-[.C2051])/[.C20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2]-[.C2052])/[.C20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3]-[.C2053])/[.C20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4]-[.C2054])/[.C20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5]-[.C2055])/[.C20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6]-[.C2056])/[.C20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7]-[.C2057])/[.C20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8]-[.C2058])/[.C20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59]-[.C2059])/[.C20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0]-[.C2060])/[.C20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1]-[.C2061])/[.C20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2]-[.C2062])/[.C20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3]-[.C2063])/[.C20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4]-[.C2064])/[.C20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5]-[.C2065])/[.C20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6]-[.C2066])/[.C20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7]-[.C2067])/[.C20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8]-[.C2068])/[.C20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69]-[.C2069])/[.C20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0]-[.C2070])/[.C20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1]-[.C2071])/[.C20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2]-[.C2072])/[.C20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3]-[.C2073])/[.C20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4]-[.C2074])/[.C20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5]-[.C2075])/[.C20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6]-[.C2076])/[.C20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7]-[.C2077])/[.C20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8]-[.C2078])/[.C20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79]-[.C2079])/[.C20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0]-[.C2080])/[.C20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1]-[.C2081])/[.C20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2]-[.C2082])/[.C20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3]-[.C2083])/[.C20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4]-[.C2084])/[.C20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5]-[.C2085])/[.C20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6]-[.C2086])/[.C20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7]-[.C2087])/[.C20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8]-[.C2088])/[.C20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89]-[.C2089])/[.C20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0]-[.C2090])/[.C20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1]-[.C2091])/[.C20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2]-[.C2092])/[.C20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3]-[.C2093])/[.C20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4]-[.C2094])/[.C20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5]-[.C2095])/[.C20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6]-[.C2096])/[.C20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7]-[.C2097])/[.C20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8]-[.C2098])/[.C20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099]-[.C2099])/[.C20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0]-[.C2100])/[.C21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1]-[.C2101])/[.C21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2]-[.C2102])/[.C21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3]-[.C2103])/[.C21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4]-[.C2104])/[.C21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5]-[.C2105])/[.C21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6]-[.C2106])/[.C21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7]-[.C2107])/[.C21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8]-[.C2108])/[.C21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09]-[.C2109])/[.C21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0]-[.C2110])/[.C21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1]-[.C2111])/[.C21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2]-[.C2112])/[.C21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3]-[.C2113])/[.C21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4]-[.C2114])/[.C21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5]-[.C2115])/[.C21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6]-[.C2116])/[.C21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7]-[.C2117])/[.C21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8]-[.C2118])/[.C21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19]-[.C2119])/[.C21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0]-[.C2120])/[.C21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1]-[.C2121])/[.C21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2]-[.C2122])/[.C21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3]-[.C2123])/[.C21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4]-[.C2124])/[.C21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5]-[.C2125])/[.C21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6]-[.C2126])/[.C21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7]-[.C2127])/[.C21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8]-[.C2128])/[.C21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29]-[.C2129])/[.C21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0]-[.C2130])/[.C21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1]-[.C2131])/[.C21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2]-[.C2132])/[.C21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3]-[.C2133])/[.C21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4]-[.C2134])/[.C21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5]-[.C2135])/[.C21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6]-[.C2136])/[.C21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7]-[.C2137])/[.C21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8]-[.C2138])/[.C21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39]-[.C2139])/[.C21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0]-[.C2140])/[.C21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1]-[.C2141])/[.C21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2]-[.C2142])/[.C21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3]-[.C2143])/[.C21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4]-[.C2144])/[.C21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5]-[.C2145])/[.C21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6]-[.C2146])/[.C21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7]-[.C2147])/[.C21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8]-[.C2148])/[.C21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49]-[.C2149])/[.C21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0]-[.C2150])/[.C21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1]-[.C2151])/[.C21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2]-[.C2152])/[.C21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3]-[.C2153])/[.C21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4]-[.C2154])/[.C21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5]-[.C2155])/[.C21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6]-[.C2156])/[.C21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7]-[.C2157])/[.C21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8]-[.C2158])/[.C21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59]-[.C2159])/[.C21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0]-[.C2160])/[.C21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1]-[.C2161])/[.C21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2]-[.C2162])/[.C21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3]-[.C2163])/[.C21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4]-[.C2164])/[.C21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5]-[.C2165])/[.C21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6]-[.C2166])/[.C21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7]-[.C2167])/[.C21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8]-[.C2168])/[.C21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69]-[.C2169])/[.C21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0]-[.C2170])/[.C21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1]-[.C2171])/[.C21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2]-[.C2172])/[.C21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3]-[.C2173])/[.C21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4]-[.C2174])/[.C21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5]-[.C2175])/[.C21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6]-[.C2176])/[.C21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7]-[.C2177])/[.C21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8]-[.C2178])/[.C21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79]-[.C2179])/[.C21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0]-[.C2180])/[.C21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1]-[.C2181])/[.C21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2]-[.C2182])/[.C21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3]-[.C2183])/[.C21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4]-[.C2184])/[.C21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5]-[.C2185])/[.C21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6]-[.C2186])/[.C21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7]-[.C2187])/[.C21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8]-[.C2188])/[.C21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89]-[.C2189])/[.C21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0]-[.C2190])/[.C21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1]-[.C2191])/[.C21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2]-[.C2192])/[.C21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3]-[.C2193])/[.C21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4]-[.C2194])/[.C21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5]-[.C2195])/[.C21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6]-[.C2196])/[.C21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7]-[.C2197])/[.C21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8]-[.C2198])/[.C21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199]-[.C2199])/[.C21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0]-[.C2200])/[.C22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1]-[.C2201])/[.C22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2]-[.C2202])/[.C22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3]-[.C2203])/[.C22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4]-[.C2204])/[.C22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5]-[.C2205])/[.C22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6]-[.C2206])/[.C22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7]-[.C2207])/[.C22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8]-[.C2208])/[.C22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09]-[.C2209])/[.C22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0]-[.C2210])/[.C22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1]-[.C2211])/[.C22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2]-[.C2212])/[.C22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3]-[.C2213])/[.C22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4]-[.C2214])/[.C22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5]-[.C2215])/[.C22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6]-[.C2216])/[.C22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7]-[.C2217])/[.C22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8]-[.C2218])/[.C22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19]-[.C2219])/[.C22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0]-[.C2220])/[.C22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1]-[.C2221])/[.C22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2]-[.C2222])/[.C22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3]-[.C2223])/[.C22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4]-[.C2224])/[.C22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5]-[.C2225])/[.C22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6]-[.C2226])/[.C22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7]-[.C2227])/[.C22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8]-[.C2228])/[.C22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29]-[.C2229])/[.C22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0]-[.C2230])/[.C22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1]-[.C2231])/[.C22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2]-[.C2232])/[.C22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3]-[.C2233])/[.C22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4]-[.C2234])/[.C22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5]-[.C2235])/[.C22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6]-[.C2236])/[.C22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7]-[.C2237])/[.C22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8]-[.C2238])/[.C22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39]-[.C2239])/[.C22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0]-[.C2240])/[.C22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1]-[.C2241])/[.C22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2]-[.C2242])/[.C22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3]-[.C2243])/[.C22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4]-[.C2244])/[.C22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5]-[.C2245])/[.C22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6]-[.C2246])/[.C22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7]-[.C2247])/[.C22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8]-[.C2248])/[.C22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49]-[.C2249])/[.C22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0]-[.C2250])/[.C22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1]-[.C2251])/[.C22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2]-[.C2252])/[.C22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3]-[.C2253])/[.C22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4]-[.C2254])/[.C22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5]-[.C2255])/[.C22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6]-[.C2256])/[.C22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7]-[.C2257])/[.C22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8]-[.C2258])/[.C22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59]-[.C2259])/[.C22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0]-[.C2260])/[.C22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1]-[.C2261])/[.C22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2]-[.C2262])/[.C22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3]-[.C2263])/[.C22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4]-[.C2264])/[.C22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5]-[.C2265])/[.C22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6]-[.C2266])/[.C22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7]-[.C2267])/[.C22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8]-[.C2268])/[.C22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69]-[.C2269])/[.C22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0]-[.C2270])/[.C22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1]-[.C2271])/[.C22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2]-[.C2272])/[.C22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3]-[.C2273])/[.C22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4]-[.C2274])/[.C22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5]-[.C2275])/[.C22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6]-[.C2276])/[.C22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7]-[.C2277])/[.C22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8]-[.C2278])/[.C22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79]-[.C2279])/[.C22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0]-[.C2280])/[.C22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1]-[.C2281])/[.C22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2]-[.C2282])/[.C22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3]-[.C2283])/[.C22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4]-[.C2284])/[.C22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5]-[.C2285])/[.C22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6]-[.C2286])/[.C22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7]-[.C2287])/[.C22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8]-[.C2288])/[.C22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89]-[.C2289])/[.C22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0]-[.C2290])/[.C22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1]-[.C2291])/[.C22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2]-[.C2292])/[.C22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3]-[.C2293])/[.C22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4]-[.C2294])/[.C22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5]-[.C2295])/[.C22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6]-[.C2296])/[.C22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7]-[.C2297])/[.C22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8]-[.C2298])/[.C22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299]-[.C2299])/[.C22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0]-[.C2300])/[.C23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1]-[.C2301])/[.C23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2]-[.C2302])/[.C23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3]-[.C2303])/[.C23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4]-[.C2304])/[.C23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5]-[.C2305])/[.C23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6]-[.C2306])/[.C23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7]-[.C2307])/[.C23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8]-[.C2308])/[.C23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09]-[.C2309])/[.C23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0]-[.C2310])/[.C23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1]-[.C2311])/[.C23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2]-[.C2312])/[.C23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3]-[.C2313])/[.C23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4]-[.C2314])/[.C23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5]-[.C2315])/[.C23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6]-[.C2316])/[.C23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7]-[.C2317])/[.C23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8]-[.C2318])/[.C23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19]-[.C2319])/[.C23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0]-[.C2320])/[.C23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1]-[.C2321])/[.C23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2]-[.C2322])/[.C23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3]-[.C2323])/[.C23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4]-[.C2324])/[.C23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5]-[.C2325])/[.C23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6]-[.C2326])/[.C23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7]-[.C2327])/[.C23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8]-[.C2328])/[.C23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29]-[.C2329])/[.C23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0]-[.C2330])/[.C23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1]-[.C2331])/[.C23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2]-[.C2332])/[.C23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3]-[.C2333])/[.C23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4]-[.C2334])/[.C23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5]-[.C2335])/[.C23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6]-[.C2336])/[.C23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7]-[.C2337])/[.C23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8]-[.C2338])/[.C23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39]-[.C2339])/[.C23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0]-[.C2340])/[.C23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1]-[.C2341])/[.C23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2]-[.C2342])/[.C23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3]-[.C2343])/[.C23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4]-[.C2344])/[.C23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5]-[.C2345])/[.C23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6]-[.C2346])/[.C23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7]-[.C2347])/[.C23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8]-[.C2348])/[.C23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49]-[.C2349])/[.C23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0]-[.C2350])/[.C23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1]-[.C2351])/[.C23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2]-[.C2352])/[.C23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3]-[.C2353])/[.C23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4]-[.C2354])/[.C23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5]-[.C2355])/[.C23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6]-[.C2356])/[.C23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7]-[.C2357])/[.C23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8]-[.C2358])/[.C23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59]-[.C2359])/[.C23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0]-[.C2360])/[.C23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1]-[.C2361])/[.C23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2]-[.C2362])/[.C23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3]-[.C2363])/[.C23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4]-[.C2364])/[.C23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5]-[.C2365])/[.C23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6]-[.C2366])/[.C23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7]-[.C2367])/[.C23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8]-[.C2368])/[.C23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69]-[.C2369])/[.C23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0]-[.C2370])/[.C23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1]-[.C2371])/[.C23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2]-[.C2372])/[.C23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3]-[.C2373])/[.C23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4]-[.C2374])/[.C23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5]-[.C2375])/[.C23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6]-[.C2376])/[.C23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7]-[.C2377])/[.C23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8]-[.C2378])/[.C23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79]-[.C2379])/[.C23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0]-[.C2380])/[.C23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1]-[.C2381])/[.C23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2]-[.C2382])/[.C23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3]-[.C2383])/[.C23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4]-[.C2384])/[.C23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5]-[.C2385])/[.C23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6]-[.C2386])/[.C23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7]-[.C2387])/[.C23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8]-[.C2388])/[.C23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89]-[.C2389])/[.C23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0]-[.C2390])/[.C23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1]-[.C2391])/[.C23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2]-[.C2392])/[.C23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3]-[.C2393])/[.C23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4]-[.C2394])/[.C23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5]-[.C2395])/[.C23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6]-[.C2396])/[.C23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7]-[.C2397])/[.C23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8]-[.C2398])/[.C23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399]-[.C2399])/[.C23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0]-[.C2400])/[.C24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1]-[.C2401])/[.C24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2]-[.C2402])/[.C24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3]-[.C2403])/[.C24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4]-[.C2404])/[.C24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5]-[.C2405])/[.C24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6]-[.C2406])/[.C24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7]-[.C2407])/[.C24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8]-[.C2408])/[.C24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09]-[.C2409])/[.C24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0]-[.C2410])/[.C24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1]-[.C2411])/[.C24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2]-[.C2412])/[.C24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3]-[.C2413])/[.C24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4]-[.C2414])/[.C24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5]-[.C2415])/[.C24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6]-[.C2416])/[.C24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7]-[.C2417])/[.C24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8]-[.C2418])/[.C24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19]-[.C2419])/[.C24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0]-[.C2420])/[.C24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1]-[.C2421])/[.C24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2]-[.C2422])/[.C24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3]-[.C2423])/[.C24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4]-[.C2424])/[.C24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5]-[.C2425])/[.C24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6]-[.C2426])/[.C24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7]-[.C2427])/[.C24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8]-[.C2428])/[.C24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29]-[.C2429])/[.C24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0]-[.C2430])/[.C24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1]-[.C2431])/[.C24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2]-[.C2432])/[.C24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3]-[.C2433])/[.C24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4]-[.C2434])/[.C24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5]-[.C2435])/[.C24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6]-[.C2436])/[.C24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7]-[.C2437])/[.C24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8]-[.C2438])/[.C24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39]-[.C2439])/[.C24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0]-[.C2440])/[.C24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1]-[.C2441])/[.C24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2]-[.C2442])/[.C24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3]-[.C2443])/[.C24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4]-[.C2444])/[.C24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5]-[.C2445])/[.C24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6]-[.C2446])/[.C24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7]-[.C2447])/[.C24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8]-[.C2448])/[.C24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49]-[.C2449])/[.C24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0]-[.C2450])/[.C24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1]-[.C2451])/[.C24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2]-[.C2452])/[.C24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3]-[.C2453])/[.C24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4]-[.C2454])/[.C24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5]-[.C2455])/[.C24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6]-[.C2456])/[.C24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7]-[.C2457])/[.C24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8]-[.C2458])/[.C24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59]-[.C2459])/[.C24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0]-[.C2460])/[.C24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1]-[.C2461])/[.C24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2]-[.C2462])/[.C24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3]-[.C2463])/[.C24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4]-[.C2464])/[.C24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5]-[.C2465])/[.C24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6]-[.C2466])/[.C24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7]-[.C2467])/[.C24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8]-[.C2468])/[.C24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69]-[.C2469])/[.C24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0]-[.C2470])/[.C24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1]-[.C2471])/[.C24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2]-[.C2472])/[.C24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3]-[.C2473])/[.C24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4]-[.C2474])/[.C24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5]-[.C2475])/[.C24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6]-[.C2476])/[.C24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7]-[.C2477])/[.C24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8]-[.C2478])/[.C24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79]-[.C2479])/[.C24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0]-[.C2480])/[.C24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1]-[.C2481])/[.C24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2]-[.C2482])/[.C24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3]-[.C2483])/[.C24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4]-[.C2484])/[.C24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5]-[.C2485])/[.C24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6]-[.C2486])/[.C24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7]-[.C2487])/[.C24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8]-[.C2488])/[.C24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89]-[.C2489])/[.C24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0]-[.C2490])/[.C24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1]-[.C2491])/[.C24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2]-[.C2492])/[.C24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3]-[.C2493])/[.C24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4]-[.C2494])/[.C24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5]-[.C2495])/[.C24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6]-[.C2496])/[.C24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7]-[.C2497])/[.C24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8]-[.C2498])/[.C24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499]-[.C2499])/[.C24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0]-[.C2500])/[.C25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1]-[.C2501])/[.C25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2]-[.C2502])/[.C25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3]-[.C2503])/[.C25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4]-[.C2504])/[.C25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5]-[.C2505])/[.C25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6]-[.C2506])/[.C25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7]-[.C2507])/[.C25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8]-[.C2508])/[.C25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09]-[.C2509])/[.C25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0]-[.C2510])/[.C25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1]-[.C2511])/[.C25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2]-[.C2512])/[.C25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3]-[.C2513])/[.C25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4]-[.C2514])/[.C25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5]-[.C2515])/[.C25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6]-[.C2516])/[.C25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7]-[.C2517])/[.C25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8]-[.C2518])/[.C25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19]-[.C2519])/[.C25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0]-[.C2520])/[.C25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1]-[.C2521])/[.C25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2]-[.C2522])/[.C25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3]-[.C2523])/[.C25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4]-[.C2524])/[.C25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5]-[.C2525])/[.C25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6]-[.C2526])/[.C25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7]-[.C2527])/[.C25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8]-[.C2528])/[.C25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29]-[.C2529])/[.C25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0]-[.C2530])/[.C25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1]-[.C2531])/[.C25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2]-[.C2532])/[.C25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3]-[.C2533])/[.C25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4]-[.C2534])/[.C25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5]-[.C2535])/[.C25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6]-[.C2536])/[.C25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7]-[.C2537])/[.C25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8]-[.C2538])/[.C25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39]-[.C2539])/[.C25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0]-[.C2540])/[.C25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1]-[.C2541])/[.C25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2]-[.C2542])/[.C25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3]-[.C2543])/[.C25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4]-[.C2544])/[.C25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5]-[.C2545])/[.C25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6]-[.C2546])/[.C25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7]-[.C2547])/[.C25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8]-[.C2548])/[.C25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49]-[.C2549])/[.C25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0]-[.C2550])/[.C25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1]-[.C2551])/[.C25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2]-[.C2552])/[.C25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3]-[.C2553])/[.C25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4]-[.C2554])/[.C25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5]-[.C2555])/[.C25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6]-[.C2556])/[.C25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7]-[.C2557])/[.C25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8]-[.C2558])/[.C25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59]-[.C2559])/[.C25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0]-[.C2560])/[.C25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1]-[.C2561])/[.C25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2]-[.C2562])/[.C25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3]-[.C2563])/[.C25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4]-[.C2564])/[.C25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5]-[.C2565])/[.C25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6]-[.C2566])/[.C25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7]-[.C2567])/[.C25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8]-[.C2568])/[.C25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69]-[.C2569])/[.C25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0]-[.C2570])/[.C25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1]-[.C2571])/[.C25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2]-[.C2572])/[.C25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3]-[.C2573])/[.C25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4]-[.C2574])/[.C25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5]-[.C2575])/[.C25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6]-[.C2576])/[.C25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7]-[.C2577])/[.C25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8]-[.C2578])/[.C25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79]-[.C2579])/[.C25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0]-[.C2580])/[.C25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1]-[.C2581])/[.C25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2]-[.C2582])/[.C25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3]-[.C2583])/[.C25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4]-[.C2584])/[.C25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5]-[.C2585])/[.C25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6]-[.C2586])/[.C25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7]-[.C2587])/[.C25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8]-[.C2588])/[.C25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89]-[.C2589])/[.C25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0]-[.C2590])/[.C25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1]-[.C2591])/[.C25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2]-[.C2592])/[.C25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3]-[.C2593])/[.C25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4]-[.C2594])/[.C25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5]-[.C2595])/[.C25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6]-[.C2596])/[.C25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7]-[.C2597])/[.C25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8]-[.C2598])/[.C25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599]-[.C2599])/[.C25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0]-[.C2600])/[.C26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1]-[.C2601])/[.C26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2]-[.C2602])/[.C26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3]-[.C2603])/[.C26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4]-[.C2604])/[.C26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5]-[.C2605])/[.C26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6]-[.C2606])/[.C26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7]-[.C2607])/[.C26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8]-[.C2608])/[.C26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09]-[.C2609])/[.C26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0]-[.C2610])/[.C26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1]-[.C2611])/[.C26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2]-[.C2612])/[.C26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3]-[.C2613])/[.C26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4]-[.C2614])/[.C26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5]-[.C2615])/[.C26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6]-[.C2616])/[.C26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7]-[.C2617])/[.C26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8]-[.C2618])/[.C26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19]-[.C2619])/[.C26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0]-[.C2620])/[.C26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1]-[.C2621])/[.C26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2]-[.C2622])/[.C26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3]-[.C2623])/[.C26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4]-[.C2624])/[.C26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5]-[.C2625])/[.C26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6]-[.C2626])/[.C26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7]-[.C2627])/[.C26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8]-[.C2628])/[.C26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29]-[.C2629])/[.C26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0]-[.C2630])/[.C26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1]-[.C2631])/[.C26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2]-[.C2632])/[.C26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3]-[.C2633])/[.C26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4]-[.C2634])/[.C26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5]-[.C2635])/[.C26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6]-[.C2636])/[.C26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7]-[.C2637])/[.C26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8]-[.C2638])/[.C26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39]-[.C2639])/[.C26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0]-[.C2640])/[.C26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1]-[.C2641])/[.C26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2]-[.C2642])/[.C26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3]-[.C2643])/[.C26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4]-[.C2644])/[.C26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5]-[.C2645])/[.C26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6]-[.C2646])/[.C26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7]-[.C2647])/[.C26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8]-[.C2648])/[.C26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49]-[.C2649])/[.C26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0]-[.C2650])/[.C26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1]-[.C2651])/[.C26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2]-[.C2652])/[.C26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3]-[.C2653])/[.C26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4]-[.C2654])/[.C26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5]-[.C2655])/[.C26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6]-[.C2656])/[.C26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7]-[.C2657])/[.C26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8]-[.C2658])/[.C26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59]-[.C2659])/[.C26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0]-[.C2660])/[.C26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1]-[.C2661])/[.C26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2]-[.C2662])/[.C26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3]-[.C2663])/[.C26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4]-[.C2664])/[.C26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5]-[.C2665])/[.C26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6]-[.C2666])/[.C26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7]-[.C2667])/[.C26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8]-[.C2668])/[.C26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69]-[.C2669])/[.C26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0]-[.C2670])/[.C26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1]-[.C2671])/[.C26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2]-[.C2672])/[.C26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3]-[.C2673])/[.C26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4]-[.C2674])/[.C26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5]-[.C2675])/[.C26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6]-[.C2676])/[.C26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7]-[.C2677])/[.C26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8]-[.C2678])/[.C26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79]-[.C2679])/[.C26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0]-[.C2680])/[.C26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1]-[.C2681])/[.C26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2]-[.C2682])/[.C26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3]-[.C2683])/[.C26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4]-[.C2684])/[.C26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5]-[.C2685])/[.C26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6]-[.C2686])/[.C26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7]-[.C2687])/[.C26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8]-[.C2688])/[.C26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89]-[.C2689])/[.C26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0]-[.C2690])/[.C26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1]-[.C2691])/[.C26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2]-[.C2692])/[.C26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3]-[.C2693])/[.C26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4]-[.C2694])/[.C26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5]-[.C2695])/[.C26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6]-[.C2696])/[.C26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7]-[.C2697])/[.C26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8]-[.C2698])/[.C26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699]-[.C2699])/[.C26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0]-[.C2700])/[.C27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1]-[.C2701])/[.C27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2]-[.C2702])/[.C27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3]-[.C2703])/[.C27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4]-[.C2704])/[.C27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5]-[.C2705])/[.C27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6]-[.C2706])/[.C27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7]-[.C2707])/[.C27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8]-[.C2708])/[.C27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09]-[.C2709])/[.C27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0]-[.C2710])/[.C27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1]-[.C2711])/[.C27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2]-[.C2712])/[.C27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3]-[.C2713])/[.C27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4]-[.C2714])/[.C27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5]-[.C2715])/[.C27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6]-[.C2716])/[.C27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7]-[.C2717])/[.C27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8]-[.C2718])/[.C27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19]-[.C2719])/[.C27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0]-[.C2720])/[.C27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1]-[.C2721])/[.C27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2]-[.C2722])/[.C27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3]-[.C2723])/[.C27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4]-[.C2724])/[.C27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5]-[.C2725])/[.C27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6]-[.C2726])/[.C27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7]-[.C2727])/[.C27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8]-[.C2728])/[.C27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29]-[.C2729])/[.C27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0]-[.C2730])/[.C27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1]-[.C2731])/[.C27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2]-[.C2732])/[.C27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3]-[.C2733])/[.C27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4]-[.C2734])/[.C27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5]-[.C2735])/[.C27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6]-[.C2736])/[.C27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7]-[.C2737])/[.C27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8]-[.C2738])/[.C27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39]-[.C2739])/[.C27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0]-[.C2740])/[.C27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1]-[.C2741])/[.C27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2]-[.C2742])/[.C27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3]-[.C2743])/[.C27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4]-[.C2744])/[.C27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5]-[.C2745])/[.C27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6]-[.C2746])/[.C27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7]-[.C2747])/[.C27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8]-[.C2748])/[.C27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49]-[.C2749])/[.C27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0]-[.C2750])/[.C27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1]-[.C2751])/[.C27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2]-[.C2752])/[.C27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3]-[.C2753])/[.C27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4]-[.C2754])/[.C27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5]-[.C2755])/[.C27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6]-[.C2756])/[.C27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7]-[.C2757])/[.C27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8]-[.C2758])/[.C27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59]-[.C2759])/[.C27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0]-[.C2760])/[.C27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1]-[.C2761])/[.C27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2]-[.C2762])/[.C27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3]-[.C2763])/[.C27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4]-[.C2764])/[.C27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5]-[.C2765])/[.C27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6]-[.C2766])/[.C27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7]-[.C2767])/[.C27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8]-[.C2768])/[.C27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69]-[.C2769])/[.C27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0]-[.C2770])/[.C27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1]-[.C2771])/[.C27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2]-[.C2772])/[.C27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3]-[.C2773])/[.C27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4]-[.C2774])/[.C27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5]-[.C2775])/[.C27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6]-[.C2776])/[.C27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7]-[.C2777])/[.C27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8]-[.C2778])/[.C27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79]-[.C2779])/[.C27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0]-[.C2780])/[.C27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1]-[.C2781])/[.C27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2]-[.C2782])/[.C27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3]-[.C2783])/[.C27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4]-[.C2784])/[.C27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5]-[.C2785])/[.C27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6]-[.C2786])/[.C27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7]-[.C2787])/[.C27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8]-[.C2788])/[.C27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89]-[.C2789])/[.C27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0]-[.C2790])/[.C27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1]-[.C2791])/[.C27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2]-[.C2792])/[.C27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3]-[.C2793])/[.C27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4]-[.C2794])/[.C27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5]-[.C2795])/[.C27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6]-[.C2796])/[.C27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7]-[.C2797])/[.C27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8]-[.C2798])/[.C27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799]-[.C2799])/[.C27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0]-[.C2800])/[.C28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1]-[.C2801])/[.C28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2]-[.C2802])/[.C28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3]-[.C2803])/[.C28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4]-[.C2804])/[.C28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5]-[.C2805])/[.C28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6]-[.C2806])/[.C28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7]-[.C2807])/[.C28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8]-[.C2808])/[.C28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09]-[.C2809])/[.C28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0]-[.C2810])/[.C28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1]-[.C2811])/[.C28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2]-[.C2812])/[.C28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3]-[.C2813])/[.C28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4]-[.C2814])/[.C28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5]-[.C2815])/[.C28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6]-[.C2816])/[.C28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7]-[.C2817])/[.C28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8]-[.C2818])/[.C28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19]-[.C2819])/[.C28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0]-[.C2820])/[.C28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1]-[.C2821])/[.C28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2]-[.C2822])/[.C28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3]-[.C2823])/[.C28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4]-[.C2824])/[.C28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5]-[.C2825])/[.C28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6]-[.C2826])/[.C28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7]-[.C2827])/[.C28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8]-[.C2828])/[.C28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29]-[.C2829])/[.C28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0]-[.C2830])/[.C28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1]-[.C2831])/[.C28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2]-[.C2832])/[.C28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3]-[.C2833])/[.C28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4]-[.C2834])/[.C28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5]-[.C2835])/[.C28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6]-[.C2836])/[.C28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7]-[.C2837])/[.C28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8]-[.C2838])/[.C28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39]-[.C2839])/[.C28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0]-[.C2840])/[.C28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1]-[.C2841])/[.C28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2]-[.C2842])/[.C28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3]-[.C2843])/[.C28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4]-[.C2844])/[.C28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5]-[.C2845])/[.C28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6]-[.C2846])/[.C28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7]-[.C2847])/[.C28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8]-[.C2848])/[.C28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49]-[.C2849])/[.C28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0]-[.C2850])/[.C28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1]-[.C2851])/[.C28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2]-[.C2852])/[.C28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3]-[.C2853])/[.C28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4]-[.C2854])/[.C28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5]-[.C2855])/[.C28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6]-[.C2856])/[.C28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7]-[.C2857])/[.C28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8]-[.C2858])/[.C28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59]-[.C2859])/[.C28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0]-[.C2860])/[.C28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1]-[.C2861])/[.C28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2]-[.C2862])/[.C28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3]-[.C2863])/[.C28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4]-[.C2864])/[.C28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5]-[.C2865])/[.C28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6]-[.C2866])/[.C28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7]-[.C2867])/[.C28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8]-[.C2868])/[.C28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69]-[.C2869])/[.C28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0]-[.C2870])/[.C28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1]-[.C2871])/[.C28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2]-[.C2872])/[.C28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3]-[.C2873])/[.C28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4]-[.C2874])/[.C28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5]-[.C2875])/[.C28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6]-[.C2876])/[.C28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7]-[.C2877])/[.C28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8]-[.C2878])/[.C28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79]-[.C2879])/[.C28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0]-[.C2880])/[.C28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1]-[.C2881])/[.C28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2]-[.C2882])/[.C28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3]-[.C2883])/[.C28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4]-[.C2884])/[.C28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5]-[.C2885])/[.C28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6]-[.C2886])/[.C28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7]-[.C2887])/[.C28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8]-[.C2888])/[.C28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89]-[.C2889])/[.C28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0]-[.C2890])/[.C28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1]-[.C2891])/[.C28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2]-[.C2892])/[.C28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3]-[.C2893])/[.C28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4]-[.C2894])/[.C28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5]-[.C2895])/[.C28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6]-[.C2896])/[.C28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7]-[.C2897])/[.C28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8]-[.C2898])/[.C28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899]-[.C2899])/[.C28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0]-[.C2900])/[.C29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1]-[.C2901])/[.C29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2]-[.C2902])/[.C29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3]-[.C2903])/[.C29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4]-[.C2904])/[.C29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5]-[.C2905])/[.C29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6]-[.C2906])/[.C29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7]-[.C2907])/[.C29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8]-[.C2908])/[.C29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09]-[.C2909])/[.C29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0]-[.C2910])/[.C29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1]-[.C2911])/[.C29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2]-[.C2912])/[.C29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3]-[.C2913])/[.C29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4]-[.C2914])/[.C29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5]-[.C2915])/[.C29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6]-[.C2916])/[.C29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7]-[.C2917])/[.C29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8]-[.C2918])/[.C29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19]-[.C2919])/[.C29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0]-[.C2920])/[.C29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1]-[.C2921])/[.C29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2]-[.C2922])/[.C29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3]-[.C2923])/[.C29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4]-[.C2924])/[.C29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5]-[.C2925])/[.C29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6]-[.C2926])/[.C29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7]-[.C2927])/[.C29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8]-[.C2928])/[.C29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29]-[.C2929])/[.C29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0]-[.C2930])/[.C29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1]-[.C2931])/[.C29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2]-[.C2932])/[.C29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3]-[.C2933])/[.C29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4]-[.C2934])/[.C29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5]-[.C2935])/[.C29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6]-[.C2936])/[.C29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7]-[.C2937])/[.C29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8]-[.C2938])/[.C29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39]-[.C2939])/[.C29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0]-[.C2940])/[.C29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1]-[.C2941])/[.C29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2]-[.C2942])/[.C29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3]-[.C2943])/[.C29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4]-[.C2944])/[.C29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5]-[.C2945])/[.C29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6]-[.C2946])/[.C29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7]-[.C2947])/[.C29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8]-[.C2948])/[.C29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49]-[.C2949])/[.C29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0]-[.C2950])/[.C29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1]-[.C2951])/[.C29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2]-[.C2952])/[.C29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3]-[.C2953])/[.C29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4]-[.C2954])/[.C29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5]-[.C2955])/[.C29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6]-[.C2956])/[.C29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7]-[.C2957])/[.C29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8]-[.C2958])/[.C29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59]-[.C2959])/[.C29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0]-[.C2960])/[.C29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1]-[.C2961])/[.C29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2]-[.C2962])/[.C29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3]-[.C2963])/[.C29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4]-[.C2964])/[.C29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5]-[.C2965])/[.C29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6]-[.C2966])/[.C29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7]-[.C2967])/[.C29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8]-[.C2968])/[.C29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69]-[.C2969])/[.C29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0]-[.C2970])/[.C29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1]-[.C2971])/[.C29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2]-[.C2972])/[.C29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3]-[.C2973])/[.C29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4]-[.C2974])/[.C29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5]-[.C2975])/[.C29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6]-[.C2976])/[.C29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7]-[.C2977])/[.C29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8]-[.C2978])/[.C29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79]-[.C2979])/[.C29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0]-[.C2980])/[.C29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1]-[.C2981])/[.C29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2]-[.C2982])/[.C29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3]-[.C2983])/[.C29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4]-[.C2984])/[.C29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5]-[.C2985])/[.C29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6]-[.C2986])/[.C29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7]-[.C2987])/[.C29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8]-[.C2988])/[.C29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89]-[.C2989])/[.C29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0]-[.C2990])/[.C29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1]-[.C2991])/[.C29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2]-[.C2992])/[.C29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3]-[.C2993])/[.C29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4]-[.C2994])/[.C29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5]-[.C2995])/[.C29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6]-[.C2996])/[.C29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7]-[.C2997])/[.C29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8]-[.C2998])/[.C29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2999]-[.C2999])/[.C29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0]-[.C3000])/[.C30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1]-[.C3001])/[.C30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2]-[.C3002])/[.C30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3]-[.C3003])/[.C30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4]-[.C3004])/[.C30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5]-[.C3005])/[.C30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6]-[.C3006])/[.C30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7]-[.C3007])/[.C30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8]-[.C3008])/[.C30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09]-[.C3009])/[.C30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0]-[.C3010])/[.C30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1]-[.C3011])/[.C30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2]-[.C3012])/[.C30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3]-[.C3013])/[.C30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4]-[.C3014])/[.C30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5]-[.C3015])/[.C30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6]-[.C3016])/[.C30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7]-[.C3017])/[.C30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8]-[.C3018])/[.C30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19]-[.C3019])/[.C30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0]-[.C3020])/[.C30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1]-[.C3021])/[.C30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2]-[.C3022])/[.C30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3]-[.C3023])/[.C30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4]-[.C3024])/[.C30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5]-[.C3025])/[.C30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6]-[.C3026])/[.C30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7]-[.C3027])/[.C30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8]-[.C3028])/[.C30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29]-[.C3029])/[.C30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0]-[.C3030])/[.C30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1]-[.C3031])/[.C30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2]-[.C3032])/[.C30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3]-[.C3033])/[.C30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4]-[.C3034])/[.C30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5]-[.C3035])/[.C30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6]-[.C3036])/[.C30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7]-[.C3037])/[.C30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8]-[.C3038])/[.C30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39]-[.C3039])/[.C30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0]-[.C3040])/[.C30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1]-[.C3041])/[.C30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2]-[.C3042])/[.C30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3]-[.C3043])/[.C30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4]-[.C3044])/[.C30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5]-[.C3045])/[.C30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6]-[.C3046])/[.C30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7]-[.C3047])/[.C30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8]-[.C3048])/[.C30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49]-[.C3049])/[.C30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0]-[.C3050])/[.C30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1]-[.C3051])/[.C30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2]-[.C3052])/[.C30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3]-[.C3053])/[.C30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4]-[.C3054])/[.C30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5]-[.C3055])/[.C30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6]-[.C3056])/[.C30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7]-[.C3057])/[.C30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8]-[.C3058])/[.C30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59]-[.C3059])/[.C30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0]-[.C3060])/[.C30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1]-[.C3061])/[.C30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2]-[.C3062])/[.C30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3]-[.C3063])/[.C30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4]-[.C3064])/[.C30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5]-[.C3065])/[.C30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6]-[.C3066])/[.C30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7]-[.C3067])/[.C30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8]-[.C3068])/[.C30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69]-[.C3069])/[.C30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0]-[.C3070])/[.C30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1]-[.C3071])/[.C30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2]-[.C3072])/[.C30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3]-[.C3073])/[.C30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4]-[.C3074])/[.C30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5]-[.C3075])/[.C30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6]-[.C3076])/[.C30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7]-[.C3077])/[.C30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8]-[.C3078])/[.C30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79]-[.C3079])/[.C30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0]-[.C3080])/[.C30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1]-[.C3081])/[.C30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2]-[.C3082])/[.C30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3]-[.C3083])/[.C30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4]-[.C3084])/[.C30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5]-[.C3085])/[.C30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6]-[.C3086])/[.C30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7]-[.C3087])/[.C30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8]-[.C3088])/[.C30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89]-[.C3089])/[.C30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0]-[.C3090])/[.C30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1]-[.C3091])/[.C30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2]-[.C3092])/[.C30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3]-[.C3093])/[.C30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4]-[.C3094])/[.C30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5]-[.C3095])/[.C30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6]-[.C3096])/[.C30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7]-[.C3097])/[.C30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8]-[.C3098])/[.C30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099]-[.C3099])/[.C30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0]-[.C3100])/[.C31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1]-[.C3101])/[.C31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2]-[.C3102])/[.C31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3]-[.C3103])/[.C31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4]-[.C3104])/[.C31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5]-[.C3105])/[.C31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6]-[.C3106])/[.C31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7]-[.C3107])/[.C31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8]-[.C3108])/[.C31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09]-[.C3109])/[.C31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0]-[.C3110])/[.C31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1]-[.C3111])/[.C31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2]-[.C3112])/[.C31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3]-[.C3113])/[.C31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4]-[.C3114])/[.C31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5]-[.C3115])/[.C31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6]-[.C3116])/[.C31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7]-[.C3117])/[.C31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8]-[.C3118])/[.C31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19]-[.C3119])/[.C31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0]-[.C3120])/[.C31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1]-[.C3121])/[.C31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2]-[.C3122])/[.C31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3]-[.C3123])/[.C31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4]-[.C3124])/[.C31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5]-[.C3125])/[.C31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6]-[.C3126])/[.C31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7]-[.C3127])/[.C31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8]-[.C3128])/[.C31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29]-[.C3129])/[.C31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0]-[.C3130])/[.C31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1]-[.C3131])/[.C31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2]-[.C3132])/[.C31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3]-[.C3133])/[.C31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4]-[.C3134])/[.C31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5]-[.C3135])/[.C31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6]-[.C3136])/[.C31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7]-[.C3137])/[.C31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8]-[.C3138])/[.C31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39]-[.C3139])/[.C31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0]-[.C3140])/[.C31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1]-[.C3141])/[.C31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2]-[.C3142])/[.C31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3]-[.C3143])/[.C31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4]-[.C3144])/[.C31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5]-[.C3145])/[.C31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6]-[.C3146])/[.C31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7]-[.C3147])/[.C31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8]-[.C3148])/[.C31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49]-[.C3149])/[.C31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0]-[.C3150])/[.C31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1]-[.C3151])/[.C31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2]-[.C3152])/[.C31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3]-[.C3153])/[.C31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4]-[.C3154])/[.C31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5]-[.C3155])/[.C31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6]-[.C3156])/[.C31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7]-[.C3157])/[.C31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8]-[.C3158])/[.C31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59]-[.C3159])/[.C31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0]-[.C3160])/[.C31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1]-[.C3161])/[.C31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2]-[.C3162])/[.C31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3]-[.C3163])/[.C31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4]-[.C3164])/[.C31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5]-[.C3165])/[.C31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6]-[.C3166])/[.C31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7]-[.C3167])/[.C31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8]-[.C3168])/[.C31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69]-[.C3169])/[.C31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0]-[.C3170])/[.C31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1]-[.C3171])/[.C31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2]-[.C3172])/[.C31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3]-[.C3173])/[.C31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4]-[.C3174])/[.C31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5]-[.C3175])/[.C31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6]-[.C3176])/[.C31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7]-[.C3177])/[.C31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8]-[.C3178])/[.C31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79]-[.C3179])/[.C31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0]-[.C3180])/[.C31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1]-[.C3181])/[.C31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2]-[.C3182])/[.C31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3]-[.C3183])/[.C31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4]-[.C3184])/[.C31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5]-[.C3185])/[.C31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6]-[.C3186])/[.C31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7]-[.C3187])/[.C31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8]-[.C3188])/[.C31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89]-[.C3189])/[.C31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0]-[.C3190])/[.C31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1]-[.C3191])/[.C31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2]-[.C3192])/[.C31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3]-[.C3193])/[.C31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4]-[.C3194])/[.C31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5]-[.C3195])/[.C31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6]-[.C3196])/[.C31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7]-[.C3197])/[.C31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8]-[.C3198])/[.C31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199]-[.C3199])/[.C31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0]-[.C3200])/[.C32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1]-[.C3201])/[.C32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2]-[.C3202])/[.C32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3]-[.C3203])/[.C32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4]-[.C3204])/[.C32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5]-[.C3205])/[.C32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6]-[.C3206])/[.C32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7]-[.C3207])/[.C32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8]-[.C3208])/[.C32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09]-[.C3209])/[.C32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0]-[.C3210])/[.C32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1]-[.C3211])/[.C32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2]-[.C3212])/[.C32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3]-[.C3213])/[.C32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4]-[.C3214])/[.C32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5]-[.C3215])/[.C32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6]-[.C3216])/[.C32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7]-[.C3217])/[.C32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8]-[.C3218])/[.C32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19]-[.C3219])/[.C32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0]-[.C3220])/[.C32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1]-[.C3221])/[.C32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2]-[.C3222])/[.C32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3]-[.C3223])/[.C32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4]-[.C3224])/[.C32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5]-[.C3225])/[.C32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6]-[.C3226])/[.C32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7]-[.C3227])/[.C32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8]-[.C3228])/[.C32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29]-[.C3229])/[.C32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0]-[.C3230])/[.C32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1]-[.C3231])/[.C32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2]-[.C3232])/[.C32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3]-[.C3233])/[.C32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4]-[.C3234])/[.C32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5]-[.C3235])/[.C32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6]-[.C3236])/[.C32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7]-[.C3237])/[.C32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8]-[.C3238])/[.C32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39]-[.C3239])/[.C32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0]-[.C3240])/[.C32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1]-[.C3241])/[.C32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2]-[.C3242])/[.C32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3]-[.C3243])/[.C32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4]-[.C3244])/[.C32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5]-[.C3245])/[.C32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6]-[.C3246])/[.C32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7]-[.C3247])/[.C32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8]-[.C3248])/[.C32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49]-[.C3249])/[.C32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0]-[.C3250])/[.C32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1]-[.C3251])/[.C32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2]-[.C3252])/[.C32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3]-[.C3253])/[.C32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4]-[.C3254])/[.C32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5]-[.C3255])/[.C32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6]-[.C3256])/[.C32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7]-[.C3257])/[.C32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8]-[.C3258])/[.C32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59]-[.C3259])/[.C32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0]-[.C3260])/[.C32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1]-[.C3261])/[.C32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2]-[.C3262])/[.C32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3]-[.C3263])/[.C32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4]-[.C3264])/[.C32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5]-[.C3265])/[.C32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6]-[.C3266])/[.C32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7]-[.C3267])/[.C32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8]-[.C3268])/[.C32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69]-[.C3269])/[.C32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0]-[.C3270])/[.C32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1]-[.C3271])/[.C32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2]-[.C3272])/[.C32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3]-[.C3273])/[.C32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4]-[.C3274])/[.C32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5]-[.C3275])/[.C32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6]-[.C3276])/[.C32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7]-[.C3277])/[.C32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8]-[.C3278])/[.C32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79]-[.C3279])/[.C32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0]-[.C3280])/[.C32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1]-[.C3281])/[.C32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2]-[.C3282])/[.C32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3]-[.C3283])/[.C32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4]-[.C3284])/[.C32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5]-[.C3285])/[.C32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6]-[.C3286])/[.C32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7]-[.C3287])/[.C32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8]-[.C3288])/[.C32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89]-[.C3289])/[.C32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0]-[.C3290])/[.C32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1]-[.C3291])/[.C32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2]-[.C3292])/[.C32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3]-[.C3293])/[.C32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4]-[.C3294])/[.C32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5]-[.C3295])/[.C32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6]-[.C3296])/[.C32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7]-[.C3297])/[.C32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8]-[.C3298])/[.C32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299]-[.C3299])/[.C32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0]-[.C3300])/[.C33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1]-[.C3301])/[.C33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2]-[.C3302])/[.C33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3]-[.C3303])/[.C33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4]-[.C3304])/[.C33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5]-[.C3305])/[.C33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6]-[.C3306])/[.C33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7]-[.C3307])/[.C33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8]-[.C3308])/[.C33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09]-[.C3309])/[.C33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0]-[.C3310])/[.C33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1]-[.C3311])/[.C33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2]-[.C3312])/[.C33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3]-[.C3313])/[.C33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4]-[.C3314])/[.C33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5]-[.C3315])/[.C33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6]-[.C3316])/[.C33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7]-[.C3317])/[.C33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8]-[.C3318])/[.C33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19]-[.C3319])/[.C33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0]-[.C3320])/[.C33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1]-[.C3321])/[.C33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2]-[.C3322])/[.C33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3]-[.C3323])/[.C33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4]-[.C3324])/[.C33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5]-[.C3325])/[.C33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6]-[.C3326])/[.C33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7]-[.C3327])/[.C33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8]-[.C3328])/[.C33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29]-[.C3329])/[.C33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0]-[.C3330])/[.C33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1]-[.C3331])/[.C33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2]-[.C3332])/[.C33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3]-[.C3333])/[.C33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4]-[.C3334])/[.C33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5]-[.C3335])/[.C33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6]-[.C3336])/[.C33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7]-[.C3337])/[.C33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8]-[.C3338])/[.C33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39]-[.C3339])/[.C33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0]-[.C3340])/[.C33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1]-[.C3341])/[.C33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2]-[.C3342])/[.C33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3]-[.C3343])/[.C33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4]-[.C3344])/[.C33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5]-[.C3345])/[.C33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6]-[.C3346])/[.C33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7]-[.C3347])/[.C33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8]-[.C3348])/[.C33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49]-[.C3349])/[.C33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0]-[.C3350])/[.C33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1]-[.C3351])/[.C33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2]-[.C3352])/[.C33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3]-[.C3353])/[.C33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4]-[.C3354])/[.C33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5]-[.C3355])/[.C33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6]-[.C3356])/[.C33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7]-[.C3357])/[.C33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8]-[.C3358])/[.C33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59]-[.C3359])/[.C33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0]-[.C3360])/[.C33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1]-[.C3361])/[.C33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2]-[.C3362])/[.C33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3]-[.C3363])/[.C33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4]-[.C3364])/[.C33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5]-[.C3365])/[.C33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6]-[.C3366])/[.C33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7]-[.C3367])/[.C33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8]-[.C3368])/[.C33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69]-[.C3369])/[.C33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0]-[.C3370])/[.C33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1]-[.C3371])/[.C33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2]-[.C3372])/[.C33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3]-[.C3373])/[.C33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4]-[.C3374])/[.C33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5]-[.C3375])/[.C33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6]-[.C3376])/[.C33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7]-[.C3377])/[.C33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8]-[.C3378])/[.C33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79]-[.C3379])/[.C33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0]-[.C3380])/[.C33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1]-[.C3381])/[.C33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2]-[.C3382])/[.C33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3]-[.C3383])/[.C33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4]-[.C3384])/[.C33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5]-[.C3385])/[.C33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6]-[.C3386])/[.C33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7]-[.C3387])/[.C33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8]-[.C3388])/[.C33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89]-[.C3389])/[.C33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0]-[.C3390])/[.C33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1]-[.C3391])/[.C33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2]-[.C3392])/[.C33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3]-[.C3393])/[.C33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4]-[.C3394])/[.C33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5]-[.C3395])/[.C33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6]-[.C3396])/[.C33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7]-[.C3397])/[.C33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8]-[.C3398])/[.C33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399]-[.C3399])/[.C33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0]-[.C3400])/[.C34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1]-[.C3401])/[.C34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2]-[.C3402])/[.C34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3]-[.C3403])/[.C34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4]-[.C3404])/[.C34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5]-[.C3405])/[.C34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6]-[.C3406])/[.C34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7]-[.C3407])/[.C34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8]-[.C3408])/[.C34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09]-[.C3409])/[.C34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0]-[.C3410])/[.C34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1]-[.C3411])/[.C34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2]-[.C3412])/[.C34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3]-[.C3413])/[.C34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4]-[.C3414])/[.C34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5]-[.C3415])/[.C34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6]-[.C3416])/[.C34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7]-[.C3417])/[.C34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8]-[.C3418])/[.C34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19]-[.C3419])/[.C34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0]-[.C3420])/[.C34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1]-[.C3421])/[.C34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2]-[.C3422])/[.C34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3]-[.C3423])/[.C34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4]-[.C3424])/[.C34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5]-[.C3425])/[.C34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6]-[.C3426])/[.C34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7]-[.C3427])/[.C34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8]-[.C3428])/[.C34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29]-[.C3429])/[.C34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0]-[.C3430])/[.C34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1]-[.C3431])/[.C34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2]-[.C3432])/[.C34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3]-[.C3433])/[.C34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4]-[.C3434])/[.C34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5]-[.C3435])/[.C34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6]-[.C3436])/[.C34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7]-[.C3437])/[.C34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8]-[.C3438])/[.C34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39]-[.C3439])/[.C34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0]-[.C3440])/[.C34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1]-[.C3441])/[.C34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2]-[.C3442])/[.C34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3]-[.C3443])/[.C34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4]-[.C3444])/[.C34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5]-[.C3445])/[.C34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6]-[.C3446])/[.C34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7]-[.C3447])/[.C34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8]-[.C3448])/[.C34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49]-[.C3449])/[.C34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0]-[.C3450])/[.C34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1]-[.C3451])/[.C34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2]-[.C3452])/[.C34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3]-[.C3453])/[.C34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4]-[.C3454])/[.C34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5]-[.C3455])/[.C34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6]-[.C3456])/[.C34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7]-[.C3457])/[.C34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8]-[.C3458])/[.C34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59]-[.C3459])/[.C34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0]-[.C3460])/[.C34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1]-[.C3461])/[.C34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2]-[.C3462])/[.C34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3]-[.C3463])/[.C34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4]-[.C3464])/[.C34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5]-[.C3465])/[.C34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6]-[.C3466])/[.C34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7]-[.C3467])/[.C34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8]-[.C3468])/[.C34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69]-[.C3469])/[.C34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0]-[.C3470])/[.C34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1]-[.C3471])/[.C34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2]-[.C3472])/[.C34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3]-[.C3473])/[.C34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4]-[.C3474])/[.C34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5]-[.C3475])/[.C34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6]-[.C3476])/[.C34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7]-[.C3477])/[.C34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8]-[.C3478])/[.C34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79]-[.C3479])/[.C34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0]-[.C3480])/[.C34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1]-[.C3481])/[.C34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2]-[.C3482])/[.C34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3]-[.C3483])/[.C34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4]-[.C3484])/[.C34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5]-[.C3485])/[.C34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6]-[.C3486])/[.C34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7]-[.C3487])/[.C34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8]-[.C3488])/[.C34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89]-[.C3489])/[.C34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0]-[.C3490])/[.C34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1]-[.C3491])/[.C34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2]-[.C3492])/[.C34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3]-[.C3493])/[.C34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4]-[.C3494])/[.C34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5]-[.C3495])/[.C34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6]-[.C3496])/[.C34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7]-[.C3497])/[.C34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8]-[.C3498])/[.C34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499]-[.C3499])/[.C34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0]-[.C3500])/[.C35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1]-[.C3501])/[.C35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2]-[.C3502])/[.C35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3]-[.C3503])/[.C35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4]-[.C3504])/[.C35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5]-[.C3505])/[.C35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6]-[.C3506])/[.C35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7]-[.C3507])/[.C35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8]-[.C3508])/[.C35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09]-[.C3509])/[.C35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0]-[.C3510])/[.C35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1]-[.C3511])/[.C35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2]-[.C3512])/[.C35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3]-[.C3513])/[.C35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4]-[.C3514])/[.C35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5]-[.C3515])/[.C35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6]-[.C3516])/[.C35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7]-[.C3517])/[.C35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8]-[.C3518])/[.C35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19]-[.C3519])/[.C35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0]-[.C3520])/[.C35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1]-[.C3521])/[.C35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2]-[.C3522])/[.C35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3]-[.C3523])/[.C35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4]-[.C3524])/[.C35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5]-[.C3525])/[.C35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6]-[.C3526])/[.C35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7]-[.C3527])/[.C35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8]-[.C3528])/[.C35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29]-[.C3529])/[.C35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0]-[.C3530])/[.C35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1]-[.C3531])/[.C35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2]-[.C3532])/[.C35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3]-[.C3533])/[.C35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4]-[.C3534])/[.C35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5]-[.C3535])/[.C35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6]-[.C3536])/[.C35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7]-[.C3537])/[.C35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8]-[.C3538])/[.C35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39]-[.C3539])/[.C35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0]-[.C3540])/[.C35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1]-[.C3541])/[.C35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2]-[.C3542])/[.C35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3]-[.C3543])/[.C35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4]-[.C3544])/[.C35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5]-[.C3545])/[.C35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6]-[.C3546])/[.C35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7]-[.C3547])/[.C35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8]-[.C3548])/[.C35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49]-[.C3549])/[.C35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0]-[.C3550])/[.C35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1]-[.C3551])/[.C35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2]-[.C3552])/[.C35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3]-[.C3553])/[.C35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4]-[.C3554])/[.C35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5]-[.C3555])/[.C35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6]-[.C3556])/[.C35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7]-[.C3557])/[.C35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8]-[.C3558])/[.C35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59]-[.C3559])/[.C35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0]-[.C3560])/[.C35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1]-[.C3561])/[.C35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2]-[.C3562])/[.C35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3]-[.C3563])/[.C35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4]-[.C3564])/[.C35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5]-[.C3565])/[.C35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6]-[.C3566])/[.C35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7]-[.C3567])/[.C35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8]-[.C3568])/[.C35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69]-[.C3569])/[.C35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0]-[.C3570])/[.C35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1]-[.C3571])/[.C35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2]-[.C3572])/[.C35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3]-[.C3573])/[.C35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4]-[.C3574])/[.C35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5]-[.C3575])/[.C35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6]-[.C3576])/[.C35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7]-[.C3577])/[.C35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8]-[.C3578])/[.C35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79]-[.C3579])/[.C35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0]-[.C3580])/[.C35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1]-[.C3581])/[.C35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2]-[.C3582])/[.C35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3]-[.C3583])/[.C35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4]-[.C3584])/[.C35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5]-[.C3585])/[.C35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6]-[.C3586])/[.C35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7]-[.C3587])/[.C35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8]-[.C3588])/[.C35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89]-[.C3589])/[.C35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0]-[.C3590])/[.C35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1]-[.C3591])/[.C35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2]-[.C3592])/[.C35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3]-[.C3593])/[.C35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4]-[.C3594])/[.C35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5]-[.C3595])/[.C35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6]-[.C3596])/[.C35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7]-[.C3597])/[.C35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8]-[.C3598])/[.C35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599]-[.C3599])/[.C35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0]-[.C3600])/[.C36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1]-[.C3601])/[.C36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2]-[.C3602])/[.C36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3]-[.C3603])/[.C36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4]-[.C3604])/[.C36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5]-[.C3605])/[.C36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6]-[.C3606])/[.C36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7]-[.C3607])/[.C36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8]-[.C3608])/[.C36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09]-[.C3609])/[.C36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0]-[.C3610])/[.C36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1]-[.C3611])/[.C36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2]-[.C3612])/[.C36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3]-[.C3613])/[.C36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4]-[.C3614])/[.C36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5]-[.C3615])/[.C36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6]-[.C3616])/[.C36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7]-[.C3617])/[.C36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8]-[.C3618])/[.C36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19]-[.C3619])/[.C36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0]-[.C3620])/[.C36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1]-[.C3621])/[.C36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2]-[.C3622])/[.C36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3]-[.C3623])/[.C36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4]-[.C3624])/[.C36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5]-[.C3625])/[.C36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6]-[.C3626])/[.C36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7]-[.C3627])/[.C36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8]-[.C3628])/[.C36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29]-[.C3629])/[.C36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0]-[.C3630])/[.C36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1]-[.C3631])/[.C36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2]-[.C3632])/[.C36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3]-[.C3633])/[.C36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4]-[.C3634])/[.C36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5]-[.C3635])/[.C36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6]-[.C3636])/[.C36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7]-[.C3637])/[.C36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8]-[.C3638])/[.C36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39]-[.C3639])/[.C36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0]-[.C3640])/[.C36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1]-[.C3641])/[.C36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2]-[.C3642])/[.C36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3]-[.C3643])/[.C36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4]-[.C3644])/[.C36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5]-[.C3645])/[.C36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6]-[.C3646])/[.C36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7]-[.C3647])/[.C36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8]-[.C3648])/[.C36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49]-[.C3649])/[.C36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0]-[.C3650])/[.C36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1]-[.C3651])/[.C36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2]-[.C3652])/[.C36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3]-[.C3653])/[.C36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4]-[.C3654])/[.C36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5]-[.C3655])/[.C36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6]-[.C3656])/[.C36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7]-[.C3657])/[.C36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8]-[.C3658])/[.C36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59]-[.C3659])/[.C36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0]-[.C3660])/[.C36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1]-[.C3661])/[.C36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2]-[.C3662])/[.C36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3]-[.C3663])/[.C36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4]-[.C3664])/[.C36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5]-[.C3665])/[.C36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6]-[.C3666])/[.C36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7]-[.C3667])/[.C36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8]-[.C3668])/[.C36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69]-[.C3669])/[.C36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0]-[.C3670])/[.C36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1]-[.C3671])/[.C36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2]-[.C3672])/[.C36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3]-[.C3673])/[.C36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4]-[.C3674])/[.C36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5]-[.C3675])/[.C36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6]-[.C3676])/[.C36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7]-[.C3677])/[.C36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8]-[.C3678])/[.C36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79]-[.C3679])/[.C36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0]-[.C3680])/[.C36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1]-[.C3681])/[.C36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2]-[.C3682])/[.C36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3]-[.C3683])/[.C36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4]-[.C3684])/[.C36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5]-[.C3685])/[.C36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6]-[.C3686])/[.C36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7]-[.C3687])/[.C36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8]-[.C3688])/[.C36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89]-[.C3689])/[.C36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0]-[.C3690])/[.C36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1]-[.C3691])/[.C36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2]-[.C3692])/[.C36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3]-[.C3693])/[.C36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4]-[.C3694])/[.C36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5]-[.C3695])/[.C36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6]-[.C3696])/[.C36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7]-[.C3697])/[.C36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8]-[.C3698])/[.C36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699]-[.C3699])/[.C36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0]-[.C3700])/[.C37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1]-[.C3701])/[.C37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2]-[.C3702])/[.C37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3]-[.C3703])/[.C37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4]-[.C3704])/[.C37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5]-[.C3705])/[.C37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6]-[.C3706])/[.C37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7]-[.C3707])/[.C37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8]-[.C3708])/[.C37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09]-[.C3709])/[.C37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0]-[.C3710])/[.C37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1]-[.C3711])/[.C37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2]-[.C3712])/[.C37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3]-[.C3713])/[.C37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4]-[.C3714])/[.C37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5]-[.C3715])/[.C37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6]-[.C3716])/[.C37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7]-[.C3717])/[.C37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8]-[.C3718])/[.C37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19]-[.C3719])/[.C37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0]-[.C3720])/[.C37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1]-[.C3721])/[.C37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2]-[.C3722])/[.C37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3]-[.C3723])/[.C37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4]-[.C3724])/[.C37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5]-[.C3725])/[.C37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6]-[.C3726])/[.C37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7]-[.C3727])/[.C37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8]-[.C3728])/[.C37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29]-[.C3729])/[.C37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0]-[.C3730])/[.C37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1]-[.C3731])/[.C37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2]-[.C3732])/[.C37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3]-[.C3733])/[.C37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4]-[.C3734])/[.C37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5]-[.C3735])/[.C37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6]-[.C3736])/[.C37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7]-[.C3737])/[.C37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8]-[.C3738])/[.C37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39]-[.C3739])/[.C37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0]-[.C3740])/[.C37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1]-[.C3741])/[.C37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2]-[.C3742])/[.C37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3]-[.C3743])/[.C37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4]-[.C3744])/[.C37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5]-[.C3745])/[.C37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6]-[.C3746])/[.C37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7]-[.C3747])/[.C37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8]-[.C3748])/[.C37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49]-[.C3749])/[.C37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0]-[.C3750])/[.C37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1]-[.C3751])/[.C37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2]-[.C3752])/[.C37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3]-[.C3753])/[.C37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4]-[.C3754])/[.C37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5]-[.C3755])/[.C37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6]-[.C3756])/[.C37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7]-[.C3757])/[.C37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8]-[.C3758])/[.C37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59]-[.C3759])/[.C37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0]-[.C3760])/[.C37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1]-[.C3761])/[.C37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2]-[.C3762])/[.C37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3]-[.C3763])/[.C37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4]-[.C3764])/[.C37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5]-[.C3765])/[.C37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6]-[.C3766])/[.C37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7]-[.C3767])/[.C37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8]-[.C3768])/[.C37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69]-[.C3769])/[.C37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0]-[.C3770])/[.C37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1]-[.C3771])/[.C37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2]-[.C3772])/[.C37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3]-[.C3773])/[.C37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4]-[.C3774])/[.C37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5]-[.C3775])/[.C37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6]-[.C3776])/[.C37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7]-[.C3777])/[.C37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8]-[.C3778])/[.C37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79]-[.C3779])/[.C37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0]-[.C3780])/[.C37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1]-[.C3781])/[.C37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2]-[.C3782])/[.C37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3]-[.C3783])/[.C37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4]-[.C3784])/[.C37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5]-[.C3785])/[.C37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6]-[.C3786])/[.C37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7]-[.C3787])/[.C37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8]-[.C3788])/[.C37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89]-[.C3789])/[.C37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0]-[.C3790])/[.C37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1]-[.C3791])/[.C37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2]-[.C3792])/[.C37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3]-[.C3793])/[.C37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4]-[.C3794])/[.C37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5]-[.C3795])/[.C37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6]-[.C3796])/[.C37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7]-[.C3797])/[.C37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8]-[.C3798])/[.C37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799]-[.C3799])/[.C37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0]-[.C3800])/[.C38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1]-[.C3801])/[.C38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2]-[.C3802])/[.C38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3]-[.C3803])/[.C38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4]-[.C3804])/[.C38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5]-[.C3805])/[.C38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6]-[.C3806])/[.C38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7]-[.C3807])/[.C38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8]-[.C3808])/[.C38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09]-[.C3809])/[.C38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0]-[.C3810])/[.C38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1]-[.C3811])/[.C38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2]-[.C3812])/[.C38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3]-[.C3813])/[.C38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4]-[.C3814])/[.C38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5]-[.C3815])/[.C38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6]-[.C3816])/[.C38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7]-[.C3817])/[.C38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8]-[.C3818])/[.C38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19]-[.C3819])/[.C38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0]-[.C3820])/[.C38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1]-[.C3821])/[.C38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2]-[.C3822])/[.C38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3]-[.C3823])/[.C38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4]-[.C3824])/[.C38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5]-[.C3825])/[.C38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6]-[.C3826])/[.C38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7]-[.C3827])/[.C38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8]-[.C3828])/[.C38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29]-[.C3829])/[.C38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0]-[.C3830])/[.C38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1]-[.C3831])/[.C38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2]-[.C3832])/[.C38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3]-[.C3833])/[.C38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4]-[.C3834])/[.C38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5]-[.C3835])/[.C38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6]-[.C3836])/[.C38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7]-[.C3837])/[.C38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8]-[.C3838])/[.C38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39]-[.C3839])/[.C38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0]-[.C3840])/[.C38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1]-[.C3841])/[.C38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2]-[.C3842])/[.C38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3]-[.C3843])/[.C38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4]-[.C3844])/[.C38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5]-[.C3845])/[.C38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6]-[.C3846])/[.C38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7]-[.C3847])/[.C38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8]-[.C3848])/[.C38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49]-[.C3849])/[.C38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0]-[.C3850])/[.C38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1]-[.C3851])/[.C38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2]-[.C3852])/[.C38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3]-[.C3853])/[.C38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4]-[.C3854])/[.C38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5]-[.C3855])/[.C38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6]-[.C3856])/[.C38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7]-[.C3857])/[.C38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8]-[.C3858])/[.C38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59]-[.C3859])/[.C38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0]-[.C3860])/[.C38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1]-[.C3861])/[.C38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2]-[.C3862])/[.C38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3]-[.C3863])/[.C38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4]-[.C3864])/[.C38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5]-[.C3865])/[.C38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6]-[.C3866])/[.C38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7]-[.C3867])/[.C38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8]-[.C3868])/[.C38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69]-[.C3869])/[.C38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0]-[.C3870])/[.C38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1]-[.C3871])/[.C38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2]-[.C3872])/[.C38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3]-[.C3873])/[.C38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4]-[.C3874])/[.C38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5]-[.C3875])/[.C38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6]-[.C3876])/[.C38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7]-[.C3877])/[.C38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8]-[.C3878])/[.C38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79]-[.C3879])/[.C38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0]-[.C3880])/[.C38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1]-[.C3881])/[.C38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2]-[.C3882])/[.C38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3]-[.C3883])/[.C38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4]-[.C3884])/[.C38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5]-[.C3885])/[.C38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6]-[.C3886])/[.C38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7]-[.C3887])/[.C38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8]-[.C3888])/[.C38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89]-[.C3889])/[.C38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0]-[.C3890])/[.C38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1]-[.C3891])/[.C38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2]-[.C3892])/[.C38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3]-[.C3893])/[.C38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4]-[.C3894])/[.C38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5]-[.C3895])/[.C38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6]-[.C3896])/[.C38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7]-[.C3897])/[.C38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8]-[.C3898])/[.C38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899]-[.C3899])/[.C38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0]-[.C3900])/[.C39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1]-[.C3901])/[.C39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2]-[.C3902])/[.C39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3]-[.C3903])/[.C39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4]-[.C3904])/[.C39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5]-[.C3905])/[.C39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6]-[.C3906])/[.C39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7]-[.C3907])/[.C39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8]-[.C3908])/[.C39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09]-[.C3909])/[.C39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0]-[.C3910])/[.C39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1]-[.C3911])/[.C39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2]-[.C3912])/[.C39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3]-[.C3913])/[.C39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4]-[.C3914])/[.C39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5]-[.C3915])/[.C39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6]-[.C3916])/[.C39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7]-[.C3917])/[.C39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8]-[.C3918])/[.C39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19]-[.C3919])/[.C39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0]-[.C3920])/[.C39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1]-[.C3921])/[.C39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2]-[.C3922])/[.C39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3]-[.C3923])/[.C39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4]-[.C3924])/[.C39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5]-[.C3925])/[.C39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6]-[.C3926])/[.C39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7]-[.C3927])/[.C39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8]-[.C3928])/[.C39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29]-[.C3929])/[.C39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0]-[.C3930])/[.C39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1]-[.C3931])/[.C39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2]-[.C3932])/[.C39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3]-[.C3933])/[.C39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4]-[.C3934])/[.C39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5]-[.C3935])/[.C39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6]-[.C3936])/[.C39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7]-[.C3937])/[.C39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8]-[.C3938])/[.C39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39]-[.C3939])/[.C39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0]-[.C3940])/[.C39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1]-[.C3941])/[.C39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2]-[.C3942])/[.C39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3]-[.C3943])/[.C39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4]-[.C3944])/[.C39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5]-[.C3945])/[.C39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6]-[.C3946])/[.C39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7]-[.C3947])/[.C39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8]-[.C3948])/[.C39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49]-[.C3949])/[.C39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0]-[.C3950])/[.C39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1]-[.C3951])/[.C39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2]-[.C3952])/[.C39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3]-[.C3953])/[.C39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4]-[.C3954])/[.C39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5]-[.C3955])/[.C39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6]-[.C3956])/[.C39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7]-[.C3957])/[.C39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8]-[.C3958])/[.C39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59]-[.C3959])/[.C39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0]-[.C3960])/[.C39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1]-[.C3961])/[.C39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2]-[.C3962])/[.C39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3]-[.C3963])/[.C39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4]-[.C3964])/[.C39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5]-[.C3965])/[.C39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6]-[.C3966])/[.C39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7]-[.C3967])/[.C39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8]-[.C3968])/[.C39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69]-[.C3969])/[.C39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0]-[.C3970])/[.C39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1]-[.C3971])/[.C39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2]-[.C3972])/[.C39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3]-[.C3973])/[.C39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4]-[.C3974])/[.C39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5]-[.C3975])/[.C39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6]-[.C3976])/[.C39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7]-[.C3977])/[.C39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8]-[.C3978])/[.C39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79]-[.C3979])/[.C39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0]-[.C3980])/[.C39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1]-[.C3981])/[.C39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2]-[.C3982])/[.C39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3]-[.C3983])/[.C39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4]-[.C3984])/[.C39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5]-[.C3985])/[.C39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6]-[.C3986])/[.C39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7]-[.C3987])/[.C39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8]-[.C3988])/[.C39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89]-[.C3989])/[.C39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0]-[.C3990])/[.C39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1]-[.C3991])/[.C39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2]-[.C3992])/[.C39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3]-[.C3993])/[.C39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4]-[.C3994])/[.C39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5]-[.C3995])/[.C39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6]-[.C3996])/[.C39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7]-[.C3997])/[.C39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8]-[.C3998])/[.C39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3999]-[.C3999])/[.C39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0]-[.C4000])/[.C40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1]-[.C4001])/[.C40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2]-[.C4002])/[.C40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3]-[.C4003])/[.C40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4]-[.C4004])/[.C40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5]-[.C4005])/[.C40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6]-[.C4006])/[.C40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7]-[.C4007])/[.C40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8]-[.C4008])/[.C40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09]-[.C4009])/[.C40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0]-[.C4010])/[.C40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1]-[.C4011])/[.C40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2]-[.C4012])/[.C40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3]-[.C4013])/[.C40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4]-[.C4014])/[.C40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5]-[.C4015])/[.C40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6]-[.C4016])/[.C40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7]-[.C4017])/[.C40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8]-[.C4018])/[.C40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19]-[.C4019])/[.C40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0]-[.C4020])/[.C40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1]-[.C4021])/[.C40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2]-[.C4022])/[.C40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3]-[.C4023])/[.C40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4]-[.C4024])/[.C40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5]-[.C4025])/[.C40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6]-[.C4026])/[.C40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7]-[.C4027])/[.C40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8]-[.C4028])/[.C40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29]-[.C4029])/[.C40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0]-[.C4030])/[.C40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1]-[.C4031])/[.C40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2]-[.C4032])/[.C40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3]-[.C4033])/[.C40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4]-[.C4034])/[.C40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5]-[.C4035])/[.C40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6]-[.C4036])/[.C40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7]-[.C4037])/[.C40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8]-[.C4038])/[.C40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39]-[.C4039])/[.C40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0]-[.C4040])/[.C40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1]-[.C4041])/[.C40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2]-[.C4042])/[.C40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3]-[.C4043])/[.C40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4]-[.C4044])/[.C40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5]-[.C4045])/[.C40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6]-[.C4046])/[.C40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7]-[.C4047])/[.C40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8]-[.C4048])/[.C40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49]-[.C4049])/[.C40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0]-[.C4050])/[.C40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1]-[.C4051])/[.C40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2]-[.C4052])/[.C40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3]-[.C4053])/[.C40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4]-[.C4054])/[.C40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5]-[.C4055])/[.C40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6]-[.C4056])/[.C40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7]-[.C4057])/[.C40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8]-[.C4058])/[.C40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59]-[.C4059])/[.C40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0]-[.C4060])/[.C40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1]-[.C4061])/[.C40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2]-[.C4062])/[.C40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3]-[.C4063])/[.C40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4]-[.C4064])/[.C40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5]-[.C4065])/[.C40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6]-[.C4066])/[.C40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7]-[.C4067])/[.C40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8]-[.C4068])/[.C40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69]-[.C4069])/[.C40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0]-[.C4070])/[.C40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1]-[.C4071])/[.C40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2]-[.C4072])/[.C40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3]-[.C4073])/[.C40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4]-[.C4074])/[.C40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5]-[.C4075])/[.C40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6]-[.C4076])/[.C40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7]-[.C4077])/[.C40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8]-[.C4078])/[.C40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79]-[.C4079])/[.C40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0]-[.C4080])/[.C40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1]-[.C4081])/[.C40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2]-[.C4082])/[.C40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3]-[.C4083])/[.C40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4]-[.C4084])/[.C40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5]-[.C4085])/[.C40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6]-[.C4086])/[.C40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7]-[.C4087])/[.C40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8]-[.C4088])/[.C40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89]-[.C4089])/[.C40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0]-[.C4090])/[.C40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1]-[.C4091])/[.C40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2]-[.C4092])/[.C40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3]-[.C4093])/[.C40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4]-[.C4094])/[.C40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5]-[.C4095])/[.C40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6]-[.C4096])/[.C40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7]-[.C4097])/[.C40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8]-[.C4098])/[.C40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099]-[.C4099])/[.C40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0]-[.C4100])/[.C41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1]-[.C4101])/[.C41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2]-[.C4102])/[.C41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3]-[.C4103])/[.C41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4]-[.C4104])/[.C41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5]-[.C4105])/[.C41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6]-[.C4106])/[.C41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7]-[.C4107])/[.C41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8]-[.C4108])/[.C41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09]-[.C4109])/[.C41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0]-[.C4110])/[.C41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1]-[.C4111])/[.C41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2]-[.C4112])/[.C41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3]-[.C4113])/[.C41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4]-[.C4114])/[.C41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5]-[.C4115])/[.C41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6]-[.C4116])/[.C41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7]-[.C4117])/[.C41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8]-[.C4118])/[.C41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19]-[.C4119])/[.C41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0]-[.C4120])/[.C41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1]-[.C4121])/[.C41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2]-[.C4122])/[.C41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3]-[.C4123])/[.C41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4]-[.C4124])/[.C41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5]-[.C4125])/[.C41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6]-[.C4126])/[.C41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7]-[.C4127])/[.C41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8]-[.C4128])/[.C41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29]-[.C4129])/[.C41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0]-[.C4130])/[.C41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1]-[.C4131])/[.C41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2]-[.C4132])/[.C41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3]-[.C4133])/[.C41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4]-[.C4134])/[.C41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5]-[.C4135])/[.C41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6]-[.C4136])/[.C41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7]-[.C4137])/[.C41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8]-[.C4138])/[.C41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39]-[.C4139])/[.C41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0]-[.C4140])/[.C41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1]-[.C4141])/[.C41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2]-[.C4142])/[.C41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3]-[.C4143])/[.C41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4]-[.C4144])/[.C41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5]-[.C4145])/[.C41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6]-[.C4146])/[.C41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7]-[.C4147])/[.C41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8]-[.C4148])/[.C41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49]-[.C4149])/[.C41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0]-[.C4150])/[.C41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1]-[.C4151])/[.C41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2]-[.C4152])/[.C41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3]-[.C4153])/[.C41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4]-[.C4154])/[.C41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5]-[.C4155])/[.C41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6]-[.C4156])/[.C41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7]-[.C4157])/[.C41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8]-[.C4158])/[.C41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59]-[.C4159])/[.C41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0]-[.C4160])/[.C41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1]-[.C4161])/[.C41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2]-[.C4162])/[.C41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3]-[.C4163])/[.C41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4]-[.C4164])/[.C41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5]-[.C4165])/[.C41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6]-[.C4166])/[.C41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7]-[.C4167])/[.C41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8]-[.C4168])/[.C41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69]-[.C4169])/[.C41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0]-[.C4170])/[.C41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1]-[.C4171])/[.C41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2]-[.C4172])/[.C41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3]-[.C4173])/[.C41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4]-[.C4174])/[.C41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5]-[.C4175])/[.C41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6]-[.C4176])/[.C41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7]-[.C4177])/[.C41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8]-[.C4178])/[.C41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79]-[.C4179])/[.C41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0]-[.C4180])/[.C41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1]-[.C4181])/[.C41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2]-[.C4182])/[.C41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3]-[.C4183])/[.C41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4]-[.C4184])/[.C41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5]-[.C4185])/[.C41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6]-[.C4186])/[.C41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7]-[.C4187])/[.C41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8]-[.C4188])/[.C41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89]-[.C4189])/[.C41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0]-[.C4190])/[.C41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1]-[.C4191])/[.C41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2]-[.C4192])/[.C41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3]-[.C4193])/[.C41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4]-[.C4194])/[.C41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5]-[.C4195])/[.C41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6]-[.C4196])/[.C41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7]-[.C4197])/[.C41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8]-[.C4198])/[.C41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199]-[.C4199])/[.C41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0]-[.C4200])/[.C42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1]-[.C4201])/[.C42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2]-[.C4202])/[.C42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3]-[.C4203])/[.C42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4]-[.C4204])/[.C42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5]-[.C4205])/[.C42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6]-[.C4206])/[.C42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7]-[.C4207])/[.C42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8]-[.C4208])/[.C42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09]-[.C4209])/[.C42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0]-[.C4210])/[.C42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1]-[.C4211])/[.C42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2]-[.C4212])/[.C42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3]-[.C4213])/[.C42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4]-[.C4214])/[.C42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5]-[.C4215])/[.C42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6]-[.C4216])/[.C42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7]-[.C4217])/[.C42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8]-[.C4218])/[.C42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19]-[.C4219])/[.C42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0]-[.C4220])/[.C42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1]-[.C4221])/[.C42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2]-[.C4222])/[.C42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3]-[.C4223])/[.C42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4]-[.C4224])/[.C42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5]-[.C4225])/[.C42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6]-[.C4226])/[.C42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7]-[.C4227])/[.C42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8]-[.C4228])/[.C42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29]-[.C4229])/[.C42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0]-[.C4230])/[.C42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1]-[.C4231])/[.C42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2]-[.C4232])/[.C42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3]-[.C4233])/[.C42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4]-[.C4234])/[.C42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5]-[.C4235])/[.C42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6]-[.C4236])/[.C42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7]-[.C4237])/[.C42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8]-[.C4238])/[.C42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39]-[.C4239])/[.C42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0]-[.C4240])/[.C42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1]-[.C4241])/[.C42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2]-[.C4242])/[.C42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3]-[.C4243])/[.C42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4]-[.C4244])/[.C42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5]-[.C4245])/[.C42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6]-[.C4246])/[.C42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7]-[.C4247])/[.C42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8]-[.C4248])/[.C42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49]-[.C4249])/[.C42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0]-[.C4250])/[.C42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1]-[.C4251])/[.C42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2]-[.C4252])/[.C42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3]-[.C4253])/[.C42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4]-[.C4254])/[.C42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5]-[.C4255])/[.C42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6]-[.C4256])/[.C42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7]-[.C4257])/[.C42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8]-[.C4258])/[.C42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59]-[.C4259])/[.C42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0]-[.C4260])/[.C42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1]-[.C4261])/[.C42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2]-[.C4262])/[.C42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3]-[.C4263])/[.C42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4]-[.C4264])/[.C42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5]-[.C4265])/[.C42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6]-[.C4266])/[.C42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7]-[.C4267])/[.C42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8]-[.C4268])/[.C42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69]-[.C4269])/[.C42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0]-[.C4270])/[.C42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1]-[.C4271])/[.C42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2]-[.C4272])/[.C42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3]-[.C4273])/[.C42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4]-[.C4274])/[.C42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5]-[.C4275])/[.C42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6]-[.C4276])/[.C42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7]-[.C4277])/[.C42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8]-[.C4278])/[.C42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79]-[.C4279])/[.C42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0]-[.C4280])/[.C42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1]-[.C4281])/[.C42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2]-[.C4282])/[.C42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3]-[.C4283])/[.C42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4]-[.C4284])/[.C42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5]-[.C4285])/[.C42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6]-[.C4286])/[.C42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7]-[.C4287])/[.C42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8]-[.C4288])/[.C42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89]-[.C4289])/[.C42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0]-[.C4290])/[.C42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1]-[.C4291])/[.C42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2]-[.C4292])/[.C42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3]-[.C4293])/[.C42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4]-[.C4294])/[.C42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5]-[.C4295])/[.C42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6]-[.C4296])/[.C42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7]-[.C4297])/[.C42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8]-[.C4298])/[.C42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299]-[.C4299])/[.C42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0]-[.C4300])/[.C43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1]-[.C4301])/[.C43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2]-[.C4302])/[.C43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3]-[.C4303])/[.C43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4]-[.C4304])/[.C43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5]-[.C4305])/[.C43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6]-[.C4306])/[.C43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7]-[.C4307])/[.C43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8]-[.C4308])/[.C43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09]-[.C4309])/[.C43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0]-[.C4310])/[.C43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1]-[.C4311])/[.C43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2]-[.C4312])/[.C43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3]-[.C4313])/[.C43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4]-[.C4314])/[.C43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5]-[.C4315])/[.C43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6]-[.C4316])/[.C43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7]-[.C4317])/[.C43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8]-[.C4318])/[.C43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19]-[.C4319])/[.C43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0]-[.C4320])/[.C43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1]-[.C4321])/[.C43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2]-[.C4322])/[.C43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3]-[.C4323])/[.C43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4]-[.C4324])/[.C43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5]-[.C4325])/[.C43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6]-[.C4326])/[.C43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7]-[.C4327])/[.C43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8]-[.C4328])/[.C43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29]-[.C4329])/[.C43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0]-[.C4330])/[.C43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1]-[.C4331])/[.C43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2]-[.C4332])/[.C43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3]-[.C4333])/[.C43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4]-[.C4334])/[.C43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5]-[.C4335])/[.C43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6]-[.C4336])/[.C43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7]-[.C4337])/[.C43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8]-[.C4338])/[.C43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39]-[.C4339])/[.C43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0]-[.C4340])/[.C43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1]-[.C4341])/[.C43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2]-[.C4342])/[.C43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3]-[.C4343])/[.C43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4]-[.C4344])/[.C43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5]-[.C4345])/[.C43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6]-[.C4346])/[.C43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7]-[.C4347])/[.C43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8]-[.C4348])/[.C43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49]-[.C4349])/[.C43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0]-[.C4350])/[.C43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1]-[.C4351])/[.C43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2]-[.C4352])/[.C43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3]-[.C4353])/[.C43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4]-[.C4354])/[.C43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5]-[.C4355])/[.C43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6]-[.C4356])/[.C43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7]-[.C4357])/[.C43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8]-[.C4358])/[.C43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59]-[.C4359])/[.C43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0]-[.C4360])/[.C43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1]-[.C4361])/[.C43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2]-[.C4362])/[.C43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3]-[.C4363])/[.C43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4]-[.C4364])/[.C43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5]-[.C4365])/[.C43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6]-[.C4366])/[.C43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7]-[.C4367])/[.C43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8]-[.C4368])/[.C43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69]-[.C4369])/[.C43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0]-[.C4370])/[.C43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1]-[.C4371])/[.C43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2]-[.C4372])/[.C43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3]-[.C4373])/[.C43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4]-[.C4374])/[.C43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5]-[.C4375])/[.C43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6]-[.C4376])/[.C43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7]-[.C4377])/[.C43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8]-[.C4378])/[.C43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79]-[.C4379])/[.C43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0]-[.C4380])/[.C43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1]-[.C4381])/[.C43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2]-[.C4382])/[.C43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3]-[.C4383])/[.C43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4]-[.C4384])/[.C43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5]-[.C4385])/[.C43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6]-[.C4386])/[.C43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7]-[.C4387])/[.C43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8]-[.C4388])/[.C43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89]-[.C4389])/[.C43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0]-[.C4390])/[.C43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1]-[.C4391])/[.C43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2]-[.C4392])/[.C43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3]-[.C4393])/[.C43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4]-[.C4394])/[.C43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5]-[.C4395])/[.C43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6]-[.C4396])/[.C43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7]-[.C4397])/[.C43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8]-[.C4398])/[.C43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399]-[.C4399])/[.C43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0]-[.C4400])/[.C44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1]-[.C4401])/[.C440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2]-[.C4402])/[.C440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3]-[.C4403])/[.C440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4]-[.C4404])/[.C440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5]-[.C4405])/[.C440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6]-[.C4406])/[.C440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7]-[.C4407])/[.C440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8]-[.C4408])/[.C440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09]-[.C4409])/[.C440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0]-[.C4410])/[.C441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1]-[.C4411])/[.C441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2]-[.C4412])/[.C441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3]-[.C4413])/[.C441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4]-[.C4414])/[.C441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5]-[.C4415])/[.C441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6]-[.C4416])/[.C441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7]-[.C4417])/[.C441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8]-[.C4418])/[.C441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19]-[.C4419])/[.C441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0]-[.C4420])/[.C442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1]-[.C4421])/[.C442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2]-[.C4422])/[.C442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3]-[.C4423])/[.C442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4]-[.C4424])/[.C442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5]-[.C4425])/[.C442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6]-[.C4426])/[.C442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7]-[.C4427])/[.C442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8]-[.C4428])/[.C442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29]-[.C4429])/[.C442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0]-[.C4430])/[.C443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1]-[.C4431])/[.C443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2]-[.C4432])/[.C443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3]-[.C4433])/[.C443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4]-[.C4434])/[.C443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5]-[.C4435])/[.C443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6]-[.C4436])/[.C443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7]-[.C4437])/[.C443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8]-[.C4438])/[.C443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39]-[.C4439])/[.C443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0]-[.C4440])/[.C444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1]-[.C4441])/[.C444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2]-[.C4442])/[.C444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3]-[.C4443])/[.C444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4]-[.C4444])/[.C444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5]-[.C4445])/[.C444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6]-[.C4446])/[.C444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7]-[.C4447])/[.C444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8]-[.C4448])/[.C444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49]-[.C4449])/[.C444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0]-[.C4450])/[.C445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1]-[.C4451])/[.C445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2]-[.C4452])/[.C445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3]-[.C4453])/[.C445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4]-[.C4454])/[.C445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5]-[.C4455])/[.C445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6]-[.C4456])/[.C445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7]-[.C4457])/[.C445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8]-[.C4458])/[.C445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59]-[.C4459])/[.C445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0]-[.C4460])/[.C446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1]-[.C4461])/[.C446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2]-[.C4462])/[.C446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3]-[.C4463])/[.C446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4]-[.C4464])/[.C446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5]-[.C4465])/[.C446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6]-[.C4466])/[.C446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7]-[.C4467])/[.C446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8]-[.C4468])/[.C446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69]-[.C4469])/[.C446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0]-[.C4470])/[.C447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1]-[.C4471])/[.C447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2]-[.C4472])/[.C447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3]-[.C4473])/[.C447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4]-[.C4474])/[.C447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5]-[.C4475])/[.C447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6]-[.C4476])/[.C447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7]-[.C4477])/[.C447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8]-[.C4478])/[.C447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79]-[.C4479])/[.C447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0]-[.C4480])/[.C448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1]-[.C4481])/[.C448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2]-[.C4482])/[.C448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3]-[.C4483])/[.C448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4]-[.C4484])/[.C448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5]-[.C4485])/[.C448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6]-[.C4486])/[.C448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7]-[.C4487])/[.C448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8]-[.C4488])/[.C448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89]-[.C4489])/[.C448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0]-[.C4490])/[.C449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1]-[.C4491])/[.C4491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2]-[.C4492])/[.C4492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3]-[.C4493])/[.C4493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4]-[.C4494])/[.C4494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5]-[.C4495])/[.C4495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6]-[.C4496])/[.C4496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7]-[.C4497])/[.C4497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8]-[.C4498])/[.C4498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499]-[.C4499])/[.C4499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00]-[.C4500])/[.C4500]" office:value-type="float" office:value="0">
            <text:p>#DIV/0!</text:p>
          </table:table-cell>
          <table:table-cell table:number-columns-repeated="3"/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number-columns-repeated="12"/>
          <table:table-cell table:formula="of:=([.G4501]-[.C4501])/[.C4501]" office:value-type="float" office:value="0">
            <text:p>#DIV/0!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4">11/24/2014</text:date>, <text:time>15:59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1:15:02.92</meta:creation-date>
    <dc:date>2014-11-24T15:59:57.35</dc:date>
    <meta:editing-duration>PT1H49M11S</meta:editing-duration>
    <meta:editing-cycles>6</meta:editing-cycles>
    <meta:generator>OpenOffice.org/3.4.1$Win32 OpenOffice.org_project/341m1$Build-9593</meta:generator>
    <meta:document-statistic meta:table-count="3" meta:cell-count="1416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802cm" svg:height="9.14cm" xlink:href=".." xlink:type="simple" chart:class="chart:scatter" chart:style-name="ch1">
        <chart:title svg:x="6.759cm" svg:y="0.318cm" chart:style-name="ch2">
          <text:p>Granularita</text:p>
        </chart:title>
        <chart:subtitle svg:x="6.574cm" svg:y="1.279cm" chart:style-name="ch3">
          <text:p>Priemerný čas</text:p>
        </chart:subtitle>
        <chart:legend chart:legend-position="end" svg:x="10.761cm" svg:y="3.311cm" style:legend-expansion="high" chart:style-name="ch4"/>
        <chart:plot-area chart:style-name="ch5" table:cell-range-address="Sheet1.J2:Sheet1.M10 Sheet1.K1:Sheet1.M1" chart:data-source-has-labels="row" svg:x="1.354cm" svg:y="2.326cm" svg:width="8.775cm" svg:height="5.624cm">
          <chartooo:coordinate-region svg:x="2.266cm" svg:y="2.539cm" svg:width="7.769cm" svg:height="4.738cm"/>
          <chart:axis chart:dimension="x" chart:name="primary-x" chart:style-name="ch6">
            <chart:title svg:x="4.877cm" svg:y="8.133cm" chart:style-name="ch7">
              <text:p>Granularita</text:p>
            </chart:title>
          </chart:axis>
          <chart:axis chart:dimension="y" chart:name="primary-y" chart:style-name="ch6">
            <chart:title svg:x="0.451cm" svg:y="5.711cm" chart:style-name="ch8">
              <text:p>Čas [s]</text:p>
            </chart:title>
            <chart:grid chart:style-name="ch9" chart:class="major"/>
          </chart:axis>
          <chart:series chart:style-name="ch10" chart:values-cell-range-address="Sheet1.K2:Sheet1.K10" chart:label-cell-address="Sheet1.K1:Sheet1.K1" chart:class="chart:scatter">
            <chart:domain table:cell-range-address="Sheet1.J2:Sheet1.J10"/>
            <chart:data-point chart:repeated="9"/>
          </chart:series>
          <chart:series chart:style-name="ch11" chart:values-cell-range-address="Sheet1.L2:Sheet1.L10" chart:label-cell-address="Sheet1.L1:Sheet1.L1" chart:class="chart:scatter">
            <chart:data-point chart:repeated="9"/>
          </chart:series>
          <chart:series chart:style-name="ch12" chart:values-cell-range-address="Sheet1.M2:Sheet1.M10" chart:label-cell-address="Sheet1.M1:Sheet1.M1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riemerný čas heuristika</text:p>
                <draw:g>
                  <svg:desc>Sheet1.K1:Sheet1.K1</svg:desc>
                </draw:g>
              </table:table-cell>
              <table:table-cell office:value-type="string">
                <text:p>Priemerný čas branch and bounds</text:p>
                <draw:g>
                  <svg:desc>Sheet1.L1:Sheet1.L1</svg:desc>
                </draw:g>
              </table:table-cell>
              <table:table-cell office:value-type="string">
                <text:p>Priemený čas dynamické programovanie – podľa ceny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J2:Sheet1.J10</svg:desc>
                </draw:g>
              </table:table-cell>
              <table:table-cell office:value-type="float" office:value="0.0000239320944314728">
                <text:p>0.0000239320944314728</text:p>
                <draw:g>
                  <svg:desc>Sheet1.K2:Sheet1.K10</svg:desc>
                </draw:g>
              </table:table-cell>
              <table:table-cell office:value-type="float" office:value="0.0643820457975382">
                <text:p>0.0643820457975382</text:p>
                <draw:g>
                  <svg:desc>Sheet1.L2:Sheet1.L10</svg:desc>
                </draw:g>
              </table:table-cell>
              <table:table-cell office:value-type="float" office:value="0.00749862961934907">
                <text:p>0.00749862961934907</text:p>
                <draw:g>
                  <svg:desc>Sheet1.M2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000260314009605494">
                <text:p>0.0000260314009605494</text:p>
              </table:table-cell>
              <table:table-cell office:value-type="float" office:value="0.052823357350955">
                <text:p>0.052823357350955</text:p>
              </table:table-cell>
              <table:table-cell office:value-type="float" office:value="0.00794186320452144">
                <text:p>0.00794186320452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000263579597539613">
                <text:p>0.0000263579597539613</text:p>
              </table:table-cell>
              <table:table-cell office:value-type="float" office:value="0.0456">
                <text:p>0.0456</text:p>
              </table:table-cell>
              <table:table-cell office:value-type="float" office:value="0.00866971610378038">
                <text:p>0.00866971610378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000241653507124813">
                <text:p>0.0000241653507124813</text:p>
              </table:table-cell>
              <table:table-cell office:value-type="float" office:value="0.0415076752979265">
                <text:p>0.0415076752979265</text:p>
              </table:table-cell>
              <table:table-cell office:value-type="float" office:value="0.00764800694170692">
                <text:p>0.00764800694170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000243519557372881">
                <text:p>0.0000243519557372881</text:p>
              </table:table-cell>
              <table:table-cell office:value-type="float" office:value="0.038">
                <text:p>0.038</text:p>
              </table:table-cell>
              <table:table-cell office:value-type="float" office:value="0.00863701357318299">
                <text:p>0.00863701357318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000247251657869017">
                <text:p>0.0000247251657869017</text:p>
              </table:table-cell>
              <table:table-cell office:value-type="float" office:value="0.035">
                <text:p>0.035</text:p>
              </table:table-cell>
              <table:table-cell office:value-type="float" office:value="0.0091005404548031">
                <text:p>0.0091005404548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00238387919190694">
                <text:p>0.0000238387919190694</text:p>
              </table:table-cell>
              <table:table-cell office:value-type="float" office:value="0.03">
                <text:p>0.03</text:p>
              </table:table-cell>
              <table:table-cell office:value-type="float" office:value="0.00817642572070359">
                <text:p>0.00817642572070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00243519557372882">
                <text:p>0.0000243519557372882</text:p>
              </table:table-cell>
              <table:table-cell office:value-type="float" office:value="0.0295">
                <text:p>0.0295</text:p>
              </table:table-cell>
              <table:table-cell office:value-type="float" office:value="0.00893954696965104">
                <text:p>0.00893954696965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000238854431752711">
                <text:p>0.0000238854431752711</text:p>
              </table:table-cell>
              <table:table-cell office:value-type="float" office:value="0.0285">
                <text:p>0.0285</text:p>
              </table:table-cell>
              <table:table-cell office:value-type="float" office:value="0.00874543109259576">
                <text:p>0.008745431092595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1cm" xlink:href=".." xlink:type="simple" chart:class="chart:scatter" chart:style-name="ch1">
        <chart:title svg:x="6.858cm" svg:y="0.316cm" chart:style-name="ch2">
          <text:p>Granularita</text:p>
        </chart:title>
        <chart:subtitle svg:x="6.461cm" svg:y="1.275cm" chart:style-name="ch3">
          <text:p>Priemerná chyba</text:p>
        </chart:subtitle>
        <chart:legend chart:legend-position="end" svg:x="11.303cm" svg:y="3.976cm" style:legend-expansion="high" chart:style-name="ch4"/>
        <chart:plot-area chart:style-name="ch5" table:cell-range-address="Sheet1.V2:Sheet1.W10 Sheet1.W1:Sheet1.W1" chart:data-source-has-labels="row" svg:x="1.358cm" svg:y="2.318cm" svg:width="9.305cm" svg:height="5.495cm">
          <chartooo:coordinate-region svg:x="2.456cm" svg:y="2.53cm" svg:width="8.113cm" svg:height="4.61cm"/>
          <chart:axis chart:dimension="x" chart:name="primary-x" chart:style-name="ch6">
            <chart:title svg:x="5.146cm" svg:y="7.994cm" chart:style-name="ch7">
              <text:p>Granularita</text:p>
            </chart:title>
          </chart:axis>
          <chart:axis chart:dimension="y" chart:name="primary-y" chart:style-name="ch6">
            <chart:title svg:x="0.451cm" svg:y="6.26cm" chart:style-name="ch8">
              <text:p>Relatívna chyba</text:p>
            </chart:title>
            <chart:grid chart:style-name="ch9" chart:class="major"/>
          </chart:axis>
          <chart:series chart:style-name="ch10" chart:values-cell-range-address="Sheet1.W2:Sheet1.W10" chart:label-cell-address="Sheet1.W1:Sheet1.W1" chart:class="chart:scatter">
            <chart:domain table:cell-range-address="Sheet1.V2:Sheet1.V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riemerná relatívna chyba heuristika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V2:Sheet1.V10</svg:desc>
                </draw:g>
              </table:table-cell>
              <table:table-cell office:value-type="float" office:value="0.023">
                <text:p>0.023</text:p>
                <draw:g>
                  <svg:desc>Sheet1.W2:Sheet1.W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212354">
                <text:p>0.0212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01745456">
                <text:p>0.01745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015155466">
                <text:p>0.015155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0120645309145525">
                <text:p>0.01206453091455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011415646">
                <text:p>0.011415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008897979">
                <text:p>0.008897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00326394210837091">
                <text:p>0.00326394210837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